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background-color="#cccccc" fo:padding="0.0382in" fo:border="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background-color="#cccccc"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background-color="#cccccc" fo:padding="0.0382in" fo:border="0.05pt solid #000000">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cccccc" fo:padding="0.0382in" fo:border="0.05pt solid #000000">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cccccc" fo:padding="0.0382in" fo:border="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background-color="#cccccc" fo:padding="0.0382in" fo:border="0.05pt solid #000000">
        <style:background-image/>
      </style:table-cell-properties>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cccccc" fo:padding="0.0382in" fo:border="0.05pt solid #000000">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cccccc" fo:padding="0.0382in" fo:border="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cccccc" fo:padding="0.0382in" fo:border="0.05pt solid #000000">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ccccc" fo:padding="0.0382in" fo:border="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ccccc" fo:padding="0.0382in" fo:border="0.05pt solid #000000">
        <style:background-image/>
      </style:table-cell-properties>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cccccc" fo:padding="0.0382in" fo:border="0.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background-color="#cccccc" fo:padding="0.0382in" fo:border="0.05pt solid #000000">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cccccc" fo:padding="0.0382in" fo:border="0.05pt solid #000000">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cccccc" fo:padding="0.0382in" fo:border="0.05pt solid #000000">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cccccc" fo:padding="0.0382in" fo:border="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cccccc" fo:padding="0.0382in" fo:border="0.05pt solid #000000">
        <style:background-image/>
      </style:table-cell-properties>
    </style:style>
    <style:style style:name="P1" style:family="paragraph" style:parent-style-name="Standard">
      <style:text-properties officeooo:rsid="001c3073" officeooo:paragraph-rsid="0025be3f"/>
    </style:style>
    <style:style style:name="P2" style:family="paragraph" style:parent-style-name="Standard">
      <style:text-properties officeooo:rsid="001c3073" officeooo:paragraph-rsid="0027bbe9"/>
    </style:style>
    <style:style style:name="P3" style:family="paragraph" style:parent-style-name="Standard">
      <style:text-properties officeooo:rsid="001c3073" officeooo:paragraph-rsid="00313aeb"/>
    </style:style>
    <style:style style:name="P4" style:family="paragraph" style:parent-style-name="Standard">
      <style:text-properties officeooo:rsid="001c3073" officeooo:paragraph-rsid="003ca502"/>
    </style:style>
    <style:style style:name="P5" style:family="paragraph" style:parent-style-name="Standard">
      <style:text-properties officeooo:rsid="001c3073" officeooo:paragraph-rsid="0041aeb1"/>
    </style:style>
    <style:style style:name="P6" style:family="paragraph" style:parent-style-name="Standard">
      <style:text-properties officeooo:rsid="001c3073" officeooo:paragraph-rsid="00483dc7"/>
    </style:style>
    <style:style style:name="P7" style:family="paragraph" style:parent-style-name="Standard">
      <style:text-properties officeooo:rsid="001c3073" officeooo:paragraph-rsid="003b2f5c"/>
    </style:style>
    <style:style style:name="P8" style:family="paragraph" style:parent-style-name="Standard">
      <style:text-properties officeooo:rsid="001c3073" officeooo:paragraph-rsid="002087e9"/>
    </style:style>
    <style:style style:name="P9" style:family="paragraph" style:parent-style-name="Standard">
      <style:text-properties officeooo:rsid="001c3073" officeooo:paragraph-rsid="0021569a"/>
    </style:style>
    <style:style style:name="P10" style:family="paragraph" style:parent-style-name="Standard">
      <style:text-properties officeooo:rsid="001c3073" officeooo:paragraph-rsid="005c44b0"/>
    </style:style>
    <style:style style:name="P11" style:family="paragraph" style:parent-style-name="Standard">
      <style:text-properties officeooo:rsid="001c3073" officeooo:paragraph-rsid="0045efaf"/>
    </style:style>
    <style:style style:name="P12" style:family="paragraph" style:parent-style-name="Standard">
      <style:text-properties officeooo:rsid="001c3073" officeooo:paragraph-rsid="005e359d"/>
    </style:style>
    <style:style style:name="P13" style:family="paragraph" style:parent-style-name="Standard">
      <style:text-properties officeooo:rsid="001c3073" officeooo:paragraph-rsid="005fa9f4"/>
    </style:style>
    <style:style style:name="P14" style:family="paragraph" style:parent-style-name="Standard">
      <style:text-properties officeooo:rsid="001c3073" officeooo:paragraph-rsid="00610f42"/>
    </style:style>
    <style:style style:name="P15" style:family="paragraph" style:parent-style-name="Standard">
      <style:text-properties officeooo:rsid="001c3073" officeooo:paragraph-rsid="0062c073"/>
    </style:style>
    <style:style style:name="P16" style:family="paragraph" style:parent-style-name="Standard">
      <style:text-properties officeooo:rsid="001c3073" officeooo:paragraph-rsid="00631556"/>
    </style:style>
    <style:style style:name="P17" style:family="paragraph" style:parent-style-name="Standard">
      <style:text-properties officeooo:rsid="001c3073" officeooo:paragraph-rsid="00666d4e"/>
    </style:style>
    <style:style style:name="P18" style:family="paragraph" style:parent-style-name="Standard">
      <style:text-properties officeooo:rsid="001c3073" officeooo:paragraph-rsid="006823a3"/>
    </style:style>
    <style:style style:name="P19" style:family="paragraph" style:parent-style-name="Standard">
      <style:text-properties officeooo:rsid="001c3073" officeooo:paragraph-rsid="0068a54c"/>
    </style:style>
    <style:style style:name="P20" style:family="paragraph" style:parent-style-name="Standard">
      <style:text-properties officeooo:rsid="001c3073" officeooo:paragraph-rsid="006a7d13"/>
    </style:style>
    <style:style style:name="P21" style:family="paragraph" style:parent-style-name="Standard">
      <style:text-properties officeooo:rsid="001c3073" officeooo:paragraph-rsid="006b6db0"/>
    </style:style>
    <style:style style:name="P22" style:family="paragraph" style:parent-style-name="Standard">
      <style:text-properties officeooo:rsid="001c3073" officeooo:paragraph-rsid="006d40db"/>
    </style:style>
    <style:style style:name="P23" style:family="paragraph" style:parent-style-name="Standard">
      <style:text-properties officeooo:rsid="001c3073" officeooo:paragraph-rsid="006ee470"/>
    </style:style>
    <style:style style:name="P24" style:family="paragraph" style:parent-style-name="Standard">
      <style:text-properties officeooo:rsid="001c3073" officeooo:paragraph-rsid="006ffc7f"/>
    </style:style>
    <style:style style:name="P25" style:family="paragraph" style:parent-style-name="Standard">
      <style:text-properties officeooo:rsid="001c3073" officeooo:paragraph-rsid="0070bc14"/>
    </style:style>
    <style:style style:name="P26" style:family="paragraph" style:parent-style-name="Standard">
      <style:text-properties officeooo:rsid="001c3073" officeooo:paragraph-rsid="007297ba"/>
    </style:style>
    <style:style style:name="P27" style:family="paragraph" style:parent-style-name="Standard">
      <style:text-properties officeooo:rsid="001c3073" officeooo:paragraph-rsid="007332fb"/>
    </style:style>
    <style:style style:name="P28" style:family="paragraph" style:parent-style-name="Standard">
      <style:text-properties officeooo:rsid="001c3073" officeooo:paragraph-rsid="00746278"/>
    </style:style>
    <style:style style:name="P29" style:family="paragraph" style:parent-style-name="Standard">
      <style:text-properties officeooo:rsid="001c3073" officeooo:paragraph-rsid="0077bae8"/>
    </style:style>
    <style:style style:name="P30" style:family="paragraph" style:parent-style-name="Standard">
      <style:text-properties officeooo:rsid="001c3073" officeooo:paragraph-rsid="00795cef"/>
    </style:style>
    <style:style style:name="P31" style:family="paragraph" style:parent-style-name="Standard">
      <style:text-properties officeooo:rsid="001c3073" officeooo:paragraph-rsid="007f67ae"/>
    </style:style>
    <style:style style:name="P32" style:family="paragraph" style:parent-style-name="Standard">
      <style:text-properties officeooo:rsid="001c3073" officeooo:paragraph-rsid="008025a1"/>
    </style:style>
    <style:style style:name="P33" style:family="paragraph" style:parent-style-name="Standard">
      <style:text-properties officeooo:rsid="001c3073" officeooo:paragraph-rsid="008086ef"/>
    </style:style>
    <style:style style:name="P34" style:family="paragraph" style:parent-style-name="Standard">
      <style:text-properties officeooo:rsid="001c3073" officeooo:paragraph-rsid="008194c4"/>
    </style:style>
    <style:style style:name="P35" style:family="paragraph" style:parent-style-name="Standard">
      <style:text-properties officeooo:rsid="001c3073" officeooo:paragraph-rsid="008244d9"/>
    </style:style>
    <style:style style:name="P36" style:family="paragraph" style:parent-style-name="Standard">
      <style:text-properties officeooo:rsid="001c3073" officeooo:paragraph-rsid="0082e253"/>
    </style:style>
    <style:style style:name="P37" style:family="paragraph" style:parent-style-name="Standard">
      <style:text-properties officeooo:rsid="001c3073" officeooo:paragraph-rsid="0083d625"/>
    </style:style>
    <style:style style:name="P38" style:family="paragraph" style:parent-style-name="Standard">
      <style:text-properties officeooo:rsid="001c3073" officeooo:paragraph-rsid="00851f18"/>
    </style:style>
    <style:style style:name="P39" style:family="paragraph" style:parent-style-name="Standard">
      <style:text-properties officeooo:rsid="001c3073" officeooo:paragraph-rsid="00882491"/>
    </style:style>
    <style:style style:name="P40" style:family="paragraph" style:parent-style-name="Standard">
      <style:text-properties officeooo:rsid="001c3073" officeooo:paragraph-rsid="0088a045"/>
    </style:style>
    <style:style style:name="P41" style:family="paragraph" style:parent-style-name="Standard">
      <style:text-properties officeooo:rsid="001c3073" officeooo:paragraph-rsid="009a8b9e"/>
    </style:style>
    <style:style style:name="P42" style:family="paragraph" style:parent-style-name="Standard">
      <style:text-properties officeooo:rsid="001c3073" officeooo:paragraph-rsid="00894c94"/>
    </style:style>
    <style:style style:name="P43" style:family="paragraph" style:parent-style-name="Standard">
      <style:text-properties officeooo:rsid="001c3073" officeooo:paragraph-rsid="0089b3e6"/>
    </style:style>
    <style:style style:name="P44" style:family="paragraph" style:parent-style-name="Standard">
      <style:text-properties officeooo:rsid="001c3073" officeooo:paragraph-rsid="008f8dce"/>
    </style:style>
    <style:style style:name="P45" style:family="paragraph" style:parent-style-name="Standard">
      <style:text-properties officeooo:rsid="001c3073" officeooo:paragraph-rsid="008fd712"/>
    </style:style>
    <style:style style:name="P46" style:family="paragraph" style:parent-style-name="Standard">
      <style:text-properties officeooo:rsid="001c3073" officeooo:paragraph-rsid="0091c50e"/>
    </style:style>
    <style:style style:name="P47" style:family="paragraph" style:parent-style-name="Standard">
      <style:text-properties officeooo:rsid="001c3073" officeooo:paragraph-rsid="00925a03"/>
    </style:style>
    <style:style style:name="P48" style:family="paragraph" style:parent-style-name="Standard">
      <style:text-properties officeooo:rsid="001c3073" officeooo:paragraph-rsid="0097a41e"/>
    </style:style>
    <style:style style:name="P49" style:family="paragraph" style:parent-style-name="Standard">
      <style:text-properties officeooo:rsid="001c3073" officeooo:paragraph-rsid="00984d40"/>
    </style:style>
    <style:style style:name="P50" style:family="paragraph" style:parent-style-name="Standard">
      <style:text-properties officeooo:rsid="001c3073" officeooo:paragraph-rsid="009a7064"/>
    </style:style>
    <style:style style:name="P51" style:family="paragraph" style:parent-style-name="Standard">
      <style:text-properties style:font-name="Liberation Mono"/>
    </style:style>
    <style:style style:name="P52" style:family="paragraph" style:parent-style-name="Standard">
      <style:text-properties style:font-name="Liberation Serif" officeooo:rsid="00535ae3" officeooo:paragraph-rsid="00586141"/>
    </style:style>
    <style:style style:name="P53" style:family="paragraph" style:parent-style-name="Standard">
      <style:text-properties style:font-name="Liberation Serif" officeooo:rsid="00535ae3" officeooo:paragraph-rsid="00551b5e"/>
    </style:style>
    <style:style style:name="P54" style:family="paragraph" style:parent-style-name="Standard">
      <style:text-properties style:font-name="Liberation Serif" fo:font-size="12pt" officeooo:rsid="00535ae3" officeooo:paragraph-rsid="00535ae3" style:font-size-asian="12pt" style:font-size-complex="12pt"/>
    </style:style>
    <style:style style:name="P55" style:family="paragraph" style:parent-style-name="Standard">
      <style:text-properties style:font-name="Liberation Serif" fo:font-size="12pt" officeooo:rsid="00666d16" officeooo:paragraph-rsid="00666d16" style:font-size-asian="12pt" style:font-size-complex="12pt"/>
    </style:style>
    <style:style style:name="P56" style:family="paragraph" style:parent-style-name="Standard">
      <style:text-properties style:font-name="Liberation Serif" fo:font-size="12pt" officeooo:rsid="00666d4e" officeooo:paragraph-rsid="00666d4e" style:font-size-asian="12pt" style:font-size-complex="12pt"/>
    </style:style>
    <style:style style:name="P57" style:family="paragraph" style:parent-style-name="Standard">
      <style:text-properties style:font-name="Liberation Serif" fo:font-size="12pt" officeooo:rsid="006823a3" officeooo:paragraph-rsid="006823a3" style:font-size-asian="12pt" style:font-size-complex="12pt"/>
    </style:style>
    <style:style style:name="P58" style:family="paragraph" style:parent-style-name="Standard">
      <style:text-properties style:font-name="Liberation Serif" fo:font-size="12pt" officeooo:rsid="001000df" officeooo:paragraph-rsid="0093a8e4" style:font-size-asian="12pt" style:font-size-complex="12pt"/>
    </style:style>
    <style:style style:name="P59" style:family="paragraph" style:parent-style-name="Standard">
      <style:text-properties style:font-name="Liberation Serif" fo:font-size="12pt" officeooo:rsid="00097b68" officeooo:paragraph-rsid="0093a8e4" style:font-size-asian="12pt" style:font-size-complex="12pt"/>
    </style:style>
    <style:style style:name="P60" style:family="paragraph" style:parent-style-name="Standard">
      <style:text-properties style:font-name="Liberation Serif" fo:font-size="12pt" officeooo:rsid="001046ea" officeooo:paragraph-rsid="0093a8e4" style:font-size-asian="12pt" style:font-size-complex="12pt"/>
    </style:style>
    <style:style style:name="P61" style:family="paragraph" style:parent-style-name="Standard">
      <style:text-properties style:font-name="Liberation Serif" fo:font-size="12pt" officeooo:rsid="0012b1cc" officeooo:paragraph-rsid="0089b3e6" style:font-size-asian="12pt" style:font-size-complex="12pt"/>
    </style:style>
    <style:style style:name="P62" style:family="paragraph" style:parent-style-name="Standard">
      <style:text-properties style:font-name="Liberation Serif" fo:font-size="12pt" officeooo:rsid="00942719" officeooo:paragraph-rsid="00942719" style:font-size-asian="12pt" style:font-size-complex="12pt"/>
    </style:style>
    <style:style style:name="P63" style:family="paragraph" style:parent-style-name="Standard">
      <style:text-properties style:font-name="Liberation Serif" fo:font-size="12pt" officeooo:rsid="008c9275" officeooo:paragraph-rsid="008c9275" style:font-size-asian="12pt" style:font-size-complex="12pt"/>
    </style:style>
    <style:style style:name="P64" style:family="paragraph" style:parent-style-name="Standard">
      <style:text-properties style:font-name="Monospace" fo:font-size="9pt" officeooo:rsid="0012b1cc" officeooo:paragraph-rsid="0095c184" style:font-size-asian="9pt" style:font-size-complex="9pt"/>
    </style:style>
    <style:style style:name="P65" style:family="paragraph" style:parent-style-name="Standard">
      <style:text-properties style:font-name="Monospace" fo:font-size="9pt" officeooo:rsid="0012b1cc" officeooo:paragraph-rsid="0096f3fd" style:font-size-asian="9pt" style:font-size-complex="9pt"/>
    </style:style>
    <style:style style:name="P66" style:family="paragraph" style:parent-style-name="Standard">
      <style:text-properties style:font-name="Monospace" fo:font-size="9pt" officeooo:rsid="0012b1cc" officeooo:paragraph-rsid="0097a41e" style:font-size-asian="9pt" style:font-size-complex="9pt"/>
    </style:style>
    <style:style style:name="P67" style:family="paragraph" style:parent-style-name="Standard">
      <style:text-properties style:font-name="Monospace" fo:font-size="9pt" officeooo:rsid="001046ea" officeooo:paragraph-rsid="0089b3e6" style:font-size-asian="9pt" style:font-size-complex="9pt"/>
    </style:style>
    <style:style style:name="P68" style:family="paragraph" style:parent-style-name="Standard">
      <style:text-properties style:font-name="Monospace" fo:font-size="9pt" officeooo:rsid="0093a8e4" officeooo:paragraph-rsid="0093a8e4" style:font-size-asian="9pt" style:font-size-complex="9pt"/>
    </style:style>
    <style:style style:name="P69" style:family="paragraph" style:parent-style-name="Standard">
      <style:text-properties officeooo:paragraph-rsid="006d40db"/>
    </style:style>
    <style:style style:name="P70" style:family="paragraph" style:parent-style-name="Standard">
      <style:text-properties officeooo:paragraph-rsid="006ffc7f"/>
    </style:style>
    <style:style style:name="P71" style:family="paragraph" style:parent-style-name="Standard">
      <style:text-properties officeooo:paragraph-rsid="0075fdba"/>
    </style:style>
    <style:style style:name="P72" style:family="paragraph" style:parent-style-name="Standard">
      <style:text-properties officeooo:paragraph-rsid="008086ef"/>
    </style:style>
    <style:style style:name="P73" style:family="paragraph" style:parent-style-name="Standard">
      <style:text-properties officeooo:rsid="000b05f2" officeooo:paragraph-rsid="0089b3e6"/>
    </style:style>
    <style:style style:name="P74" style:family="paragraph" style:parent-style-name="Standard">
      <style:text-properties officeooo:rsid="000bc20f" officeooo:paragraph-rsid="0089b3e6"/>
    </style:style>
    <style:style style:name="P75" style:family="paragraph" style:parent-style-name="Standard">
      <style:text-properties officeooo:rsid="00097b68" officeooo:paragraph-rsid="0089b3e6"/>
    </style:style>
    <style:style style:name="P76" style:family="paragraph" style:parent-style-name="Standard">
      <style:text-properties officeooo:rsid="000cb2f0" officeooo:paragraph-rsid="0089b3e6"/>
    </style:style>
    <style:style style:name="P77" style:family="paragraph" style:parent-style-name="Standard">
      <style:text-properties officeooo:rsid="000cc21a" officeooo:paragraph-rsid="0089b3e6"/>
    </style:style>
    <style:style style:name="P78" style:family="paragraph" style:parent-style-name="Standard">
      <style:text-properties officeooo:rsid="000cc21a" officeooo:paragraph-rsid="008c9275"/>
    </style:style>
    <style:style style:name="P79" style:family="paragraph" style:parent-style-name="Standard">
      <style:text-properties officeooo:rsid="000e4f6b" officeooo:paragraph-rsid="0089b3e6"/>
    </style:style>
    <style:style style:name="P80" style:family="paragraph" style:parent-style-name="Standard">
      <style:text-properties officeooo:rsid="000e6068" officeooo:paragraph-rsid="0089b3e6"/>
    </style:style>
    <style:style style:name="P81" style:family="paragraph" style:parent-style-name="Standard">
      <style:paragraph-properties fo:margin-left="0in" fo:margin-right="0in" fo:text-align="start" style:justify-single-word="false" fo:text-indent="0in" style:auto-text-indent="false"/>
    </style:style>
    <style:style style:name="P82" style:family="paragraph" style:parent-style-name="Standard">
      <style:paragraph-properties fo:margin-left="0in" fo:margin-right="0in" fo:text-align="start" style:justify-single-word="false" fo:text-indent="0in" style:auto-text-indent="false"/>
      <style:text-properties officeooo:paragraph-rsid="0083d625"/>
    </style:style>
    <style:style style:name="P83" style:family="paragraph" style:parent-style-name="Standard">
      <style:paragraph-properties fo:margin-left="0in" fo:margin-right="0in" fo:text-align="start" style:justify-single-word="false" fo:text-indent="0in" style:auto-text-indent="false"/>
      <style:text-properties officeooo:paragraph-rsid="00851f18"/>
    </style:style>
    <style:style style:name="P84" style:family="paragraph" style:parent-style-name="Standard">
      <style:paragraph-properties fo:margin-left="0in" fo:margin-right="0in" fo:text-align="start" style:justify-single-word="false" fo:text-indent="0in" style:auto-text-indent="false"/>
      <style:text-properties officeooo:paragraph-rsid="009a7064"/>
    </style:style>
    <style:style style:name="P85" style:family="paragraph" style:parent-style-name="Standard">
      <style:paragraph-properties fo:margin-left="0in" fo:margin-right="0in" fo:text-align="start" style:justify-single-word="false" fo:text-indent="0in" style:auto-text-indent="false"/>
      <style:text-properties officeooo:paragraph-rsid="009a8b9e"/>
    </style:style>
    <style:style style:name="P8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87" style:family="paragraph" style:parent-style-name="Standard">
      <style:paragraph-properties fo:margin-left="0in" fo:margin-right="0in" fo:text-align="start" style:justify-single-word="false" fo:text-indent="0in" style:auto-text-indent="false"/>
      <style:text-properties style:font-name="Monospace" fo:font-size="10pt" officeooo:paragraph-rsid="00851f18" style:font-size-asian="10pt"/>
    </style:style>
    <style:style style:name="P88" style:family="paragraph" style:parent-style-name="Standard">
      <style:paragraph-properties fo:margin-left="0in" fo:margin-right="0in" fo:text-align="start" style:justify-single-word="false" fo:text-indent="0in" style:auto-text-indent="false"/>
      <style:text-properties style:font-name="Monospace" fo:font-size="10pt" officeooo:paragraph-rsid="009a7064" style:font-size-asian="10pt"/>
    </style:style>
    <style:style style:name="P89" style:family="paragraph" style:parent-style-name="Standard">
      <style:paragraph-properties fo:margin-left="0in" fo:margin-right="0in" fo:text-align="start" style:justify-single-word="false" fo:text-indent="0in" style:auto-text-indent="false"/>
      <style:text-properties style:font-name="Monospace" fo:font-size="10pt" officeooo:paragraph-rsid="0083d625" fo:background-color="transparent" style:font-size-asian="10pt"/>
    </style:style>
    <style:style style:name="P90" style:family="paragraph" style:parent-style-name="Standard">
      <style:paragraph-properties fo:margin-left="0in" fo:margin-right="0in" fo:text-align="start" style:justify-single-word="false" fo:text-indent="0in" style:auto-text-indent="false"/>
      <style:text-properties officeooo:paragraph-rsid="0083d625" fo:background-color="transparent"/>
    </style:style>
    <style:style style:name="P91" style:family="paragraph" style:parent-style-name="Title">
      <style:paragraph-properties fo:text-align="center" style:justify-single-word="false"/>
    </style:style>
    <style:style style:name="P92" style:family="paragraph" style:parent-style-name="Title">
      <style:paragraph-properties fo:text-align="center" style:justify-single-word="false"/>
      <style:text-properties officeooo:rsid="008cd77c" officeooo:paragraph-rsid="008cd77c"/>
    </style:style>
    <style:style style:name="P93" style:family="paragraph" style:parent-style-name="Contents_20_3">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9252in" style:type="right" style:leader-style="dotted" style:leader-text="."/>
        </style:tab-stops>
      </style:paragraph-properties>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ing_20_3">
      <style:text-properties officeooo:paragraph-rsid="0093a8e4"/>
    </style:style>
    <style:style style:name="P97" style:family="paragraph" style:parent-style-name="Text_20_body" style:list-style-name=""/>
    <style:style style:name="P98" style:family="paragraph" style:parent-style-name="Text_20_body">
      <style:text-properties officeooo:paragraph-rsid="009d86ec"/>
    </style:style>
    <style:style style:name="P99" style:family="paragraph" style:parent-style-name="Heading_20_1" style:list-style-name=""/>
    <style:style style:name="P100" style:family="paragraph" style:parent-style-name="Heading_20_1">
      <style:paragraph-properties fo:break-before="page"/>
    </style:style>
    <style:style style:name="P101" style:family="paragraph" style:parent-style-name="Standard" style:list-style-name="L1">
      <style:text-properties style:font-name="Liberation Serif" fo:font-size="12pt" officeooo:rsid="00535ae3" officeooo:paragraph-rsid="00535ae3" style:font-size-asian="12pt" style:font-size-complex="12pt"/>
    </style:style>
    <style:style style:name="P102" style:family="paragraph" style:parent-style-name="Standard" style:list-style-name="L2">
      <style:text-properties style:font-name="Liberation Serif" fo:font-size="12pt" officeooo:rsid="00666d4e" officeooo:paragraph-rsid="00666d4e" style:font-size-asian="12pt" style:font-size-complex="12pt"/>
    </style:style>
    <style:style style:name="P103" style:family="paragraph" style:parent-style-name="Standard" style:list-style-name="L27">
      <style:text-properties style:font-name="Liberation Serif" fo:font-size="12pt" officeooo:rsid="0012b1cc" officeooo:paragraph-rsid="0089b3e6" style:font-size-asian="12pt" style:font-size-complex="12pt"/>
    </style:style>
    <style:style style:name="P104" style:family="paragraph" style:parent-style-name="Standard" style:list-style-name="L3">
      <style:text-properties officeooo:rsid="001c3073" officeooo:paragraph-rsid="003b2f5c"/>
    </style:style>
    <style:style style:name="P105" style:family="paragraph" style:parent-style-name="Standard" style:list-style-name="L4">
      <style:text-properties officeooo:rsid="001c3073" officeooo:paragraph-rsid="005a9f83"/>
    </style:style>
    <style:style style:name="P106" style:family="paragraph" style:parent-style-name="Standard" style:list-style-name="L4">
      <style:text-properties officeooo:rsid="001c3073" officeooo:paragraph-rsid="003b2f5c"/>
    </style:style>
    <style:style style:name="P107" style:family="paragraph" style:parent-style-name="Standard" style:list-style-name="L4">
      <style:text-properties officeooo:rsid="001c3073" officeooo:paragraph-rsid="003ca502"/>
    </style:style>
    <style:style style:name="P108" style:family="paragraph" style:parent-style-name="Standard" style:list-style-name="L4">
      <style:text-properties officeooo:rsid="001c3073" officeooo:paragraph-rsid="004b5116"/>
    </style:style>
    <style:style style:name="P109" style:family="paragraph" style:parent-style-name="Standard" style:list-style-name="L5">
      <style:text-properties officeooo:rsid="001c3073" officeooo:paragraph-rsid="0041aeb1"/>
    </style:style>
    <style:style style:name="P110" style:family="paragraph" style:parent-style-name="Standard" style:list-style-name="L6">
      <style:text-properties officeooo:rsid="001c3073" officeooo:paragraph-rsid="001ef5ba"/>
    </style:style>
    <style:style style:name="P111" style:family="paragraph" style:parent-style-name="Standard" style:list-style-name="L6">
      <style:text-properties officeooo:rsid="001c3073" officeooo:paragraph-rsid="002087e9"/>
    </style:style>
    <style:style style:name="P112" style:family="paragraph" style:parent-style-name="Standard" style:list-style-name="L6">
      <style:text-properties officeooo:rsid="001c3073" officeooo:paragraph-rsid="002f6748"/>
    </style:style>
    <style:style style:name="P113" style:family="paragraph" style:parent-style-name="Standard" style:list-style-name="L7">
      <style:text-properties officeooo:rsid="001c3073" officeooo:paragraph-rsid="005c0af1"/>
    </style:style>
    <style:style style:name="P114" style:family="paragraph" style:parent-style-name="Standard" style:list-style-name="L7">
      <style:text-properties officeooo:rsid="001c3073" officeooo:paragraph-rsid="002087e9"/>
    </style:style>
    <style:style style:name="P115" style:family="paragraph" style:parent-style-name="Standard" style:list-style-name="L8">
      <style:text-properties officeooo:rsid="001c3073" officeooo:paragraph-rsid="0021569a"/>
    </style:style>
    <style:style style:name="P116" style:family="paragraph" style:parent-style-name="Standard" style:list-style-name="L8">
      <style:text-properties officeooo:rsid="001c3073" officeooo:paragraph-rsid="0042a89e"/>
    </style:style>
    <style:style style:name="P117" style:family="paragraph" style:parent-style-name="Standard" style:list-style-name="L8">
      <style:text-properties officeooo:rsid="001c3073" officeooo:paragraph-rsid="005c44b0"/>
    </style:style>
    <style:style style:name="P118" style:family="paragraph" style:parent-style-name="Standard" style:list-style-name="L9">
      <style:text-properties officeooo:rsid="001c3073" officeooo:paragraph-rsid="004500ae"/>
    </style:style>
    <style:style style:name="P119" style:family="paragraph" style:parent-style-name="Standard" style:list-style-name="L9">
      <style:text-properties officeooo:rsid="001c3073" officeooo:paragraph-rsid="005c44b0"/>
    </style:style>
    <style:style style:name="P120" style:family="paragraph" style:parent-style-name="Standard" style:list-style-name="L9">
      <style:text-properties officeooo:rsid="001c3073" officeooo:paragraph-rsid="0045efaf"/>
    </style:style>
    <style:style style:name="P121" style:family="paragraph" style:parent-style-name="Standard" style:list-style-name="L10">
      <style:text-properties officeooo:rsid="001c3073" officeooo:paragraph-rsid="0045efaf"/>
    </style:style>
    <style:style style:name="P122" style:family="paragraph" style:parent-style-name="Standard" style:list-style-name="L10">
      <style:text-properties officeooo:rsid="001c3073" officeooo:paragraph-rsid="00483dc7"/>
    </style:style>
    <style:style style:name="P123" style:family="paragraph" style:parent-style-name="Standard" style:list-style-name="L11">
      <style:text-properties officeooo:rsid="001c3073" officeooo:paragraph-rsid="00666d4e"/>
    </style:style>
    <style:style style:name="P124" style:family="paragraph" style:parent-style-name="Standard" style:list-style-name="L12">
      <style:text-properties officeooo:rsid="001c3073" officeooo:paragraph-rsid="006ee470"/>
    </style:style>
    <style:style style:name="P125" style:family="paragraph" style:parent-style-name="Standard" style:list-style-name="L15">
      <style:text-properties officeooo:rsid="001c3073" officeooo:paragraph-rsid="00795cef"/>
    </style:style>
    <style:style style:name="P126" style:family="paragraph" style:parent-style-name="Standard" style:list-style-name="L15">
      <style:text-properties officeooo:rsid="001c3073" officeooo:paragraph-rsid="007ae448"/>
    </style:style>
    <style:style style:name="P127" style:family="paragraph" style:parent-style-name="Standard" style:list-style-name="L15">
      <style:text-properties officeooo:rsid="001c3073" officeooo:paragraph-rsid="007bc409"/>
    </style:style>
    <style:style style:name="P128" style:family="paragraph" style:parent-style-name="Standard" style:list-style-name="L15">
      <style:text-properties officeooo:rsid="001c3073" officeooo:paragraph-rsid="007d5797"/>
    </style:style>
    <style:style style:name="P129" style:family="paragraph" style:parent-style-name="Standard" style:list-style-name="L15">
      <style:text-properties officeooo:rsid="001c3073" officeooo:paragraph-rsid="007f1a1a"/>
    </style:style>
    <style:style style:name="P130" style:family="paragraph" style:parent-style-name="Standard" style:list-style-name="L15">
      <style:text-properties officeooo:rsid="001c3073" officeooo:paragraph-rsid="007f67ae"/>
    </style:style>
    <style:style style:name="P131" style:family="paragraph" style:parent-style-name="Standard" style:list-style-name="L17">
      <style:text-properties officeooo:rsid="001c3073" officeooo:paragraph-rsid="008194c4"/>
    </style:style>
    <style:style style:name="P132" style:family="paragraph" style:parent-style-name="Standard" style:list-style-name="L17">
      <style:text-properties officeooo:rsid="001c3073" officeooo:paragraph-rsid="00823e27"/>
    </style:style>
    <style:style style:name="P133" style:family="paragraph" style:parent-style-name="Standard" style:list-style-name="L17">
      <style:text-properties officeooo:rsid="001c3073" officeooo:paragraph-rsid="008244d9"/>
    </style:style>
    <style:style style:name="P134" style:family="paragraph" style:parent-style-name="Standard" style:list-style-name="L18">
      <style:text-properties officeooo:rsid="001c3073" officeooo:paragraph-rsid="00851f18"/>
    </style:style>
    <style:style style:name="P135" style:family="paragraph" style:parent-style-name="Standard" style:list-style-name="L19">
      <style:text-properties officeooo:rsid="001c3073" officeooo:paragraph-rsid="009a8b9e"/>
    </style:style>
    <style:style style:name="P136" style:family="paragraph" style:parent-style-name="Standard" style:list-style-name="L19">
      <style:text-properties officeooo:rsid="001c3073" officeooo:paragraph-rsid="0088a045"/>
    </style:style>
    <style:style style:name="P137" style:family="paragraph" style:parent-style-name="Standard" style:list-style-name="L20">
      <style:text-properties officeooo:rsid="001c3073" officeooo:paragraph-rsid="008f8dce"/>
    </style:style>
    <style:style style:name="P138" style:family="paragraph" style:parent-style-name="Standard" style:list-style-name="L20">
      <style:text-properties officeooo:rsid="001c3073" officeooo:paragraph-rsid="008fd712"/>
    </style:style>
    <style:style style:name="P139" style:family="paragraph" style:parent-style-name="Standard" style:list-style-name="L21">
      <style:text-properties officeooo:rsid="001c3073" officeooo:paragraph-rsid="0091c50e"/>
    </style:style>
    <style:style style:name="P140" style:family="paragraph" style:parent-style-name="Standard" style:list-style-name="L21">
      <style:text-properties officeooo:rsid="001c3073" officeooo:paragraph-rsid="00925a03"/>
    </style:style>
    <style:style style:name="P141" style:family="paragraph" style:parent-style-name="Standard" style:list-style-name="L22">
      <style:text-properties officeooo:rsid="001c3073" officeooo:paragraph-rsid="0092dcc5"/>
    </style:style>
    <style:style style:name="P142" style:family="paragraph" style:parent-style-name="Standard">
      <style:text-properties officeooo:rsid="001c3073" officeooo:paragraph-rsid="00483dc7"/>
    </style:style>
    <style:style style:name="P143" style:family="paragraph" style:parent-style-name="Standard">
      <style:text-properties officeooo:rsid="001c3073" officeooo:paragraph-rsid="009d5618"/>
    </style:style>
    <style:style style:name="P144" style:family="paragraph" style:parent-style-name="Standard" style:list-style-name="L29">
      <style:text-properties officeooo:rsid="001c3073" officeooo:paragraph-rsid="009d5618"/>
    </style:style>
    <style:style style:name="P145" style:family="paragraph" style:parent-style-name="Standard">
      <style:text-properties fo:color="#000000" style:font-name="Monospace" fo:font-size="10pt" officeooo:rsid="001c3073" officeooo:paragraph-rsid="005e359d" style:font-size-asian="10pt"/>
    </style:style>
    <style:style style:name="P146" style:family="paragraph" style:parent-style-name="Standard" style:list-style-name="L13">
      <style:text-properties officeooo:paragraph-rsid="006d40db"/>
    </style:style>
    <style:style style:name="P147" style:family="paragraph" style:parent-style-name="Standard" style:list-style-name="L13">
      <style:text-properties officeooo:paragraph-rsid="006ee470"/>
    </style:style>
    <style:style style:name="P148" style:family="paragraph" style:parent-style-name="Standard" style:list-style-name="L14">
      <style:text-properties officeooo:paragraph-rsid="00746278"/>
    </style:style>
    <style:style style:name="P149" style:family="paragraph" style:parent-style-name="Standard" style:list-style-name="L14">
      <style:text-properties officeooo:paragraph-rsid="0075fdba"/>
    </style:style>
    <style:style style:name="P150" style:family="paragraph" style:parent-style-name="Standard" style:list-style-name="L16">
      <style:text-properties officeooo:paragraph-rsid="008086ef"/>
    </style:style>
    <style:style style:name="P151" style:family="paragraph" style:parent-style-name="Standard">
      <style:text-properties style:font-name="Monospace" fo:font-size="10pt" officeooo:rsid="001c3073" officeooo:paragraph-rsid="00851f18" style:font-size-asian="10pt"/>
    </style:style>
    <style:style style:name="P152" style:family="paragraph" style:parent-style-name="Standard">
      <style:text-properties style:font-name="Monospace" fo:font-size="10pt" officeooo:rsid="001c3073" officeooo:paragraph-rsid="0083d625" fo:background-color="transparent" style:font-size-asian="10pt"/>
    </style:style>
    <style:style style:name="P153" style:family="paragraph" style:parent-style-name="Standard" style:list-style-name="L28">
      <style:text-properties style:font-name="Monospace" fo:font-size="9pt" officeooo:rsid="0012b1cc" officeooo:paragraph-rsid="0097a41e" style:font-size-asian="9pt" style:font-size-complex="9pt"/>
    </style:style>
    <style:style style:name="P154" style:family="paragraph" style:parent-style-name="Standard" style:list-style-name="L23">
      <style:text-properties officeooo:rsid="000b05f2" officeooo:paragraph-rsid="0089b3e6"/>
    </style:style>
    <style:style style:name="P155" style:family="paragraph" style:parent-style-name="Standard" style:list-style-name="L24">
      <style:text-properties officeooo:rsid="000b05f2" officeooo:paragraph-rsid="0089b3e6"/>
    </style:style>
    <style:style style:name="P156" style:family="paragraph" style:parent-style-name="Standard" style:list-style-name="L23">
      <style:text-properties officeooo:rsid="000bc20f" officeooo:paragraph-rsid="0089b3e6"/>
    </style:style>
    <style:style style:name="P157" style:family="paragraph" style:parent-style-name="Standard" style:list-style-name="L25">
      <style:text-properties officeooo:rsid="000e4f6b" officeooo:paragraph-rsid="0089b3e6"/>
    </style:style>
    <style:style style:name="P158" style:family="paragraph" style:parent-style-name="Standard" style:list-style-name="L26">
      <style:text-properties officeooo:rsid="000e6068" officeooo:paragraph-rsid="0089b3e6"/>
    </style:style>
    <style:style style:name="P159"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160" style:family="paragraph" style:parent-style-name="Standard">
      <style:paragraph-properties fo:margin-left="0in" fo:margin-right="0in" fo:text-align="start" style:justify-single-word="false" fo:text-indent="0in" style:auto-text-indent="false"/>
      <style:text-properties fo:color="#ff0032" style:font-name="Monospace" fo:font-size="10pt" style:font-size-asian="10pt"/>
    </style:style>
    <style:style style:name="P161" style:family="paragraph" style:parent-style-name="Standard">
      <style:paragraph-properties fo:margin-left="0in" fo:margin-right="0in" fo:text-align="start" style:justify-single-word="false" fo:text-indent="0in" style:auto-text-indent="false"/>
      <style:text-properties fo:color="#ff0032" style:font-name="Monospace" fo:font-size="10pt" officeooo:paragraph-rsid="009a7064" style:font-size-asian="10pt"/>
    </style:style>
    <style:style style:name="P162" style:family="paragraph" style:parent-style-name="Standard">
      <style:paragraph-properties fo:margin-left="0in" fo:margin-right="0in" fo:text-align="start" style:justify-single-word="false" fo:text-indent="0in" style:auto-text-indent="false"/>
      <style:text-properties fo:color="#00c832" style:font-name="Monospace" fo:font-size="10pt" style:font-size-asian="10pt"/>
    </style:style>
    <style:style style:name="P163" style:family="paragraph" style:parent-style-name="Standard">
      <style:paragraph-properties fo:margin-left="0in" fo:margin-right="0in" fo:text-align="start" style:justify-single-word="false" fo:text-indent="0in" style:auto-text-indent="false"/>
      <style:text-properties fo:color="#00c832" style:font-name="Monospace" fo:font-size="10pt" officeooo:paragraph-rsid="009a7064" style:font-size-asian="10pt"/>
    </style:style>
    <style:style style:name="P164" style:family="paragraph" style:parent-style-name="Standard">
      <style:paragraph-properties fo:margin-left="0in" fo:margin-right="0in" fo:text-align="start" style:justify-single-word="false" fo:text-indent="0in" style:auto-text-indent="false"/>
      <style:text-properties fo:color="#3c3c3c" style:font-name="Monospace" fo:font-size="10pt" officeooo:paragraph-rsid="009a7064" style:font-size-asian="10pt"/>
    </style:style>
    <style:style style:name="P165" style:family="paragraph" style:parent-style-name="Standard">
      <style:paragraph-properties fo:margin-left="0in" fo:margin-right="0in" fo:text-align="start" style:justify-single-word="false" fo:text-indent="0in" style:auto-text-indent="false"/>
      <style:text-properties fo:color="#880088" style:font-name="Monospace" fo:font-size="10pt" fo:font-style="italic" officeooo:paragraph-rsid="009a7064" style:font-size-asian="10pt" style:font-style-asian="italic"/>
    </style:style>
    <style:style style:name="P166" style:family="paragraph" style:parent-style-name="Standard">
      <style:paragraph-properties fo:margin-left="0in" fo:margin-right="0in" fo:text-align="start" style:justify-single-word="false" fo:text-indent="0in" style:auto-text-indent="false"/>
      <style:text-properties style:font-name="Monospace" fo:font-size="10pt" officeooo:paragraph-rsid="009a8b9e" style:font-size-asian="10pt"/>
    </style:style>
    <style:style style:name="P167" style:family="paragraph" style:parent-style-name="Standard">
      <style:paragraph-properties fo:margin-left="0in" fo:margin-right="0in" fo:text-align="start" style:justify-single-word="false" fo:text-indent="0in" style:auto-text-indent="false"/>
      <style:text-properties style:font-name="Monospace" fo:font-size="10pt" officeooo:paragraph-rsid="00851f18" style:font-size-asian="10pt"/>
    </style:style>
    <style:style style:name="P168" style:family="paragraph" style:parent-style-name="Standard" style:list-style-name="L24" style:master-page-name="">
      <loext:graphic-properties draw:fill="none"/>
      <style:paragraph-properties fo:margin-left="0.5618in" fo:margin-right="0in" fo:text-indent="-0.25in" style:auto-text-indent="false" style:page-number="auto" fo:background-color="transparent"/>
      <style:text-properties officeooo:rsid="000b05f2" officeooo:paragraph-rsid="0089b3e6"/>
    </style:style>
    <style:style style:name="T1" style:family="text">
      <style:text-properties officeooo:rsid="002087e9"/>
    </style:style>
    <style:style style:name="T2" style:family="text">
      <style:text-properties officeooo:rsid="0021569a"/>
    </style:style>
    <style:style style:name="T3" style:family="text">
      <style:text-properties officeooo:rsid="0022e2af"/>
    </style:style>
    <style:style style:name="T4" style:family="text">
      <style:text-properties officeooo:rsid="0025be3f"/>
    </style:style>
    <style:style style:name="T5" style:family="text">
      <style:text-properties officeooo:rsid="002f6748"/>
    </style:style>
    <style:style style:name="T6" style:family="text">
      <style:text-properties officeooo:rsid="003b2f5c"/>
    </style:style>
    <style:style style:name="T7" style:family="text">
      <style:text-properties fo:font-size="10pt" style:font-size-asian="10pt"/>
    </style:style>
    <style:style style:name="T8" style:family="text">
      <style:text-properties fo:font-size="10pt" officeooo:rsid="003ca502" style:font-size-asian="10pt" style:font-size-complex="10pt"/>
    </style:style>
    <style:style style:name="T9" style:family="text">
      <style:text-properties fo:font-size="10pt" officeooo:rsid="004b5116" style:font-size-asian="10pt" style:font-size-complex="10pt"/>
    </style:style>
    <style:style style:name="T10" style:family="text">
      <style:text-properties fo:font-size="10pt" fo:background-color="transparent" loext:char-shading-value="0" style:font-size-asian="10pt"/>
    </style:style>
    <style:style style:name="T11" style:family="text">
      <style:text-properties fo:font-size="7pt" officeooo:rsid="003ca502" style:font-size-asian="7pt" style:font-size-complex="7pt"/>
    </style:style>
    <style:style style:name="T12" style:family="text">
      <style:text-properties fo:font-size="7pt" officeooo:rsid="0041aeb1" style:font-size-asian="7pt" style:font-size-complex="7pt"/>
    </style:style>
    <style:style style:name="T13" style:family="text">
      <style:text-properties officeooo:rsid="004500ae"/>
    </style:style>
    <style:style style:name="T14" style:family="text">
      <style:text-properties officeooo:rsid="0045efaf"/>
    </style:style>
    <style:style style:name="T15" style:family="text">
      <style:text-properties officeooo:rsid="0047e22f"/>
    </style:style>
    <style:style style:name="T16" style:family="text">
      <style:text-properties officeooo:rsid="00483dc7"/>
    </style:style>
    <style:style style:name="T17" style:family="text">
      <style:text-properties officeooo:rsid="004d0a6d"/>
    </style:style>
    <style:style style:name="T18" style:family="text">
      <style:text-properties officeooo:rsid="00551b5e"/>
    </style:style>
    <style:style style:name="T19" style:family="text">
      <style:text-properties officeooo:rsid="00586141"/>
    </style:style>
    <style:style style:name="T20" style:family="text">
      <style:text-properties officeooo:rsid="0059b398"/>
    </style:style>
    <style:style style:name="T21" style:family="text">
      <style:text-properties style:font-name="Liberation Serif"/>
    </style:style>
    <style:style style:name="T22" style:family="text">
      <style:text-properties style:font-name="Liberation Serif" officeooo:rsid="0027bbe9"/>
    </style:style>
    <style:style style:name="T23" style:family="text">
      <style:text-properties style:font-name="Liberation Serif" officeooo:rsid="003a7546"/>
    </style:style>
    <style:style style:name="T24" style:family="text">
      <style:text-properties style:font-name="Liberation Serif" officeooo:rsid="0059b398"/>
    </style:style>
    <style:style style:name="T25" style:family="text">
      <style:text-properties style:font-name="Liberation Serif" officeooo:rsid="004d0a6d"/>
    </style:style>
    <style:style style:name="T26" style:family="text">
      <style:text-properties style:font-name="Liberation Serif" officeooo:rsid="005a9f83"/>
    </style:style>
    <style:style style:name="T27" style:family="text">
      <style:text-properties style:font-name="Liberation Serif" officeooo:rsid="003b2f5c"/>
    </style:style>
    <style:style style:name="T28" style:family="text">
      <style:text-properties style:font-name="Liberation Serif" fo:font-size="12pt" officeooo:rsid="00851f18" fo:background-color="transparent" loext:char-shading-value="0" style:font-size-asian="12pt" style:font-size-complex="12pt"/>
    </style:style>
    <style:style style:name="T29" style:family="text">
      <style:text-properties style:font-name="Liberation Serif" fo:font-size="12pt" officeooo:rsid="0095c184" fo:background-color="transparent" loext:char-shading-value="0" style:font-size-asian="12pt" style:font-size-complex="12pt"/>
    </style:style>
    <style:style style:name="T30" style:family="text">
      <style:text-properties style:font-name="Liberation Serif" fo:font-size="12pt" officeooo:rsid="0096f3fd" fo:background-color="transparent" loext:char-shading-value="0" style:font-size-asian="12pt" style:font-size-complex="12pt"/>
    </style:style>
    <style:style style:name="T31" style:family="text">
      <style:text-properties style:font-name="Liberation Serif" fo:font-size="12pt" officeooo:rsid="0097a41e" fo:background-color="transparent" loext:char-shading-value="0" style:font-size-asian="12pt" style:font-size-complex="12pt"/>
    </style:style>
    <style:style style:name="T32" style:family="text">
      <style:text-properties style:font-name="Liberation Serif" fo:font-size="12pt" officeooo:rsid="008194c4" fo:background-color="transparent" loext:char-shading-value="0" style:font-size-asian="12pt" style:font-size-complex="12pt"/>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7332fb" style:font-size-asian="12pt" style:font-size-complex="12pt"/>
    </style:style>
    <style:style style:name="T35" style:family="text">
      <style:text-properties style:font-name="Liberation Serif" officeooo:rsid="00851f18" fo:background-color="transparent" loext:char-shading-value="0"/>
    </style:style>
    <style:style style:name="T36" style:family="text">
      <style:text-properties style:font-name="Liberation Serif" officeooo:rsid="00866e73" fo:background-color="transparent" loext:char-shading-value="0"/>
    </style:style>
    <style:style style:name="T37" style:family="text">
      <style:text-properties style:font-name="Liberation Serif" officeooo:rsid="00882491" fo:background-color="transparent" loext:char-shading-value="0"/>
    </style:style>
    <style:style style:name="T38" style:family="text">
      <style:text-properties style:font-name="Liberation Serif" officeooo:rsid="0088a045" fo:background-color="transparent" loext:char-shading-value="0"/>
    </style:style>
    <style:style style:name="T39" style:family="text">
      <style:text-properties style:font-name="Liberation Serif" officeooo:rsid="00894c94" fo:background-color="transparent" loext:char-shading-value="0"/>
    </style:style>
    <style:style style:name="T40" style:family="text">
      <style:text-properties style:font-name="Liberation Serif" officeooo:rsid="0097a41e"/>
    </style:style>
    <style:style style:name="T41" style:family="text">
      <style:text-properties style:font-name="Liberation Serif" officeooo:rsid="00984d40"/>
    </style:style>
    <style:style style:name="T42" style:family="text">
      <style:text-properties style:font-name="Liberation Serif" officeooo:rsid="0041aeb1"/>
    </style:style>
    <style:style style:name="T43" style:family="text">
      <style:text-properties style:font-name="Liberation Serif" officeooo:rsid="005c0af1"/>
    </style:style>
    <style:style style:name="T44" style:family="text">
      <style:text-properties style:font-name="Liberation Serif" officeooo:rsid="00335b96"/>
    </style:style>
    <style:style style:name="T45" style:family="text">
      <style:text-properties style:font-name="Liberation Serif" officeooo:rsid="0021569a"/>
    </style:style>
    <style:style style:name="T46" style:family="text">
      <style:text-properties style:font-name="Liberation Serif" officeooo:rsid="005c44b0"/>
    </style:style>
    <style:style style:name="T47" style:family="text">
      <style:text-properties style:font-name="Liberation Serif" officeooo:rsid="004500ae"/>
    </style:style>
    <style:style style:name="T48" style:family="text">
      <style:text-properties style:font-name="Liberation Serif" officeooo:rsid="0045efaf"/>
    </style:style>
    <style:style style:name="T49" style:family="text">
      <style:text-properties style:font-name="Liberation Serif" officeooo:rsid="00483dc7"/>
    </style:style>
    <style:style style:name="T50" style:family="text">
      <style:text-properties style:font-name="Liberation Serif" officeooo:rsid="005e359d"/>
    </style:style>
    <style:style style:name="T51" style:family="text">
      <style:text-properties style:font-name="Liberation Serif" officeooo:rsid="004947ac"/>
    </style:style>
    <style:style style:name="T52" style:family="text">
      <style:text-properties style:font-name="Liberation Serif" officeooo:rsid="00610f42"/>
    </style:style>
    <style:style style:name="T53" style:family="text">
      <style:text-properties style:font-name="Liberation Serif" officeooo:rsid="0062c073"/>
    </style:style>
    <style:style style:name="T54" style:family="text">
      <style:text-properties style:font-name="Liberation Serif" officeooo:rsid="00631556"/>
    </style:style>
    <style:style style:name="T55" style:family="text">
      <style:text-properties style:font-name="Liberation Serif" officeooo:rsid="00666d4e"/>
    </style:style>
    <style:style style:name="T56" style:family="text">
      <style:text-properties style:font-name="Liberation Serif" officeooo:rsid="006823a3"/>
    </style:style>
    <style:style style:name="T57" style:family="text">
      <style:text-properties style:font-name="Liberation Serif" officeooo:rsid="006ee470"/>
    </style:style>
    <style:style style:name="T58" style:family="text">
      <style:text-properties style:font-name="Liberation Serif" officeooo:rsid="005202f9"/>
    </style:style>
    <style:style style:name="T59" style:family="text">
      <style:text-properties style:font-name="Liberation Serif" officeooo:rsid="0068a54c"/>
    </style:style>
    <style:style style:name="T60" style:family="text">
      <style:text-properties style:font-name="Liberation Serif" officeooo:rsid="006a7d13"/>
    </style:style>
    <style:style style:name="T61" style:family="text">
      <style:text-properties style:font-name="Liberation Serif" officeooo:rsid="006b6db0"/>
    </style:style>
    <style:style style:name="T62" style:family="text">
      <style:text-properties style:font-name="Liberation Serif" officeooo:rsid="006d2f5e"/>
    </style:style>
    <style:style style:name="T63" style:family="text">
      <style:text-properties style:font-name="Liberation Serif" officeooo:rsid="006d40db"/>
    </style:style>
    <style:style style:name="T64" style:family="text">
      <style:text-properties style:font-name="Liberation Serif" officeooo:rsid="006ffc7f"/>
    </style:style>
    <style:style style:name="T65" style:family="text">
      <style:text-properties style:font-name="Liberation Serif" officeooo:rsid="0070bc14"/>
    </style:style>
    <style:style style:name="T66" style:family="text">
      <style:text-properties style:font-name="Liberation Serif" officeooo:rsid="007297ba"/>
    </style:style>
    <style:style style:name="T67" style:family="text">
      <style:text-properties style:font-name="Liberation Serif" officeooo:rsid="007332fb"/>
    </style:style>
    <style:style style:name="T68" style:family="text">
      <style:text-properties style:font-name="Liberation Serif" fo:font-size="10pt" style:font-size-asian="10pt"/>
    </style:style>
    <style:style style:name="T69" style:family="text">
      <style:text-properties style:font-name="Liberation Serif" officeooo:rsid="00746278"/>
    </style:style>
    <style:style style:name="T70" style:family="text">
      <style:text-properties style:font-name="Liberation Serif" officeooo:rsid="0075fdba"/>
    </style:style>
    <style:style style:name="T71" style:family="text">
      <style:text-properties style:font-name="Liberation Serif" officeooo:rsid="0077bae8"/>
    </style:style>
    <style:style style:name="T72" style:family="text">
      <style:text-properties style:font-name="Liberation Serif" officeooo:rsid="00795cef"/>
    </style:style>
    <style:style style:name="T73" style:family="text">
      <style:text-properties style:font-name="Liberation Serif" officeooo:rsid="007ae448"/>
    </style:style>
    <style:style style:name="T74" style:family="text">
      <style:text-properties style:font-name="Liberation Serif" officeooo:rsid="007bc409"/>
    </style:style>
    <style:style style:name="T75" style:family="text">
      <style:text-properties style:font-name="Liberation Serif" officeooo:rsid="007d5797"/>
    </style:style>
    <style:style style:name="T76" style:family="text">
      <style:text-properties style:font-name="Liberation Serif" officeooo:rsid="007f1a1a"/>
    </style:style>
    <style:style style:name="T77" style:family="text">
      <style:text-properties style:font-name="Liberation Serif" officeooo:rsid="0088a045"/>
    </style:style>
    <style:style style:name="T78" style:family="text">
      <style:text-properties style:font-name="Liberation Serif" officeooo:rsid="008f8dce"/>
    </style:style>
    <style:style style:name="T79" style:family="text">
      <style:text-properties style:font-name="Liberation Serif" officeooo:rsid="008fd712"/>
    </style:style>
    <style:style style:name="T80" style:family="text">
      <style:text-properties style:font-name="Liberation Serif" officeooo:rsid="0091c50e"/>
    </style:style>
    <style:style style:name="T81" style:family="text">
      <style:text-properties style:font-name="Liberation Serif" officeooo:rsid="00925a03"/>
    </style:style>
    <style:style style:name="T82" style:family="text">
      <style:text-properties style:font-name="Liberation Serif" officeooo:rsid="009d5618"/>
    </style:style>
    <style:style style:name="T83" style:family="text">
      <style:text-properties style:font-name="Liberation Mono" officeooo:rsid="0027aaa3"/>
    </style:style>
    <style:style style:name="T84" style:family="text">
      <style:text-properties style:font-name="Liberation Mono" officeooo:rsid="00313aeb"/>
    </style:style>
    <style:style style:name="T85" style:family="text">
      <style:text-properties style:font-name="Liberation Mono" officeooo:rsid="004d0a6d"/>
    </style:style>
    <style:style style:name="T86" style:family="text">
      <style:text-properties officeooo:rsid="005a9f83"/>
    </style:style>
    <style:style style:name="T87" style:family="text">
      <style:text-properties officeooo:rsid="005c0af1"/>
    </style:style>
    <style:style style:name="T88" style:family="text">
      <style:text-properties officeooo:rsid="005c44b0"/>
    </style:style>
    <style:style style:name="T89" style:family="text">
      <style:text-properties officeooo:rsid="005e359d"/>
    </style:style>
    <style:style style:name="T90" style:family="text">
      <style:text-properties fo:color="#000000" style:font-name="Monospace1" fo:font-size="10pt" style:font-size-asian="10pt"/>
    </style:style>
    <style:style style:name="T91" style:family="text">
      <style:text-properties fo:color="#000000" style:font-name="Monospace1" fo:font-size="10pt" officeooo:rsid="008086ef" fo:background-color="transparent" loext:char-shading-value="0" style:font-size-asian="10pt" style:font-size-complex="12pt"/>
    </style:style>
    <style:style style:name="T92" style:family="text">
      <style:text-properties fo:color="#000000" style:font-name="Monospace" fo:font-size="10pt" style:font-size-asian="10pt"/>
    </style:style>
    <style:style style:name="T93" style:family="text">
      <style:text-properties fo:color="#000000" style:font-name="Monospace" fo:font-size="10pt" officeooo:rsid="0082e253" fo:background-color="transparent" loext:char-shading-value="0" style:font-size-asian="10pt" style:font-size-complex="12pt"/>
    </style:style>
    <style:style style:name="T94" style:family="text">
      <style:text-properties fo:color="#000000" fo:font-size="10pt" style:font-size-asian="10pt"/>
    </style:style>
    <style:style style:name="T95" style:family="text">
      <style:text-properties fo:color="#000000" fo:font-size="10pt" officeooo:rsid="005e359d" style:font-size-asian="10pt"/>
    </style:style>
    <style:style style:name="T96" style:family="text">
      <style:text-properties fo:color="#000000" style:font-name="Liberation Serif" fo:font-size="10pt" officeooo:rsid="005e359d" style:font-size-asian="10pt"/>
    </style:style>
    <style:style style:name="T97" style:family="text">
      <style:text-properties fo:color="#000000" style:font-name="Liberation Serif" fo:font-size="12pt" fo:background-color="transparent" loext:char-shading-value="0" style:font-size-asian="12pt" style:font-size-complex="12pt"/>
    </style:style>
    <style:style style:name="T98" style:family="text">
      <style:text-properties fo:color="#000000" style:font-name="Liberation Serif" fo:font-size="12pt" officeooo:rsid="008086ef" fo:background-color="transparent" loext:char-shading-value="0" style:font-size-asian="12pt" style:font-size-complex="12pt"/>
    </style:style>
    <style:style style:name="T99" style:family="text">
      <style:text-properties fo:color="#000000" style:font-name="Liberation Serif" fo:font-size="12pt" officeooo:rsid="007f1a1a" fo:background-color="transparent" loext:char-shading-value="0" style:font-size-asian="12pt" style:font-size-complex="12pt"/>
    </style:style>
    <style:style style:name="T100" style:family="text">
      <style:text-properties fo:color="#000000" style:font-name="Liberation Serif" fo:font-size="12pt" officeooo:rsid="007bc409" fo:background-color="transparent" loext:char-shading-value="0" style:font-size-asian="12pt" style:font-size-complex="12pt"/>
    </style:style>
    <style:style style:name="T101" style:family="text">
      <style:text-properties fo:color="#000000" style:font-name="Liberation Serif" fo:font-size="12pt" officeooo:rsid="007f67ae" fo:background-color="transparent" loext:char-shading-value="0" style:font-size-asian="12pt" style:font-size-complex="12pt"/>
    </style:style>
    <style:style style:name="T102" style:family="text">
      <style:text-properties fo:color="#000000" style:font-name="Liberation Serif" fo:font-size="12pt" officeooo:rsid="008025a1" fo:background-color="transparent" loext:char-shading-value="0" style:font-size-asian="12pt" style:font-size-complex="12pt"/>
    </style:style>
    <style:style style:name="T103" style:family="text">
      <style:text-properties fo:color="#000000" style:font-name="Liberation Serif" fo:font-size="12pt" officeooo:rsid="008244d9" fo:background-color="transparent" loext:char-shading-value="0" style:font-size-asian="12pt" style:font-size-complex="12pt"/>
    </style:style>
    <style:style style:name="T104" style:family="text">
      <style:text-properties fo:color="#000000" style:font-name="Liberation Serif" fo:font-size="12pt" officeooo:rsid="008194c4" fo:background-color="transparent" loext:char-shading-value="0" style:font-size-asian="10.5pt" style:font-size-complex="12pt"/>
    </style:style>
    <style:style style:name="T105" style:family="text">
      <style:text-properties fo:color="#000000" style:font-name="Liberation Serif" fo:font-size="12pt" officeooo:rsid="008194c4" fo:background-color="#e8f2fe" loext:char-shading-value="0" style:font-size-asian="12pt" style:font-size-complex="12pt"/>
    </style:style>
    <style:style style:name="T106" style:family="text">
      <style:text-properties fo:color="#000000" fo:font-size="12pt" officeooo:rsid="007f67ae" fo:background-color="transparent" loext:char-shading-value="0" style:font-size-asian="12pt" style:font-size-complex="12pt"/>
    </style:style>
    <style:style style:name="T107" style:family="text">
      <style:text-properties fo:color="#ff0032" style:font-name="Monospace1" fo:font-size="10pt" style:font-size-asian="10pt"/>
    </style:style>
    <style:style style:name="T108" style:family="text">
      <style:text-properties fo:color="#ff0032" style:font-name="Monospace" fo:font-size="10pt" style:font-size-asian="10pt"/>
    </style:style>
    <style:style style:name="T109" style:family="text">
      <style:text-properties fo:color="#ff0032" fo:font-size="10pt" style:font-size-asian="10pt"/>
    </style:style>
    <style:style style:name="T110" style:family="text">
      <style:text-properties fo:color="#00c832" style:font-name="Monospace" fo:font-size="10pt" style:font-size-asian="10pt"/>
    </style:style>
    <style:style style:name="T111" style:family="text">
      <style:text-properties fo:color="#00c832" style:font-name="Monospace1" fo:font-size="10pt" style:font-size-asian="10pt"/>
    </style:style>
    <style:style style:name="T112" style:family="text">
      <style:text-properties fo:color="#00c832" fo:font-size="10pt" style:font-size-asian="10pt"/>
    </style:style>
    <style:style style:name="T113" style:family="text">
      <style:text-properties fo:color="#00c832" style:font-name="Liberation Serif" fo:font-size="12pt" officeooo:rsid="006823a3" style:font-size-asian="10.5pt" style:font-size-complex="12pt"/>
    </style:style>
    <style:style style:name="T114" style:family="text">
      <style:text-properties fo:color="#3c3c3c" style:font-name="Monospace" fo:font-size="10pt" style:font-size-asian="10pt"/>
    </style:style>
    <style:style style:name="T115" style:family="text">
      <style:text-properties fo:color="#3c3c3c" style:font-name="Monospace" fo:font-size="10pt" style:text-underline-style="solid" style:text-underline-width="auto" style:text-underline-color="font-color" style:font-size-asian="10pt"/>
    </style:style>
    <style:style style:name="T116" style:family="text">
      <style:text-properties fo:color="#3c3c3c" style:font-name="Monospace" fo:font-size="10pt" style:text-underline-style="solid" style:text-underline-width="auto" style:text-underline-color="font-color" fo:background-color="transparent" loext:char-shading-value="0" style:font-size-asian="10pt"/>
    </style:style>
    <style:style style:name="T117" style:family="text">
      <style:text-properties fo:color="#3c3c3c" style:font-name="Monospace" fo:font-size="10pt" fo:background-color="transparent" loext:char-shading-value="0" style:font-size-asian="10pt" style:font-size-complex="12pt"/>
    </style:style>
    <style:style style:name="T118" style:family="text">
      <style:text-properties fo:color="#3c3c3c" style:font-name="Monospace" fo:font-size="10pt" officeooo:rsid="0082e253" fo:background-color="transparent" loext:char-shading-value="0" style:font-size-asian="10pt" style:font-size-complex="12pt"/>
    </style:style>
    <style:style style:name="T119" style:family="text">
      <style:text-properties fo:color="#3c3c3c" style:font-name="Monospace" fo:font-size="10pt" officeooo:rsid="0083d625" fo:background-color="transparent" loext:char-shading-value="0" style:font-size-asian="10pt" style:font-size-complex="12pt"/>
    </style:style>
    <style:style style:name="T120" style:family="text">
      <style:text-properties fo:color="#3c3c3c" style:font-name="Liberation Serif" fo:font-size="12pt" officeooo:rsid="008194c4" fo:background-color="#e8f2fe" loext:char-shading-value="0" style:font-size-asian="12pt" style:font-size-complex="12pt"/>
    </style:style>
    <style:style style:name="T121" style:family="text">
      <style:text-properties fo:color="#3c3c3c" style:font-name="Liberation Serif" fo:font-size="12pt" officeooo:rsid="008194c4" fo:background-color="transparent" loext:char-shading-value="0" style:font-size-asian="12pt" style:font-size-complex="12pt"/>
    </style:style>
    <style:style style:name="T122" style:family="text">
      <style:text-properties fo:color="#3c3c3c" style:font-name="Liberation Serif" fo:font-size="12pt" officeooo:rsid="00823e27" fo:background-color="transparent" loext:char-shading-value="0" style:font-size-asian="12pt" style:font-size-complex="12pt"/>
    </style:style>
    <style:style style:name="T123" style:family="text">
      <style:text-properties fo:color="#3c3c3c" style:font-name="Liberation Serif" fo:font-size="12pt" officeooo:rsid="008244d9" fo:background-color="transparent" loext:char-shading-value="0" style:font-size-asian="12pt" style:font-size-complex="12pt"/>
    </style:style>
    <style:style style:name="T124" style:family="text">
      <style:text-properties fo:color="#3c3c3c" style:font-name="Liberation Serif" fo:font-size="12pt" officeooo:rsid="0082e253" fo:background-color="transparent" loext:char-shading-value="0" style:font-size-asian="12pt" style:font-size-complex="12pt"/>
    </style:style>
    <style:style style:name="T125" style:family="text">
      <style:text-properties fo:color="#3c3c3c" style:font-name="Liberation Serif" fo:font-size="12pt" officeooo:rsid="0083d625" fo:background-color="transparent" loext:char-shading-value="0" style:font-size-asian="12pt" style:font-size-complex="12pt"/>
    </style:style>
    <style:style style:name="T126" style:family="text">
      <style:text-properties fo:color="#3c3c3c" style:font-name="Liberation Serif" fo:font-size="12pt" officeooo:rsid="00851f18" fo:background-color="transparent" loext:char-shading-value="0" style:font-size-asian="12pt" style:font-size-complex="12pt"/>
    </style:style>
    <style:style style:name="T127" style:family="text">
      <style:text-properties fo:color="#af00ff" style:font-name="Monospace" fo:font-size="10pt" style:font-size-asian="10pt"/>
    </style:style>
    <style:style style:name="T128" style:family="text">
      <style:text-properties officeooo:rsid="00666d4e"/>
    </style:style>
    <style:style style:name="T129" style:family="text">
      <style:text-properties fo:color="#880088" style:font-name="Monospace1" fo:font-size="10pt" fo:font-style="italic" style:font-size-asian="10pt" style:font-style-asian="italic"/>
    </style:style>
    <style:style style:name="T130" style:family="text">
      <style:text-properties fo:color="#880088" style:font-name="Monospace" fo:font-size="10pt" fo:font-style="italic" style:font-size-asian="10pt" style:font-style-asian="italic"/>
    </style:style>
    <style:style style:name="T131" style:family="text">
      <style:text-properties fo:color="#880088" style:font-name="Monospace" fo:font-size="10pt" fo:font-style="italic" officeooo:rsid="0068a54c" style:font-size-asian="10pt" style:font-style-asian="italic"/>
    </style:style>
    <style:style style:name="T132" style:family="text">
      <style:text-properties fo:color="#880088" style:font-name="Monospace" fo:font-size="10pt" fo:font-style="italic" style:text-underline-style="solid" style:text-underline-width="auto" style:text-underline-color="font-color" style:font-size-asian="10pt" style:font-style-asian="italic"/>
    </style:style>
    <style:style style:name="T133" style:family="text">
      <style:text-properties fo:color="#00009c" style:font-name="Monospace" fo:font-size="10pt" style:font-size-asian="10pt"/>
    </style:style>
    <style:style style:name="T134" style:family="text">
      <style:text-properties fo:color="#cd1e1e" style:font-name="Monospace" fo:font-size="10pt" style:font-size-asian="10pt"/>
    </style:style>
    <style:style style:name="T135" style:family="text">
      <style:text-properties fo:color="#cd1e1e" style:font-name="Monospace" fo:font-size="10pt" style:text-underline-style="solid" style:text-underline-width="auto" style:text-underline-color="font-color" style:font-size-asian="10pt"/>
    </style:style>
    <style:style style:name="T136" style:family="text">
      <style:text-properties fo:color="#cd1e1e" style:font-name="Monospace" fo:font-size="10pt" style:text-underline-style="solid" style:text-underline-width="auto" style:text-underline-color="font-color" fo:background-color="transparent" loext:char-shading-value="0" style:font-size-asian="10pt" style:font-size-complex="12pt"/>
    </style:style>
    <style:style style:name="T137" style:family="text">
      <style:text-properties fo:color="#cd1e1e" style:font-name="Monospace" fo:font-size="10pt" fo:background-color="transparent" loext:char-shading-value="0" style:font-size-asian="10pt" style:font-size-complex="12pt"/>
    </style:style>
    <style:style style:name="T138" style:family="text">
      <style:text-properties fo:color="#cd1e1e" style:font-name="Monospace" fo:font-size="10pt" officeooo:rsid="001c3073" fo:background-color="transparent" loext:char-shading-value="0" style:font-size-asian="10pt" style:font-size-complex="12pt"/>
    </style:style>
    <style:style style:name="T139" style:family="text">
      <style:text-properties fo:color="#ff7f3f" style:font-name="Monospace" fo:font-size="10pt" style:font-size-asian="10pt"/>
    </style:style>
    <style:style style:name="T140" style:family="text">
      <style:text-properties fo:color="#0d6d18" style:font-name="Monospace" fo:font-size="10pt" style:font-size-asian="10pt"/>
    </style:style>
    <style:style style:name="T141" style:family="text">
      <style:text-properties fo:color="#0d6d18" style:font-name="Monospace" fo:font-size="10pt" style:text-underline-style="solid" style:text-underline-width="auto" style:text-underline-color="font-color" style:font-size-asian="10pt"/>
    </style:style>
    <style:style style:name="T142" style:family="text">
      <style:text-properties officeooo:rsid="006d40db"/>
    </style:style>
    <style:style style:name="T143" style:family="text">
      <style:text-properties officeooo:rsid="006ee470"/>
    </style:style>
    <style:style style:name="T144" style:family="text">
      <style:text-properties style:font-name="Monospace1" fo:font-size="10pt" style:font-size-asian="10pt"/>
    </style:style>
    <style:style style:name="T145" style:family="text">
      <style:text-properties style:font-name="Monospace" fo:font-size="10pt" style:font-size-asian="10pt"/>
    </style:style>
    <style:style style:name="T146" style:family="text">
      <style:text-properties style:font-name="Monospace" fo:font-size="10pt" fo:background-color="transparent" loext:char-shading-value="0" style:font-size-asian="10pt"/>
    </style:style>
    <style:style style:name="T147" style:family="text">
      <style:text-properties officeooo:rsid="00851f18" fo:background-color="transparent" loext:char-shading-value="0"/>
    </style:style>
    <style:style style:name="T148" style:family="text">
      <style:text-properties officeooo:rsid="00866e73" fo:background-color="transparent" loext:char-shading-value="0"/>
    </style:style>
    <style:style style:name="T149" style:family="text">
      <style:text-properties officeooo:rsid="0088a045" fo:background-color="transparent" loext:char-shading-value="0"/>
    </style:style>
    <style:style style:name="T150" style:family="text">
      <style:text-properties officeooo:rsid="0022e2af" fo:background-color="transparent" loext:char-shading-value="0"/>
    </style:style>
    <style:style style:name="T151" style:family="text">
      <style:text-properties officeooo:rsid="00894c94" fo:background-color="transparent" loext:char-shading-value="0"/>
    </style:style>
    <style:style style:name="T152" style:family="text">
      <style:text-properties officeooo:rsid="0089b3e6" fo:background-color="transparent" loext:char-shading-value="0"/>
    </style:style>
    <style:style style:name="T153" style:family="text">
      <style:text-properties officeooo:rsid="0088a045"/>
    </style:style>
    <style:style style:name="T154" style:family="text">
      <style:text-properties fo:color="#0d6da0" style:font-name="Monospace" fo:font-size="10pt" style:font-size-asian="10pt"/>
    </style:style>
    <style:style style:name="T155" style:family="text">
      <style:text-properties fo:color="#0d6da0" style:font-name="Monospace" fo:font-size="10pt" style:text-underline-style="solid" style:text-underline-width="auto" style:text-underline-color="font-color" style:font-size-asian="10pt"/>
    </style:style>
    <style:style style:name="T156" style:family="text">
      <style:text-properties officeooo:rsid="0089b3e6"/>
    </style:style>
    <style:style style:name="T157" style:family="text">
      <style:text-properties officeooo:rsid="000bc20f"/>
    </style:style>
    <style:style style:name="T158" style:family="text">
      <style:text-properties officeooo:rsid="000c0b56"/>
    </style:style>
    <style:style style:name="T159" style:family="text">
      <style:text-properties officeooo:rsid="000cc21a"/>
    </style:style>
    <style:style style:name="T160" style:family="text">
      <style:text-properties officeooo:rsid="000e4f6b"/>
    </style:style>
    <style:style style:name="T161" style:family="text">
      <style:text-properties officeooo:rsid="000f622c"/>
    </style:style>
    <style:style style:name="T162" style:family="text">
      <style:text-properties officeooo:rsid="001000df"/>
    </style:style>
    <style:style style:name="T163" style:family="text">
      <style:text-properties officeooo:rsid="008acf28"/>
    </style:style>
    <style:style style:name="T164" style:family="text">
      <style:text-properties officeooo:rsid="008fd712"/>
    </style:style>
    <style:style style:name="T165" style:family="text">
      <style:text-properties officeooo:rsid="00925a03"/>
    </style:style>
    <style:style style:name="T166" style:family="text">
      <style:text-properties officeooo:rsid="0093a8e4"/>
    </style:style>
    <style:style style:name="T167" style:family="text">
      <style:text-properties officeooo:rsid="0012b1cc"/>
    </style:style>
    <style:style style:name="T168" style:family="text">
      <style:text-properties officeooo:rsid="00942719"/>
    </style:style>
    <style:style style:name="T169" style:family="text">
      <style:text-properties officeooo:rsid="0095c184"/>
    </style:style>
    <style:style style:name="T170" style:family="text">
      <style:text-properties officeooo:rsid="009b807d"/>
    </style:style>
    <style:style style:name="T171" style:family="text">
      <style:text-properties style:font-name="Liberation Serif" officeooo:rsid="009d86e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Understanding the SDK Wrapper <text:span text:style-name="T170">and Dev Deployment</text:span></text:p>
      <text:p text:style-name="P92">(In-Process Draft)</text:p>
      <text:h text:style-name="P99" text:outline-level="1"/>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2856_2015525350" text:style-name="Index_20_Link" text:visited-style-name="Index_20_Link">1Project Purpose<text:tab/>3</text:a></text:p>
          <text:p text:style-name="P95"><text:a xlink:type="simple" xlink:href="#__RefHeading___Toc2858_2015525350" text:style-name="Index_20_Link" text:visited-style-name="Index_20_Link">2Getting Started<text:tab/>3</text:a></text:p>
          <text:p text:style-name="P94"><text:a xlink:type="simple" xlink:href="#__RefHeading___Toc2860_2015525350" text:style-name="Index_20_Link" text:visited-style-name="Index_20_Link">2.1Installing Kubernetes and Minikube<text:tab/>3</text:a></text:p>
          <text:p text:style-name="P94"><text:a xlink:type="simple" xlink:href="#__RefHeading___Toc2862_2015525350" text:style-name="Index_20_Link" text:visited-style-name="Index_20_Link">2.2Starting a Fresh Minikube<text:tab/>4</text:a></text:p>
          <text:p text:style-name="P94"><text:a xlink:type="simple" xlink:href="#__RefHeading___Toc2864_2015525350" text:style-name="Index_20_Link" text:visited-style-name="Index_20_Link">2.3Starting Kafka/Zookeeper<text:tab/>4</text:a></text:p>
          <text:p text:style-name="P94"><text:a xlink:type="simple" xlink:href="#__RefHeading___Toc2866_2015525350" text:style-name="Index_20_Link" text:visited-style-name="Index_20_Link">2.4Create the topics<text:tab/>4</text:a></text:p>
          <text:p text:style-name="P94"><text:a xlink:type="simple" xlink:href="#__RefHeading___Toc2868_2015525350" text:style-name="Index_20_Link" text:visited-style-name="Index_20_Link">2.5Build the sdk-wrapper project<text:tab/>4</text:a></text:p>
          <text:p text:style-name="P94"><text:a xlink:type="simple" xlink:href="#__RefHeading___Toc2870_2015525350" text:style-name="Index_20_Link" text:visited-style-name="Index_20_Link">2.6Build the Docker images<text:tab/>5</text:a></text:p>
          <text:p text:style-name="P94"><text:a xlink:type="simple" xlink:href="#__RefHeading___Toc2872_2015525350" text:style-name="Index_20_Link" text:visited-style-name="Index_20_Link">2.7Start Fabric docker containers<text:tab/>5</text:a></text:p>
          <text:p text:style-name="P94"><text:a xlink:type="simple" xlink:href="#__RefHeading___Toc2874_2015525350" text:style-name="Index_20_Link" text:visited-style-name="Index_20_Link">2.8Joining channels and installing chaincode<text:tab/>5</text:a></text:p>
          <text:p text:style-name="P94"><text:a xlink:type="simple" xlink:href="#__RefHeading___Toc2876_2015525350" text:style-name="Index_20_Link" text:visited-style-name="Index_20_Link">2.9Starting the sdk-wrapper service<text:tab/>5</text:a></text:p>
          <text:p text:style-name="P94"><text:a xlink:type="simple" xlink:href="#__RefHeading___Toc2878_2015525350" text:style-name="Index_20_Link" text:visited-style-name="Index_20_Link">2.10Running the sdk-test<text:tab/>6</text:a></text:p>
          <text:p text:style-name="P95"><text:a xlink:type="simple" xlink:href="#__RefHeading___Toc2880_2015525350" text:style-name="Index_20_Link" text:visited-style-name="Index_20_Link">3Understanding the Configuration<text:tab/>7</text:a></text:p>
          <text:p text:style-name="P94"><text:a xlink:type="simple" xlink:href="#__RefHeading___Toc2882_2015525350" text:style-name="Index_20_Link" text:visited-style-name="Index_20_Link">3.1Crypto-config-dev.yaml<text:tab/>7</text:a></text:p>
          <text:p text:style-name="P94"><text:a xlink:type="simple" xlink:href="#__RefHeading___Toc2884_2015525350" text:style-name="Index_20_Link" text:visited-style-name="Index_20_Link">3.2Configtx.yaml<text:tab/>8</text:a></text:p>
          <text:p text:style-name="P94"><text:a xlink:type="simple" xlink:href="#__RefHeading___Toc2886_2015525350" text:style-name="Index_20_Link" text:visited-style-name="Index_20_Link">3.3Generating the Crypto Material<text:tab/>12</text:a></text:p>
          <text:p text:style-name="P93"><text:a xlink:type="simple" xlink:href="#__RefHeading___Toc8887_2015525350" text:style-name="Index_20_Link" text:visited-style-name="Index_20_Link">3.3.1Step 1 – Cleanup and Create Directories<text:tab/>13</text:a></text:p>
          <text:p text:style-name="P93"><text:a xlink:type="simple" xlink:href="#__RefHeading___Toc8889_2015525350" text:style-name="Index_20_Link" text:visited-style-name="Index_20_Link">3.3.2Step 2 – Create Crypto Material<text:tab/>13</text:a></text:p>
          <text:p text:style-name="P93"><text:a xlink:type="simple" xlink:href="#__RefHeading___Toc8891_2015525350" text:style-name="Index_20_Link" text:visited-style-name="Index_20_Link">3.3.3Step 3 – Create Orderer Genesis Block<text:tab/>13</text:a></text:p>
          <text:p text:style-name="P93"><text:a xlink:type="simple" xlink:href="#__RefHeading___Toc8893_2015525350" text:style-name="Index_20_Link" text:visited-style-name="Index_20_Link">3.3.4Step 4 – Create Channel Transactions<text:tab/>14</text:a></text:p>
          <text:p text:style-name="P93"><text:a xlink:type="simple" xlink:href="#__RefHeading___Toc8895_2015525350" text:style-name="Index_20_Link" text:visited-style-name="Index_20_Link">3.3.5Modification Dependencies<text:tab/>14</text:a></text:p>
          <text:p text:style-name="P94"><text:a xlink:type="simple" xlink:href="#__RefHeading___Toc2888_2015525350" text:style-name="Index_20_Link" text:visited-style-name="Index_20_Link">3.4Fabric SDK Java Configuration<text:tab/>14</text:a></text:p>
          <text:p text:style-name="P93"><text:a xlink:type="simple" xlink:href="#__RefHeading___Toc8897_2015525350" text:style-name="Index_20_Link" text:visited-style-name="Index_20_Link">3.4.1Organization Context<text:tab/>14</text:a></text:p>
          <text:p text:style-name="P93"><text:a xlink:type="simple" xlink:href="#__RefHeading___Toc8899_2015525350" text:style-name="Index_20_Link" text:visited-style-name="Index_20_Link">3.4.2ChainCodes Section<text:tab/>15</text:a></text:p>
          <text:p text:style-name="P93"><text:a xlink:type="simple" xlink:href="#__RefHeading___Toc8901_2015525350" text:style-name="Index_20_Link" text:visited-style-name="Index_20_Link">3.4.3Users Section<text:tab/>15</text:a></text:p>
          <text:p text:style-name="P93"><text:a xlink:type="simple" xlink:href="#__RefHeading___Toc8903_2015525350" text:style-name="Index_20_Link" text:visited-style-name="Index_20_Link">3.4.4Channels Section<text:tab/>17</text:a></text:p>
          <text:p text:style-name="P95"><text:a xlink:type="simple" xlink:href="#__RefHeading___Toc6969_2015525350" text:style-name="Index_20_Link" text:visited-style-name="Index_20_Link">4Installing the Containers<text:tab/>20</text:a></text:p>
          <text:p text:style-name="P94"><text:a xlink:type="simple" xlink:href="#__RefHeading___Toc6971_2015525350" text:style-name="Index_20_Link" text:visited-style-name="Index_20_Link">4.1Installing Kafka / Zookeeper Ingestion<text:tab/>20</text:a></text:p>
          <text:p text:style-name="P94"><text:a xlink:type="simple" xlink:href="#__RefHeading___Toc6973_2015525350" text:style-name="Index_20_Link" text:visited-style-name="Index_20_Link">4.2Building the Fabric Images<text:tab/>21</text:a></text:p>
          <text:p text:style-name="P93"><text:a xlink:type="simple" xlink:href="#__RefHeading___Toc8905_2015525350" text:style-name="Index_20_Link" text:visited-style-name="Index_20_Link">4.2.1Peer Images<text:tab/>21</text:a></text:p>
          <text:p text:style-name="P93"><text:a xlink:type="simple" xlink:href="#__RefHeading___Toc8907_2015525350" text:style-name="Index_20_Link" text:visited-style-name="Index_20_Link">4.2.2Orderer Image<text:tab/>21</text:a></text:p>
          <text:p text:style-name="P93"><text:a xlink:type="simple" xlink:href="#__RefHeading___Toc8909_2015525350" text:style-name="Index_20_Link" text:visited-style-name="Index_20_Link">4.2.3CLI Image<text:tab/>22</text:a></text:p>
          <text:p text:style-name="P94"><text:a xlink:type="simple" xlink:href="#__RefHeading___Toc6975_2015525350" text:style-name="Index_20_Link" text:visited-style-name="Index_20_Link">4.3Starting the Fabric Docker Containers<text:tab/>22</text:a></text:p>
          <text:p text:style-name="P94"><text:a xlink:type="simple" xlink:href="#__RefHeading___Toc6977_2015525350" text:style-name="Index_20_Link" text:visited-style-name="Index_20_Link">4.4Joining Channels and Installing Chaincode<text:tab/>23</text:a></text:p>
          <text:p text:style-name="P94"><text:a xlink:type="simple" xlink:href="#__RefHeading___Toc6979_2015525350" text:style-name="Index_20_Link" text:visited-style-name="Index_20_Link">4.5Starting the SDK Wrappers<text:tab/>26</text:a></text:p>
          <text:p text:style-name="P94"><text:a xlink:type="simple" xlink:href="#__RefHeading___Toc9265_2015525350" text:style-name="Index_20_Link" text:visited-style-name="Index_20_Link">4.6Iterating Changes to SDK Wrapper Functionality<text:tab/>28</text:a></text:p>
          <text:p text:style-name="P95"><text:a xlink:type="simple" xlink:href="#__RefHeading___Toc8911_2015525350" text:style-name="Index_20_Link" text:visited-style-name="Index_20_Link">5Understanding the SDK-Wrapper Project Code<text:tab/>29</text:a></text:p>
          <text:p text:style-name="P94"><text:a xlink:type="simple" xlink:href="#__RefHeading___Toc8913_2015525350" text:style-name="Index_20_Link" text:visited-style-name="Index_20_Link">5.1Overview<text:tab/>29</text:a></text:p>
          <text:p text:style-name="P94"><text:a xlink:type="simple" xlink:href="#__RefHeading___Toc8915_2015525350" text:style-name="Index_20_Link" text:visited-style-name="Index_20_Link">5.2Major Structural Component Summary<text:tab/>29</text:a></text:p>
          <text:p text:style-name="P93"><text:a xlink:type="simple" xlink:href="#__RefHeading___Toc8917_2015525350" text:style-name="Index_20_Link" text:visited-style-name="Index_20_Link">5.2.1Runtime Manager<text:tab/>29</text:a></text:p>
          <text:p text:style-name="P93"><text:soft-page-break/><text:a xlink:type="simple" xlink:href="#__RefHeading___Toc8921_2015525350" text:style-name="Index_20_Link" text:visited-style-name="Index_20_Link">5.2.2Kafka Consumer and Producer<text:tab/>29</text:a></text:p>
          <text:p text:style-name="P93"><text:a xlink:type="simple" xlink:href="#__RefHeading___Toc8923_2015525350" text:style-name="Index_20_Link" text:visited-style-name="Index_20_Link">5.2.3Fabric Services<text:tab/>29</text:a></text:p>
          <text:p text:style-name="P93"><text:a xlink:type="simple" xlink:href="#__RefHeading___Toc8925_2015525350" text:style-name="Index_20_Link" text:visited-style-name="Index_20_Link">5.2.4Value Objects<text:tab/>29</text:a></text:p>
          <text:p text:style-name="P93"><text:a xlink:type="simple" xlink:href="#__RefHeading___Toc8927_2015525350" text:style-name="Index_20_Link" text:visited-style-name="Index_20_Link">5.2.5Block Event Listener<text:tab/>30</text:a></text:p>
          <text:p text:style-name="P93"><text:a xlink:type="simple" xlink:href="#__RefHeading___Toc8929_2015525350" text:style-name="Index_20_Link" text:visited-style-name="Index_20_Link">5.2.6BlockEventProcessor<text:tab/>30</text:a></text:p>
          <text:p text:style-name="P93"><text:a xlink:type="simple" xlink:href="#__RefHeading___Toc8931_2015525350" text:style-name="Index_20_Link" text:visited-style-name="Index_20_Link">5.2.7ErrorController<text:tab/>30</text:a></text:p>
          <text:p text:style-name="P93"><text:a xlink:type="simple" xlink:href="#__RefHeading___Toc8933_2015525350" text:style-name="Index_20_Link" text:visited-style-name="Index_20_Link">5.2.8Exceptions<text:tab/>30</text:a></text:p>
          <text:p text:style-name="P93"><text:a xlink:type="simple" xlink:href="#__RefHeading___Toc8935_2015525350" text:style-name="Index_20_Link" text:visited-style-name="Index_20_Link">5.2.9Request Helper Classes<text:tab/>30</text:a></text:p>
          <text:p text:style-name="P93"><text:a xlink:type="simple" xlink:href="#__RefHeading___Toc9271_2015525350" text:style-name="Index_20_Link" text:visited-style-name="Index_20_Link">5.2.10Request Context Helper Classes<text:tab/>31</text:a></text:p>
          <text:p text:style-name="P93"><text:a xlink:type="simple" xlink:href="#__RefHeading___Toc9273_2015525350" text:style-name="Index_20_Link" text:visited-style-name="Index_20_Link">5.2.11Endorsement Policy Implementations<text:tab/>31</text:a></text:p>
          <text:p text:style-name="P94"><text:a xlink:type="simple" xlink:href="#__RefHeading___Toc9267_2015525350" text:style-name="Index_20_Link" text:visited-style-name="Index_20_Link">5.3SDK Wrapper Processes<text:tab/>31</text:a></text:p>
          <text:p text:style-name="P93"><text:a xlink:type="simple" xlink:href="#__RefHeading___Toc9269_2015525350" text:style-name="Index_20_Link" text:visited-style-name="Index_20_Link">5.3.1SDK Wrapper Initialization<text:tab/>31</text:a></text:p>
          <text:p text:style-name="P93"><text:a xlink:type="simple" xlink:href="#__RefHeading___Toc8937_2015525350" text:style-name="Index_20_Link" text:visited-style-name="Index_20_Link">5.3.2Ledger Transaction Process<text:tab/>31</text:a></text:p>
          <text:p text:style-name="P93"><text:a xlink:type="simple" xlink:href="#__RefHeading___Toc8939_2015525350" text:style-name="Index_20_Link" text:visited-style-name="Index_20_Link">5.3.3Block Event Handling<text:tab/>32</text:a></text:p>
        </text:index-body>
      </text:table-of-content>
      <text:h text:style-name="P97" text:outline-level="1"/>
      <text:h text:style-name="P100" text:outline-level="1"><text:bookmark-start text:name="__RefHeading___Toc2856_2015525350"/>Project Purpose<text:bookmark-end text:name="__RefHeading___Toc2856_2015525350"/></text:h>
      <text:p text:style-name="P54">The purpose of this project is:</text:p>
      <text:list xml:id="list3895294938916319108" text:style-name="L1">
        <text:list-item>
          <text:p text:style-name="P101">Provide a local dev environment for the Hyperledger Fabric using a Kubernetes Minikube for running the various containers.</text:p>
        </text:list-item>
        <text:list-item>
          <text:p text:style-name="P101">Illustrate the process necessary for creating a Fabric development environment.</text:p>
        </text:list-item>
        <text:list-item>
          <text:p text:style-name="P101">Provide a generic wrapper functionality around the Fabric Java SDK that manages both a happy path as well as error handling for Fabric transactions.</text:p>
        </text:list-item>
        <text:list-item>
          <text:p text:style-name="P101">Provide a starting point for Fabric smart contract development and integration.</text:p>
        </text:list-item>
      </text:list>
      <text:p text:style-name="P55"/>
      <text:p text:style-name="P55">This document assumes the reader has an understanding of the Hyperledger Fabric architecture and has read the Fabric documents which can be found at <text:a xlink:type="simple" xlink:href="http://hyperledger-fabric.readthedocs.io/en/latest/" text:style-name="Internet_20_link" text:visited-style-name="Visited_20_Internet_20_Link">http://hyperledger-fabric.readthedocs.io/en/latest/</text:a> . The configuration information provided here is more an extension of this information targeting how the various process interdependencies work at a physical level. In addition the sdk wrapper implementation discussion provides an understanding of how to interact with the Java Fabric SDK in both happy path and error paths.</text:p>
      <text:p text:style-name="P55"/>
      <text:p text:style-name="P56">Again the purpose of this project is to provide a local dev environment for Fabric development.</text:p>
      <text:p text:style-name="P56"/>
      <text:p text:style-name="P56">Current limitations for the project include:</text:p>
      <text:list xml:id="list1602538522140003933" text:style-name="L2">
        <text:list-item>
          <text:p text:style-name="P102">Uses a solo Orderer and does not use the Kafka/Zookeeper Orderer</text:p>
        </text:list-item>
        <text:list-item>
          <text:p text:style-name="P102">Does not use TLS communication</text:p>
        </text:list-item>
        <text:list-item>
          <text:p text:style-name="P102">Only 1 Peer per organization</text:p>
        </text:list-item>
      </text:list>
      <text:p text:style-name="P57"/>
      <text:p text:style-name="P57">The various steps and command files provided within this project are designed for illustrative purposes and not necessarily the most efficient/generic way.</text:p>
      <text:p text:style-name="P56"/>
      <text:h text:style-name="Heading_20_1" text:outline-level="1"><text:bookmark-start text:name="__RefHeading___Toc2858_2015525350"/>Getting Started<text:bookmark-end text:name="__RefHeading___Toc2858_2015525350"/></text:h>
      <text:p text:style-name="Standard">This section provides instructions for running the containers and project without modifying the existing configuration. <text:span text:style-name="T20">As a result of using the preconfigution of Organizations and Users, the crypto material has already been generated and the configuration will only need to be updated for project path considerations.</text:span></text:p>
      <text:p text:style-name="Standard"/>
      <text:h text:style-name="Heading_20_2" text:outline-level="2"><text:bookmark-start text:name="__RefHeading___Toc2860_2015525350"/>Installing Kubernetes and Minikube<text:bookmark-end text:name="__RefHeading___Toc2860_2015525350"/></text:h>
      <text:p text:style-name="P52">Instructions for installing Minikube on your local machine are beyond the scope of this document. Multiple resources can be found online for this. <text:span text:style-name="T19">A good place to start is </text:span></text:p>
      <text:p text:style-name="P52"><text:span text:style-name="T19">https://kubernetes.io/docs/getting-started-guides/minikube/</text:span> <text:s/></text:p>
      <text:p text:style-name="P53"/>
      <text:p text:style-name="P53">The <text:span text:style-name="T18">development and </text:span>testing <text:span text:style-name="T18">for</text:span> this project has been done on a <text:span text:style-name="T18">U</text:span>buntu 16.04 laptop with <text:span text:style-name="T18">an i7-7700K CPU @ 4.20GHz, 8 cores and </text:span>64GB Ram <text:span text:style-name="T18">with a 1Gb internet connection. Kvm2 was used for the vm driver.</text:span></text:p>
      <text:p text:style-name="P51"/>
      <text:h text:style-name="Heading_20_2" text:outline-level="2"><text:bookmark-start text:name="__RefHeading___Toc2862_2015525350"/><text:soft-page-break/><text:span text:style-name="Source_20_Text">Starting a Fresh Minikube</text:span><text:bookmark-end text:name="__RefHeading___Toc2862_2015525350"/></text:h>
      <text:p text:style-name="P2"><text:span text:style-name="Source_20_Text"><text:span text:style-name="T22">The following command allocates 4 cpu cores and 12G memory </text:span></text:span><text:span text:style-name="Source_20_Text"><text:span text:style-name="T24">to the minikube vm</text:span></text:span><text:span text:style-name="Source_20_Text"><text:span text:style-name="T22">. This can be changed per machine needs. It also uses linux kvm2 as the vm. </text:span></text:span><text:span text:style-name="Source_20_Text"><text:span text:style-name="T26">From within a terminal (We will call it the minikube terminal):</text:span></text:span></text:p>
      <text:p text:style-name="P3"><text:span text:style-name="Source_20_Text"><text:span text:style-name="T21"/></text:span></text:p>
      <text:p text:style-name="P3"><text:span text:style-name="Source_20_Text"><text:span text:style-name="T83">minikube start --cpus 4 --memory 12288 --vm-driver kvm2 --docker-opt "dns=10.96.0.10 --dns=192.168.0.1 --dns-search \</text:span></text:span></text:p>
      <text:p text:style-name="P3"><text:span text:style-name="Source_20_Text"><text:span text:style-name="T84">default.svc.cluster.local --dns-search \</text:span></text:span></text:p>
      <text:p text:style-name="P3"><text:span text:style-name="Source_20_Text"><text:span text:style-name="T84">svc.cluster.local --dns-opt ndots:2 --dns-opt \</text:span></text:span></text:p>
      <text:p text:style-name="P3"><text:span text:style-name="Source_20_Text"><text:span text:style-name="T84">timeout:2 --dns-opt attempts:2 "</text:span></text:span></text:p>
      <text:p text:style-name="P2"><text:span text:style-name="Source_20_Text"><text:span text:style-name="T21"/></text:span></text:p>
      <text:p text:style-name="P2"><text:span text:style-name="Source_20_Text"><text:span text:style-name="T23">Note the dns 10.96.0.10 represents the cluster ip address of the kube-dns service. This is found via minikube dashboard → kube system namespace.</text:span></text:span></text:p>
      <text:p text:style-name="P2"><text:span text:style-name="Source_20_Text"/></text:p>
      <text:p text:style-name="P2"><text:span text:style-name="Source_20_Text"/></text:p>
      <text:p text:style-name="P1"><text:span text:style-name="Source_20_Text"><text:span text:style-name="T4"><text:s/></text:span></text:span></text:p>
      <text:h text:style-name="Heading_20_2" text:outline-level="2"><text:bookmark-start text:name="__RefHeading___Toc2864_2015525350"/><text:span text:style-name="Source_20_Text">Starting Kafka/Zookeeper</text:span><text:bookmark-end text:name="__RefHeading___Toc2864_2015525350"/></text:h>
      <text:list xml:id="list876106329720679175" text:style-name="L3">
        <text:list-item>
          <text:p text:style-name="P104"><text:span text:style-name="Source_20_Text"><text:span text:style-name="T25">Open a terminal ( We will call it the command terminal).</text:span></text:span></text:p>
        </text:list-item>
        <text:list-item>
          <text:p text:style-name="P104"><text:span text:style-name="Source_20_Text"><text:span text:style-name="T25">Go to the setup-dev directory within the project.</text:span></text:span></text:p>
        </text:list-item>
        <text:list-item>
          <text:p text:style-name="P104"><text:span text:style-name="Source_20_Text"><text:span text:style-name="T85">/bin/bash startKafkaZoo.sh</text:span></text:span></text:p>
        </text:list-item>
      </text:list>
      <text:p text:style-name="P7"><text:span text:style-name="Source_20_Text"><text:span text:style-name="T21"/></text:span></text:p>
      <text:h text:style-name="Heading_20_2" text:outline-level="2"><text:bookmark-start text:name="__RefHeading___Toc2866_2015525350"/><text:span text:style-name="Source_20_Text">Creat</text:span><text:span text:style-name="Source_20_Text"><text:span text:style-name="T86">e</text:span></text:span><text:span text:style-name="Source_20_Text"> the topics</text:span><text:bookmark-end text:name="__RefHeading___Toc2866_2015525350"/></text:h>
      <text:list xml:id="list4248506885187717267" text:style-name="L4">
        <text:list-item>
          <text:p text:style-name="P105"><text:span text:style-name="Source_20_Text"><text:span text:style-name="T25">In the minikube terminal</text:span></text:span></text:p>
          <text:list>
            <text:list-item>
              <text:p text:style-name="P105"><text:span text:style-name="Source_20_Text"><text:span text:style-name="T17">minikube ssh</text:span></text:span></text:p>
            </text:list-item>
            <text:list-item>
              <text:p text:style-name="P106"><text:span text:style-name="Source_20_Text"><text:span text:style-name="T6">docker ps -a (obtain a list of containers running)</text:span></text:span></text:p>
            </text:list-item>
          </text:list>
        </text:list-item>
        <text:list-item>
          <text:p text:style-name="P106"><text:span text:style-name="Source_20_Text"><text:span text:style-name="T25">Find the container which starts with “k8s_broker_kafka-0_”</text:span></text:span></text:p>
          <text:list>
            <text:list-item>
              <text:p text:style-name="P106"><text:span text:style-name="Source_20_Text"><text:span text:style-name="T27">copy container id </text:span></text:span></text:p>
            </text:list-item>
          </text:list>
        </text:list-item>
        <text:list-item>
          <text:p text:style-name="P106"><text:span text:style-name="Source_20_Text"><text:span text:style-name="T17">docker exec -it &lt;container id&gt; /bin/bash</text:span></text:span></text:p>
        </text:list-item>
        <text:list-item>
          <text:p text:style-name="P107"><text:span text:style-name="Source_20_Text"><text:span text:style-name="T17">cd bin</text:span></text:span></text:p>
        </text:list-item>
        <text:list-item>
          <text:p text:style-name="P107"><text:span text:style-name="Source_20_Text"><text:span text:style-name="T25">run the following cli commands to create the topics:</text:span></text:span></text:p>
          <text:list>
            <text:list-item>
              <text:p text:style-name="P108"><text:span text:style-name="Source_20_Text"><text:span text:style-name="T8">./kafka-topics.sh --create --topic org</text:span></text:span><text:span text:style-name="Source_20_Text"><text:span text:style-name="T9">1</text:span></text:span><text:span text:style-name="Source_20_Text"><text:span text:style-name="T8">tran --partitions 1 --replication-factor 3 --zookeeper zookeeper:2181</text:span></text:span></text:p>
            </text:list-item>
            <text:list-item>
              <text:p text:style-name="P108"><text:span text:style-name="Source_20_Text"><text:span text:style-name="T8">./kafka-topics.sh --create --topic org2tran --partitions 1 --replication-factor 3 --zookeeper zookeeper:2181</text:span></text:span></text:p>
            </text:list-item>
            <text:list-item>
              <text:p text:style-name="P107"><text:span text:style-name="Source_20_Text"><text:span text:style-name="T8">./kafka-topics.sh --create --topic org3tran --partitions 1 --replication-factor 3 --zookeeper zookeeper:2181</text:span></text:span></text:p>
            </text:list-item>
            <text:list-item>
              <text:p text:style-name="P107"><text:span text:style-name="Source_20_Text"><text:span text:style-name="T8">./kafka-topics.sh --create --topic org3tran --partitions 1 --replication-factor 3 --zookeeper zookeeper:2181</text:span></text:span></text:p>
            </text:list-item>
          </text:list>
        </text:list-item>
        <text:list-item>
          <text:p text:style-name="P107"><text:span text:style-name="Source_20_Text"><text:span text:style-name="T17">exit</text:span></text:span></text:p>
        </text:list-item>
      </text:list>
      <text:p text:style-name="P4"><text:span text:style-name="Source_20_Text"><text:span text:style-name="T11"/></text:span></text:p>
      <text:p text:style-name="P4"><text:span text:style-name="Source_20_Text"><text:span text:style-name="T11"/></text:span></text:p>
      <text:p text:style-name="P5"><text:span text:style-name="Source_20_Text"><text:span text:style-name="T12"/></text:span></text:p>
      <text:h text:style-name="Heading_20_2" text:outline-level="2"><text:bookmark-start text:name="__RefHeading___Toc2868_2015525350"/><text:span text:style-name="Source_20_Text"><text:span text:style-name="T86">Build the</text:span></text:span><text:span text:style-name="Source_20_Text"> sdk-wrapper project</text:span><text:bookmark-end text:name="__RefHeading___Toc2868_2015525350"/></text:h>
      <text:list xml:id="list6975702792774393274" text:style-name="L5">
        <text:list-item>
          <text:p text:style-name="P109"><text:span text:style-name="Source_20_Text"><text:span text:style-name="T42">Run maven clean</text:span></text:span></text:p>
        </text:list-item>
        <text:list-item>
          <text:p text:style-name="P109"><text:span text:style-name="Source_20_Text"><text:span text:style-name="T42">Run maven install</text:span></text:span></text:p>
        </text:list-item>
      </text:list>
      <text:p text:style-name="P5"><text:soft-page-break/><text:span text:style-name="Source_20_Text"><text:span text:style-name="T21"/></text:span></text:p>
      <text:p text:style-name="P5"><text:span text:style-name="Source_20_Text"/></text:p>
      <text:h text:style-name="Heading_20_2" text:outline-level="2"><text:bookmark-start text:name="__RefHeading___Toc2870_2015525350"/><text:span text:style-name="Source_20_Text">Build </text:span><text:span text:style-name="Source_20_Text"><text:span text:style-name="T87">the</text:span></text:span><text:span text:style-name="Source_20_Text"> </text:span><text:span text:style-name="Source_20_Text"><text:span text:style-name="T87">D</text:span></text:span><text:span text:style-name="Source_20_Text">ocker images</text:span><text:bookmark-end text:name="__RefHeading___Toc2870_2015525350"/></text:h>
      <text:list xml:id="list1125853460130454392" text:style-name="L6">
        <text:list-item>
          <text:p text:style-name="P110"><text:span text:style-name="Source_20_Text"><text:span text:style-name="T25">Reuse the Command Terminal</text:span></text:span></text:p>
        </text:list-item>
        <text:list-item>
          <text:p text:style-name="P111"><text:span text:style-name="Source_20_Text"><text:span text:style-name="T25">go to the setup-dev directory within the project</text:span></text:span></text:p>
        </text:list-item>
        <text:list-item>
          <text:p text:style-name="P110"><text:span text:style-name="Source_20_Text"><text:span text:style-name="T17">/bin/bash buildFabricImages.sh</text:span></text:span></text:p>
        </text:list-item>
        <text:list-item>
          <text:p text:style-name="P111"><text:span text:style-name="Source_20_Text"><text:span text:style-name="T25">In the minikube terminal check to see that the new images are there</text:span></text:span></text:p>
          <text:list>
            <text:list-item>
              <text:p text:style-name="P112"><text:span text:style-name="Source_20_Text"><text:span text:style-name="T5">minikube ssh</text:span></text:span></text:p>
            </text:list-item>
            <text:list-item>
              <text:p text:style-name="P111"><text:span text:style-name="Source_20_Text"><text:span text:style-name="T1">docker images</text:span></text:span></text:p>
            </text:list-item>
            <text:list-item>
              <text:p text:style-name="P111"><text:span text:style-name="Source_20_Text"><text:span text:style-name="T1">the output of the docker images should show the images</text:span></text:span></text:p>
            </text:list-item>
          </text:list>
          <text:p text:style-name="P110"><text:span text:style-name="Source_20_Text"/></text:p>
        </text:list-item>
      </text:list>
      <text:h text:style-name="Heading_20_2" text:outline-level="2"><text:bookmark-start text:name="__RefHeading___Toc2872_2015525350"/><text:span text:style-name="Source_20_Text">Start Fabric docker containers</text:span><text:bookmark-end text:name="__RefHeading___Toc2872_2015525350"/></text:h>
      <text:list xml:id="list2014280277046624223" text:style-name="L7">
        <text:list-item>
          <text:p text:style-name="P113"><text:span text:style-name="Source_20_Text"><text:span text:style-name="T43">Using the command terminal</text:span></text:span></text:p>
          <text:list>
            <text:list-item>
              <text:p text:style-name="P113"><text:span text:style-name="Source_20_Text"><text:span text:style-name="T87">cd kube</text:span></text:span></text:p>
            </text:list-item>
            <text:list-item>
              <text:p text:style-name="P114"><text:span text:style-name="Source_20_Text"><text:span text:style-name="T17">/bin/bash startFabricContainers.sh</text:span></text:span></text:p>
            </text:list-item>
          </text:list>
        </text:list-item>
        <text:list-item>
          <text:p text:style-name="P114"><text:span text:style-name="Source_20_Text"><text:span text:style-name="T43">To verify the services and pods open up a web browser to kubernetes with the following command.</text:span></text:span></text:p>
          <text:list>
            <text:list-item>
              <text:p text:style-name="P114"><text:span text:style-name="Source_20_Text"><text:span text:style-name="T1">minikube dashboard</text:span></text:span></text:p>
            </text:list-item>
          </text:list>
        </text:list-item>
      </text:list>
      <text:p text:style-name="P8"><text:span text:style-name="Source_20_Text"/></text:p>
      <text:p text:style-name="P8"><text:span text:style-name="Source_20_Text"/></text:p>
      <text:h text:style-name="Heading_20_2" text:outline-level="2"><text:bookmark-start text:name="__RefHeading___Toc2874_2015525350"/><text:span text:style-name="Source_20_Text">Joining channels and installing chaincode</text:span><text:bookmark-end text:name="__RefHeading___Toc2874_2015525350"/></text:h>
      <text:list xml:id="list8942105045363854206" text:style-name="L8">
        <text:list-item>
          <text:p text:style-name="P115"><text:span text:style-name="Source_20_Text"><text:span text:style-name="T44">Using the minikube terminal</text:span></text:span></text:p>
          <text:list>
            <text:list-item>
              <text:p text:style-name="P115"><text:span text:style-name="Source_20_Text"><text:span text:style-name="T17">docker ps -a (lists all of the containers)</text:span></text:span></text:p>
            </text:list-item>
          </text:list>
        </text:list-item>
        <text:list-item>
          <text:p text:style-name="P116"><text:span text:style-name="Source_20_Text"><text:span text:style-name="T25">Find the container starting with k8s_cli-container_fabric-cli</text:span></text:span></text:p>
          <text:list>
            <text:list-item>
              <text:p text:style-name="P116"><text:span text:style-name="Source_20_Text"><text:span text:style-name="T45">copy the container id for the cli container</text:span></text:span></text:p>
            </text:list-item>
          </text:list>
        </text:list-item>
        <text:list-item>
          <text:p text:style-name="P117"><text:span text:style-name="Source_20_Text"><text:span text:style-name="T46">Log into the container via</text:span></text:span></text:p>
          <text:list>
            <text:list-item>
              <text:p text:style-name="P117"><text:span text:style-name="Source_20_Text"><text:span text:style-name="T88">docker exec -it &lt;container id&gt; /bin/bash</text:span></text:span></text:p>
            </text:list-item>
          </text:list>
        </text:list-item>
        <text:list-item>
          <text:p text:style-name="P115"><text:span text:style-name="Source_20_Text"><text:span text:style-name="T46">At directory /opt/gopath/src/github.com/hyperledger/fabric/peer – You should be there</text:span></text:span></text:p>
          <text:list>
            <text:list-item>
              <text:p text:style-name="P115"><text:span text:style-name="Source_20_Text"><text:span text:style-name="T2">/bin/bash channel-join.sh</text:span></text:span></text:p>
            </text:list-item>
            <text:list-item>
              <text:p text:style-name="P115"><text:span text:style-name="Source_20_Text"><text:span text:style-name="T3">/bin/bash install-chaincode.sh</text:span></text:span></text:p>
            </text:list-item>
          </text:list>
        </text:list-item>
      </text:list>
      <text:p text:style-name="P9"><text:span text:style-name="Source_20_Text"/></text:p>
      <text:p text:style-name="P9"><text:span text:style-name="Source_20_Text"/></text:p>
      <text:h text:style-name="Heading_20_2" text:outline-level="2"><text:bookmark-start text:name="__RefHeading___Toc2876_2015525350"/><text:span text:style-name="Source_20_Text">Starting the sdk-wrapper </text:span><text:span text:style-name="Source_20_Text"><text:span text:style-name="T88">service</text:span></text:span><text:bookmark-end text:name="__RefHeading___Toc2876_2015525350"/></text:h>
      <text:p text:style-name="P10"><text:span text:style-name="Source_20_Text"><text:span text:style-name="T47">Note the container is currently set to not start the jar, this can be changed via the sdk-org1.yaml file. To start with though it is better to manually start it and be able to see the output.</text:span></text:span></text:p>
      <text:list xml:id="list8733550779979633055" text:style-name="L9">
        <text:list-item>
          <text:p text:style-name="P118"><text:span text:style-name="Source_20_Text"><text:span text:style-name="T47">Using the command terminal</text:span></text:span></text:p>
          <text:list>
            <text:list-item>
              <text:p text:style-name="P118"><text:span text:style-name="Source_20_Text"><text:span text:style-name="T13">cd kube</text:span></text:span></text:p>
            </text:list-item>
            <text:list-item>
              <text:p text:style-name="P118"><text:span text:style-name="Source_20_Text"><text:span text:style-name="T13">/bin/bash startSdkContainers.sh</text:span></text:span></text:p>
            </text:list-item>
          </text:list>
        </text:list-item>
        <text:list-item>
          <text:p text:style-name="P118"><text:span text:style-name="Source_20_Text"><text:span text:style-name="T46">Using the minikube terminal</text:span></text:span></text:p>
          <text:list>
            <text:list-item>
              <text:p text:style-name="P118"><text:span text:style-name="Source_20_Text"><text:span text:style-name="T13">docker ps -a (lists the containers running)</text:span></text:span></text:p>
            </text:list-item>
          </text:list>
        </text:list-item>
        <text:list-item>
          <text:p text:style-name="P118"><text:span text:style-name="Source_20_Text"><text:span text:style-name="T47">Find the container with sdk-org1 (should be at top of list)</text:span></text:span></text:p>
          <text:list>
            <text:list-item>
              <text:p text:style-name="P118"><text:soft-page-break/><text:span text:style-name="Source_20_Text"><text:span text:style-name="T48">copy the container id</text:span></text:span></text:p>
            </text:list-item>
          </text:list>
        </text:list-item>
        <text:list-item>
          <text:p text:style-name="P119"><text:span text:style-name="Source_20_Text"><text:span text:style-name="T46">Log into container via</text:span></text:span></text:p>
          <text:list>
            <text:list-item>
              <text:p text:style-name="P119"><text:span text:style-name="Source_20_Text"><text:span text:style-name="T88">docker exec -it &lt;container id&gt; /bin/sh</text:span></text:span></text:p>
            </text:list-item>
          </text:list>
        </text:list-item>
        <text:list-item>
          <text:p text:style-name="P120"><text:span text:style-name="Source_20_Text"><text:span text:style-name="T48">Inside container shell start the service</text:span></text:span></text:p>
          <text:list>
            <text:list-item>
              <text:p text:style-name="P120"><text:span text:style-name="Source_20_Text"><text:span text:style-name="T14">/usr/bin/java -jar /usr/lib/sdkservice.jar</text:span></text:span></text:p>
            </text:list-item>
          </text:list>
        </text:list-item>
      </text:list>
      <text:p text:style-name="P11"><text:span text:style-name="Source_20_Text"/></text:p>
      <text:p text:style-name="P11"><text:span text:style-name="Source_20_Text"/></text:p>
      <text:h text:style-name="Heading_20_2" text:outline-level="2"><text:bookmark-start text:name="__RefHeading___Toc2878_2015525350"/><text:span text:style-name="Source_20_Text">Running the sdk-test</text:span><text:bookmark-end text:name="__RefHeading___Toc2878_2015525350"/></text:h>
      <text:list xml:id="list5871377353251109141" text:style-name="L10">
        <text:list-item>
          <text:p text:style-name="P121"><text:span text:style-name="Source_20_Text"><text:span text:style-name="T48">Within eclipse perform a one time setup of a Java Run Configuration:</text:span></text:span></text:p>
          <text:list>
            <text:list-item>
              <text:p text:style-name="P121"><text:span text:style-name="Source_20_Text"><text:span text:style-name="T48">Project = sdk-test</text:span></text:span></text:p>
            </text:list-item>
            <text:list-item>
              <text:p text:style-name="P121"><text:span text:style-name="Source_20_Text"><text:span text:style-name="T48">Main class = sdktest.SdkTest</text:span></text:span></text:p>
            </text:list-item>
            <text:list-item>
              <text:p text:style-name="P121"><text:span text:style-name="Source_20_Text"><text:span text:style-name="T48">Program arguments = &lt;path to project&gt;/src/main/resources/org-context.properties &lt;path to project&gt;/src/main/resources/tranCmds.txt</text:span></text:span></text:p>
            </text:list-item>
          </text:list>
        </text:list-item>
        <text:list-item>
          <text:p text:style-name="P122"><text:span text:style-name="Source_20_Text"><text:span text:style-name="T49">If a new minikube was created and the prior steps performed:</text:span></text:span></text:p>
          <text:list>
            <text:list-item>
              <text:p text:style-name="P122"><text:span text:style-name="Source_20_Text"><text:span text:style-name="T49">Go to the minikube terminal and obtain the current minikube dns ip address via</text:span></text:span></text:p>
              <text:list>
                <text:list-item>
                  <text:p text:style-name="P122"><text:span text:style-name="Source_20_Text"><text:span text:style-name="T16">minikube ip </text:span></text:span></text:p>
                </text:list-item>
              </text:list>
            </text:list-item>
            <text:list-item>
              <text:p text:style-name="P122"><text:span text:style-name="Source_20_Text"><text:span text:style-name="T49">In Eclipse edit sdk-test resources org-context.properties </text:span></text:span></text:p>
              <text:list>
                <text:list-item>
                  <text:p text:style-name="P122"><text:span text:style-name="Source_20_Text"><text:span text:style-name="T50">change bootstrap.servers property ip addresses to minikube ip</text:span></text:span></text:p>
                </text:list-item>
              </text:list>
            </text:list-item>
          </text:list>
        </text:list-item>
        <text:list-item>
          <text:p text:style-name="P121"><text:span text:style-name="Source_20_Text"><text:span text:style-name="T51">run configuration</text:span></text:span></text:p>
        </text:list-item>
      </text:list>
      <text:p text:style-name="P11"><text:span text:style-name="Source_20_Text"><text:span text:style-name="T21"/></text:span></text:p>
      <text:p text:style-name="P12"><text:span text:style-name="Source_20_Text"><text:span text:style-name="T50">Upon successful completion you should see the following within the eclipse console:</text:span></text:span></text:p>
      <text:p text:style-name="P12"><text:span text:style-name="Source_20_Text"><text:span text:style-name="T90">Result topic = org1tran; Offset = 0; Partition = 0</text:span></text:span></text:p>
      <text:p text:style-name="P159">Result topic = org1tran; Offset = 1; Partition = 0</text:p>
      <text:p text:style-name="P159">Result topic = org1tran; Offset = 2; Partition = 0</text:p>
      <text:p text:style-name="P159">Result topic = org1tran; Offset = 3; Partition = 0</text:p>
      <text:p text:style-name="P159">Response Status = 200</text:p>
      <text:p text:style-name="P159">Response Status = 200</text:p>
      <text:p text:style-name="P159">Response Status = 200</text:p>
      <text:p text:style-name="P145">Response Status = 200</text:p>
      <text:p text:style-name="P12"><text:span text:style-name="Source_20_Text"><text:span text:style-name="T94"/></text:span></text:p>
      <text:p text:style-name="P12"><text:span text:style-name="Source_20_Text"><text:span text:style-name="T96">Within the sdk-wrapper container terminal you should see:</text:span></text:span></text:p>
      <text:p text:style-name="P12"><text:span text:style-name="Source_20_Text"><text:span text:style-name="T95">Block Listener received block num 2</text:span></text:span></text:p>
      <text:p text:style-name="P12"><text:span text:style-name="Source_20_Text"><text:span text:style-name="T95">Response topic = org1response; Offset = 0; Partition = 0</text:span></text:span></text:p>
      <text:p text:style-name="P12"><text:span text:style-name="Source_20_Text"><text:span text:style-name="T95">Response topic = org1response; Offset = 1; Partition = 0</text:span></text:span></text:p>
      <text:p text:style-name="P12"><text:span text:style-name="Source_20_Text"><text:span text:style-name="T95">Response topic = org1response; Offset = 2; Partition = 0</text:span></text:span></text:p>
      <text:p text:style-name="P12"><text:span text:style-name="Source_20_Text"><text:span text:style-name="T95">Response topic = org1response; Offset = 3; Partition = 0</text:span></text:span></text:p>
      <text:p text:style-name="P11"><text:span text:style-name="Source_20_Text"/></text:p>
      <text:p text:style-name="P11"><text:span text:style-name="Source_20_Text"/></text:p>
      <text:h text:style-name="Heading_20_1" text:outline-level="1"><text:bookmark-start text:name="__RefHeading___Toc2880_2015525350"/><text:span text:style-name="Source_20_Text">Understanding the </text:span><text:span text:style-name="Source_20_Text"><text:span text:style-name="T89">C</text:span></text:span><text:span text:style-name="Source_20_Text">onfiguration</text:span><text:bookmark-end text:name="__RefHeading___Toc2880_2015525350"/></text:h>
      <text:p text:style-name="P13"><text:span text:style-name="Source_20_Text"><text:span text:style-name="T50">The setup-dev folder of the sdk-wrapper project provides the configuration necessary for building and instantiating the containers supporting a 4 organization with single peer for each organization Fabric network. It was modified from the Fabric test E2E-CLI configuration. In addition the configuration makes use of several configuration executables which the Fabric provides as part of the Fabric tools.</text:span></text:span></text:p>
      <text:p text:style-name="P13"><text:span text:style-name="Source_20_Text"><text:span text:style-name="T21"/></text:span></text:p>
      <text:p text:style-name="P15"><text:span text:style-name="Source_20_Text"><text:span text:style-name="T52">The fabric configuration files are found within the fabric-gen directory underneath the setup-dev directory. There are 2 main Fabric source configuration files – crypto-config-dev.yaml and configtx.yaml.</text:span></text:span></text:p>
      <text:p text:style-name="P15"><text:soft-page-break/><text:span text:style-name="Source_20_Text"><text:span text:style-name="T21"/></text:span></text:p>
      <text:p text:style-name="P15"><text:span text:style-name="Source_20_Text"/></text:p>
      <text:h text:style-name="Heading_20_2" text:outline-level="2"><text:bookmark-start text:name="__RefHeading___Toc2882_2015525350"/><text:span text:style-name="Source_20_Text">Crypto-config-dev.yaml </text:span><text:bookmark-end text:name="__RefHeading___Toc2882_2015525350"/></text:h>
      <text:p text:style-name="P15"><text:span text:style-name="Source_20_Text"><text:span text:style-name="T53">The cryto-config-dev.yaml file controls the crypto generation for the Orderers and the Peers associated with an organization as well as the organization’s user(s). The file shown below. </text:span></text:span></text:p>
      <text:p text:style-name="P13"><text:span text:style-name="Source_20_Text"><text:span text:style-name="T21"/></text:span></text:p>
      <table:table table:name="Table10" table:style-name="Table10">
        <table:table-column table:style-name="Table10.A"/>
        <table:table-row>
          <table:table-cell table:style-name="Table10.A1" office:value-type="string">
            <text:p text:style-name="P50"><text:span text:style-name="Source_20_Text"><text:span text:style-name="T107"># Copyright IBM Corp. All Rights Reserved.</text:span></text:span></text:p>
            <text:p text:style-name="P161">#</text:p>
            <text:p text:style-name="P161"># SPDX-License-Identifier: Apache-2.0</text:p>
            <text:p text:style-name="P161">#</text:p>
            <text:p text:style-name="P88"/>
            <text:p text:style-name="P161"># ---------------------------------------------------------------------------</text:p>
            <text:p text:style-name="P161"># "OrdererOrgs" - Definition of organizations managing orderer nodes</text:p>
            <text:p text:style-name="P161"># ---------------------------------------------------------------------------</text:p>
            <text:p text:style-name="P163">OrdererOrgs:</text:p>
            <text:p text:style-name="P84"><text:span text:style-name="T114"><text:s text:c="2"/></text:span><text:span text:style-name="T108"># ---------------------------------------------------------------------------</text:span></text:p>
            <text:p text:style-name="P84"><text:span text:style-name="T114"><text:s text:c="2"/></text:span><text:span text:style-name="T108"># Orderer</text:span></text:p>
            <text:p text:style-name="P84"><text:span text:style-name="T114"><text:s text:c="2"/></text:span><text:span text:style-name="T108"># ---------------------------------------------------------------------------</text:span></text:p>
            <text:p text:style-name="P84"><text:span text:style-name="T114"><text:s text:c="2"/></text:span><text:span text:style-name="T110">- Name:</text:span><text:span text:style-name="T114"> </text:span><text:span text:style-name="T92">Orderer</text:span></text:p>
            <text:p text:style-name="P84"><text:span text:style-name="T114"><text:s text:c="4"/></text:span><text:span text:style-name="T110">Domain:</text:span><text:span text:style-name="T114"> </text:span><text:span text:style-name="T92">example.com</text:span></text:p>
            <text:p text:style-name="P84"><text:span text:style-name="T114"><text:s text:c="4"/></text:span><text:span text:style-name="T108"># ---------------------------------------------------------------------------</text:span></text:p>
            <text:p text:style-name="P84"><text:span text:style-name="T114"><text:s text:c="4"/></text:span><text:span text:style-name="T108"># "Specs" - See PeerOrgs below for complete description</text:span></text:p>
            <text:p text:style-name="P84"><text:span text:style-name="T114"><text:s text:c="4"/></text:span><text:span text:style-name="T108"># ---------------------------------------------------------------------------</text:span></text:p>
            <text:p text:style-name="P84"><text:span text:style-name="T114"><text:s text:c="4"/></text:span><text:span text:style-name="T110">Specs:</text:span></text:p>
            <text:p text:style-name="P84"><text:span text:style-name="T114"><text:s text:c="6"/></text:span><text:span text:style-name="T110">- Hostname:</text:span><text:span text:style-name="T114"> </text:span><text:span text:style-name="T92">orderer</text:span></text:p>
            <text:p text:style-name="P161"># ---------------------------------------------------------------------------</text:p>
            <text:p text:style-name="P161"># "PeerOrgs" - Definition of organizations managing peer nodes</text:p>
            <text:p text:style-name="P161"># ---------------------------------------------------------------------------</text:p>
            <text:p text:style-name="P163">PeerOrgs:</text:p>
            <text:p text:style-name="P84"><text:span text:style-name="T114"><text:s text:c="2"/></text:span><text:span text:style-name="T108"># ---------------------------------------------------------------------------</text:span></text:p>
            <text:p text:style-name="P84"><text:span text:style-name="T114"><text:s text:c="2"/></text:span><text:span text:style-name="T108"># Org1</text:span></text:p>
            <text:p text:style-name="P84"><text:span text:style-name="T114"><text:s text:c="2"/></text:span><text:span text:style-name="T108"># ---------------------------------------------------------------------------</text:span></text:p>
            <text:p text:style-name="P84"><text:span text:style-name="T114"><text:s text:c="2"/></text:span><text:span text:style-name="T110">- Name:</text:span><text:span text:style-name="T114"> </text:span><text:span text:style-name="T92">Org1</text:span></text:p>
            <text:p text:style-name="P84"><text:span text:style-name="T114"><text:s text:c="4"/></text:span><text:span text:style-name="T110">Domain:</text:span><text:span text:style-name="T114"> </text:span><text:span text:style-name="T92">Org1</text:span></text:p>
            <text:p text:style-name="P84"><text:span text:style-name="T114"><text:s text:c="4"/></text:span><text:span text:style-name="T110">Template:</text:span></text:p>
            <text:p text:style-name="P84"><text:span text:style-name="T114"><text:s text:c="6"/></text:span><text:span text:style-name="T110">Count:</text:span><text:span text:style-name="T114"> </text:span><text:span text:style-name="T92">1</text:span></text:p>
            <text:p text:style-name="P84"><text:span text:style-name="T114"><text:s text:c="4"/></text:span><text:span text:style-name="T110">Users:</text:span></text:p>
            <text:p text:style-name="P84"><text:span text:style-name="T114"><text:s text:c="6"/></text:span><text:span text:style-name="T110">Count:</text:span><text:span text:style-name="T114"> </text:span><text:span text:style-name="T92">1</text:span></text:p>
            <text:p text:style-name="P84"><text:span text:style-name="T114"><text:s text:c="2"/></text:span><text:span text:style-name="T108"># ---------------------------------------------------------------------------</text:span></text:p>
            <text:p text:style-name="P84"><text:span text:style-name="T114"><text:s text:c="2"/></text:span><text:span text:style-name="T108"># Org2:</text:span></text:p>
            <text:p text:style-name="P84"><text:span text:style-name="T114"><text:s text:c="2"/></text:span><text:span text:style-name="T108"># ---------------------------------------------------------------------------</text:span></text:p>
            <text:p text:style-name="P84"><text:span text:style-name="T114"><text:s text:c="2"/></text:span><text:span text:style-name="T110">- Name:</text:span><text:span text:style-name="T114"> </text:span><text:span text:style-name="T92">Org2</text:span></text:p>
            <text:p text:style-name="P84"><text:span text:style-name="T114"><text:s text:c="4"/></text:span><text:span text:style-name="T110">Domain:</text:span><text:span text:style-name="T114"> </text:span><text:span text:style-name="T92">Org2</text:span></text:p>
            <text:p text:style-name="P84"><text:span text:style-name="T114"><text:s text:c="4"/></text:span><text:span text:style-name="T110">Template:</text:span></text:p>
            <text:p text:style-name="P84"><text:span text:style-name="T114"><text:s text:c="6"/></text:span><text:span text:style-name="T110">Count:</text:span><text:span text:style-name="T114"> </text:span><text:span text:style-name="T92">1</text:span></text:p>
            <text:p text:style-name="P84"><text:span text:style-name="T114"><text:s text:c="4"/></text:span><text:span text:style-name="T110">Users:</text:span></text:p>
            <text:p text:style-name="P84"><text:span text:style-name="T114"><text:s text:c="6"/></text:span><text:span text:style-name="T110">Count:</text:span><text:span text:style-name="T114"> </text:span><text:span text:style-name="T92">1</text:span></text:p>
            <text:p text:style-name="P84"><text:span text:style-name="T114"><text:s text:c="2"/></text:span><text:span text:style-name="T108"># ---------------------------------------------------------------------------</text:span></text:p>
            <text:p text:style-name="P84"><text:span text:style-name="T114"><text:s text:c="2"/></text:span><text:span text:style-name="T108"># Org3:</text:span></text:p>
            <text:p text:style-name="P84"><text:span text:style-name="T114"><text:s text:c="2"/></text:span><text:span text:style-name="T108"># ---------------------------------------------------------------------------</text:span></text:p>
            <text:p text:style-name="P84"><text:span text:style-name="T114"><text:s text:c="2"/></text:span><text:span text:style-name="T110">- Name:</text:span><text:span text:style-name="T114"> </text:span><text:span text:style-name="T92">Org3</text:span></text:p>
            <text:p text:style-name="P84"><text:span text:style-name="T114"><text:s text:c="4"/></text:span><text:span text:style-name="T110">Domain:</text:span><text:span text:style-name="T114"> </text:span><text:span text:style-name="T92">Org3</text:span></text:p>
            <text:p text:style-name="P84"><text:span text:style-name="T114"><text:s text:c="4"/></text:span><text:span text:style-name="T110">Template:</text:span></text:p>
            <text:p text:style-name="P84"><text:span text:style-name="T114"><text:s text:c="6"/></text:span><text:span text:style-name="T110">Count:</text:span><text:span text:style-name="T114"> </text:span><text:span text:style-name="T92">1</text:span></text:p>
            <text:p text:style-name="P84"><text:soft-page-break/><text:span text:style-name="T114"><text:s text:c="4"/></text:span><text:span text:style-name="T110">Users:</text:span></text:p>
            <text:p text:style-name="P84"><text:span text:style-name="T114"><text:s text:c="6"/></text:span><text:span text:style-name="T110">Count:</text:span><text:span text:style-name="T114"> </text:span><text:span text:style-name="T92">1</text:span></text:p>
            <text:p text:style-name="P84"><text:span text:style-name="T114"><text:s text:c="2"/></text:span><text:span text:style-name="T108"># ---------------------------------------------------------------------------</text:span></text:p>
            <text:p text:style-name="P84"><text:span text:style-name="T114"><text:s text:c="2"/></text:span><text:span text:style-name="T108"># Org4:</text:span></text:p>
            <text:p text:style-name="P84"><text:span text:style-name="T114"><text:s text:c="2"/></text:span><text:span text:style-name="T108"># ---------------------------------------------------------------------------</text:span></text:p>
            <text:p text:style-name="P84"><text:span text:style-name="T114"><text:s text:c="2"/></text:span><text:span text:style-name="T110">- Name:</text:span><text:span text:style-name="T114"> </text:span><text:span text:style-name="T92">Org4</text:span></text:p>
            <text:p text:style-name="P84"><text:span text:style-name="T114"><text:s text:c="4"/></text:span><text:span text:style-name="T110">Domain:</text:span><text:span text:style-name="T114"> </text:span><text:span text:style-name="T92">Org4</text:span></text:p>
            <text:p text:style-name="P84"><text:span text:style-name="T114"><text:s text:c="4"/></text:span><text:span text:style-name="T110">Template:</text:span></text:p>
            <text:p text:style-name="P84"><text:span text:style-name="T114"><text:s text:c="6"/></text:span><text:span text:style-name="T110">Count:</text:span><text:span text:style-name="T114"> </text:span><text:span text:style-name="T92">1</text:span></text:p>
            <text:p text:style-name="P84"><text:span text:style-name="T114"><text:s text:c="4"/></text:span><text:span text:style-name="T110">Users:</text:span></text:p>
            <text:p text:style-name="P84"><text:span text:style-name="T114"><text:s text:c="6"/></text:span><text:span text:style-name="T110">Count:</text:span><text:span text:style-name="T114"> </text:span><text:span text:style-name="T92">1</text:span></text:p>
          </table:table-cell>
        </table:table-row>
      </table:table>
      <text:p text:style-name="P13"><text:span text:style-name="Source_20_Text"><text:span text:style-name="T21"/></text:span></text:p>
      <text:p text:style-name="P13"><text:span text:style-name="Source_20_Text"><text:span text:style-name="T109"/></text:span></text:p>
      <text:p text:style-name="P14"><text:span text:style-name="Source_20_Text"><text:span text:style-name="T52">This configures the various crypto material necessary for the Orderers as will as the Peers which will be part of the generated Fabric network. Modifying any portion of this file will require additional modifications to the shell command files.</text:span></text:span></text:p>
      <text:p text:style-name="P14"><text:span text:style-name="Source_20_Text"><text:span text:style-name="T21"/></text:span></text:p>
      <text:p text:style-name="P15"><text:span text:style-name="Source_20_Text"><text:span text:style-name="T53">The first section is the Orderer section. The configuration defines 1 orderer with a name “Orderer” with a domain “example.com” and a hostname “orderer”. </text:span></text:span></text:p>
      <text:p text:style-name="P15"><text:span text:style-name="Source_20_Text"><text:span text:style-name="T21"/></text:span></text:p>
      <text:p text:style-name="P16"><text:span text:style-name="Source_20_Text"><text:span text:style-name="T54">The second section defines the organizations for which crypto material will be generated. The template count is the number of Peers for which crypto material is required and the Users count is the number of Users in addition to the “Admin” user to generate crypto material for.</text:span></text:span></text:p>
      <text:p text:style-name="P15"><text:span text:style-name="Source_20_Text"/></text:p>
      <text:h text:style-name="Heading_20_2" text:outline-level="2"><text:bookmark-start text:name="__RefHeading___Toc2884_2015525350"/><text:span text:style-name="Source_20_Text">Configtx.yaml</text:span><text:bookmark-end text:name="__RefHeading___Toc2884_2015525350"/></text:h>
      <text:p text:style-name="P15"><text:span text:style-name="Source_20_Text"><text:span text:style-name="T53">The second Fabric configuration file is the configtx.yaml file. The processing for this file uses the crypto material generated by the prior configuration to set up the Orderer Genesis block and well as the transactions for creating the channels configured. There are multiple dependencies between the two configuration files:</text:span></text:span></text:p>
      <text:list xml:id="list8308791461272039707" text:style-name="L11">
        <text:list-item>
          <text:p text:style-name="P123"><text:span text:style-name="Source_20_Text"><text:span text:style-name="T55">Organization Names must match</text:span></text:span></text:p>
        </text:list-item>
        <text:list-item>
          <text:p text:style-name="P123"><text:span text:style-name="Source_20_Text"><text:span text:style-name="T55">Consortium usage between the Orderer and the channel configuration must match</text:span></text:span></text:p>
        </text:list-item>
        <text:list-item>
          <text:p text:style-name="P123"><text:span text:style-name="Source_20_Text"><text:span text:style-name="T55">The MSP directories for each organization must use the path of MSP crypto material generation within the prior step.</text:span></text:span></text:p>
        </text:list-item>
      </text:list>
      <text:p text:style-name="P13"><text:span text:style-name="Source_20_Text"><text:span text:style-name="T21"/></text:span></text:p>
      <text:p text:style-name="P17"><text:span text:style-name="Source_20_Text"><text:span text:style-name="T55">The test configuration file for the configtx.yaml provided within the project is below.</text:span></text:span></text:p>
      <text:p text:style-name="P17"><text:span text:style-name="Source_20_Text"/></text:p>
      <table:table table:name="Table11" table:style-name="Table11">
        <table:table-column table:style-name="Table11.A"/>
        <table:table-row>
          <table:table-cell table:style-name="Table11.A1" office:value-type="string">
            <text:p text:style-name="P50"><text:span text:style-name="Source_20_Text"><text:span text:style-name="T111">Profiles:</text:span></text:span></text:p>
            <text:p text:style-name="P88"/>
            <text:p text:style-name="P84"><text:span text:style-name="T114"><text:s text:c="4"/></text:span><text:span text:style-name="T110">DevOrdererGenesis:</text:span></text:p>
            <text:p text:style-name="P84"><text:span text:style-name="T114"><text:s text:c="8"/></text:span><text:span text:style-name="T110">Orderer:</text:span></text:p>
            <text:p text:style-name="P84"><text:span text:style-name="T114"><text:s text:c="12"/></text:span><text:span text:style-name="T92">&lt;&lt;:</text:span><text:span text:style-name="T114"> </text:span><text:span text:style-name="T127">*OrdererDefaults</text:span></text:p>
            <text:p text:style-name="P84"><text:span text:style-name="T114"><text:s text:c="12"/></text:span><text:span text:style-name="T110">Organizations:</text:span></text:p>
            <text:p text:style-name="P84"><text:span text:style-name="T114"><text:s text:c="16"/>- </text:span><text:span text:style-name="T127">*OrdererOrg</text:span></text:p>
            <text:p text:style-name="P84"><text:span text:style-name="T114"><text:s text:c="8"/></text:span><text:span text:style-name="T110">Consortiums:</text:span></text:p>
            <text:p text:style-name="P84"><text:span text:style-name="T114"><text:s text:c="12"/></text:span><text:span text:style-name="T110">SampleConsortium:</text:span></text:p>
            <text:p text:style-name="P84"><text:span text:style-name="T114"><text:s text:c="16"/></text:span><text:span text:style-name="T110">Organizations:</text:span></text:p>
            <text:p text:style-name="P84"><text:span text:style-name="T114"><text:s text:c="20"/>- </text:span><text:span text:style-name="T127">*Org1</text:span></text:p>
            <text:p text:style-name="P84"><text:span text:style-name="T114"><text:s text:c="20"/>- </text:span><text:span text:style-name="T127">*Org2</text:span></text:p>
            <text:p text:style-name="P84"><text:span text:style-name="T114"><text:s text:c="20"/>- </text:span><text:span text:style-name="T127">*Org3</text:span></text:p>
            <text:p text:style-name="P84"><text:span text:style-name="T114"><text:s text:c="20"/>- </text:span><text:span text:style-name="T127">*Org4</text:span></text:p>
            <text:p text:style-name="P88"><text:soft-page-break/></text:p>
            <text:p text:style-name="P84"><text:span text:style-name="T114"><text:s text:c="4"/></text:span><text:span text:style-name="T110">PublicChannel:</text:span></text:p>
            <text:p text:style-name="P84"><text:span text:style-name="T114"><text:s text:c="8"/></text:span><text:span text:style-name="T110">Consortium:</text:span><text:span text:style-name="T114"> </text:span><text:span text:style-name="T92">SampleConsortium</text:span></text:p>
            <text:p text:style-name="P84"><text:span text:style-name="T114"><text:s text:c="8"/></text:span><text:span text:style-name="T110">Application:</text:span></text:p>
            <text:p text:style-name="P84"><text:span text:style-name="T114"><text:s text:c="12"/></text:span><text:span text:style-name="T92">&lt;&lt;:</text:span><text:span text:style-name="T114"> </text:span><text:span text:style-name="T127">*ApplicationDefaults</text:span></text:p>
            <text:p text:style-name="P84"><text:span text:style-name="T114"><text:s text:c="12"/></text:span><text:span text:style-name="T110">Organizations:</text:span></text:p>
            <text:p text:style-name="P84"><text:span text:style-name="T114"><text:s text:c="16"/>- </text:span><text:span text:style-name="T127">*Org1</text:span></text:p>
            <text:p text:style-name="P84"><text:span text:style-name="T114"><text:s text:c="16"/>- </text:span><text:span text:style-name="T127">*Org2</text:span></text:p>
            <text:p text:style-name="P84"><text:span text:style-name="T114"><text:s text:c="16"/>- </text:span><text:span text:style-name="T127">*Org3</text:span></text:p>
            <text:p text:style-name="P84"><text:span text:style-name="T114"><text:s text:c="16"/>- </text:span><text:span text:style-name="T127">*Org4</text:span></text:p>
            <text:p text:style-name="P88"/>
            <text:p text:style-name="P84"><text:span text:style-name="T114"><text:s text:c="4"/></text:span><text:span text:style-name="T110">MgmtOrg2Channel:</text:span></text:p>
            <text:p text:style-name="P84"><text:span text:style-name="T114"><text:s text:c="8"/></text:span><text:span text:style-name="T110">Consortium:</text:span><text:span text:style-name="T114"> </text:span><text:span text:style-name="T92">SampleConsortium</text:span></text:p>
            <text:p text:style-name="P84"><text:span text:style-name="T114"><text:s text:c="8"/></text:span><text:span text:style-name="T110">Application:</text:span></text:p>
            <text:p text:style-name="P84"><text:span text:style-name="T114"><text:s text:c="12"/></text:span><text:span text:style-name="T92">&lt;&lt;:</text:span><text:span text:style-name="T114"> </text:span><text:span text:style-name="T127">*ApplicationDefaults</text:span></text:p>
            <text:p text:style-name="P84"><text:span text:style-name="T114"><text:s text:c="12"/></text:span><text:span text:style-name="T110">Organizations:</text:span></text:p>
            <text:p text:style-name="P84"><text:span text:style-name="T114"><text:s text:c="16"/>- </text:span><text:span text:style-name="T127">*Org1</text:span></text:p>
            <text:p text:style-name="P84"><text:span text:style-name="T114"><text:s text:c="16"/>- </text:span><text:span text:style-name="T127">*Org2</text:span></text:p>
            <text:p text:style-name="P164"><text:s text:c="4"/></text:p>
            <text:p text:style-name="P84"><text:span text:style-name="T114"><text:s text:c="4"/></text:span><text:span text:style-name="T110">MgmtOrg3Channel:</text:span></text:p>
            <text:p text:style-name="P84"><text:span text:style-name="T114"><text:s text:c="8"/></text:span><text:span text:style-name="T110">Consortium:</text:span><text:span text:style-name="T114"> </text:span><text:span text:style-name="T92">SampleConsortium</text:span></text:p>
            <text:p text:style-name="P84"><text:span text:style-name="T114"><text:s text:c="8"/></text:span><text:span text:style-name="T110">Application:</text:span></text:p>
            <text:p text:style-name="P84"><text:span text:style-name="T114"><text:s text:c="12"/></text:span><text:span text:style-name="T92">&lt;&lt;:</text:span><text:span text:style-name="T114"> </text:span><text:span text:style-name="T127">*ApplicationDefaults</text:span></text:p>
            <text:p text:style-name="P84"><text:span text:style-name="T114"><text:s text:c="12"/></text:span><text:span text:style-name="T110">Organizations:</text:span></text:p>
            <text:p text:style-name="P84"><text:span text:style-name="T114"><text:s text:c="16"/>- </text:span><text:span text:style-name="T127">*Org1</text:span></text:p>
            <text:p text:style-name="P84"><text:span text:style-name="T114"><text:s text:c="16"/>- </text:span><text:span text:style-name="T127">*Org3</text:span></text:p>
            <text:p text:style-name="P164"><text:s text:c="4"/></text:p>
            <text:p text:style-name="P84"><text:span text:style-name="T114"><text:s text:c="4"/></text:span><text:span text:style-name="T110">MgmtOrg4Channel:</text:span></text:p>
            <text:p text:style-name="P84"><text:span text:style-name="T114"><text:s text:c="8"/></text:span><text:span text:style-name="T110">Consortium:</text:span><text:span text:style-name="T114"> </text:span><text:span text:style-name="T92">SampleConsortium</text:span></text:p>
            <text:p text:style-name="P84"><text:span text:style-name="T114"><text:s text:c="8"/></text:span><text:span text:style-name="T110">Application:</text:span></text:p>
            <text:p text:style-name="P84"><text:span text:style-name="T114"><text:s text:c="12"/></text:span><text:span text:style-name="T92">&lt;&lt;:</text:span><text:span text:style-name="T114"> </text:span><text:span text:style-name="T127">*ApplicationDefaults</text:span></text:p>
            <text:p text:style-name="P84"><text:span text:style-name="T114"><text:s text:c="12"/></text:span><text:span text:style-name="T110">Organizations:</text:span></text:p>
            <text:p text:style-name="P84"><text:span text:style-name="T114"><text:s text:c="16"/>- </text:span><text:span text:style-name="T127">*Org1</text:span></text:p>
            <text:p text:style-name="P84"><text:span text:style-name="T114"><text:s text:c="16"/>- </text:span><text:span text:style-name="T127">*Org4</text:span></text:p>
            <text:p text:style-name="P164"><text:s text:c="4"/></text:p>
            <text:p text:style-name="P161">################################################################################</text:p>
            <text:p text:style-name="P161">#</text:p>
            <text:p text:style-name="P161"># <text:s text:c="2"/>Section: Organizations</text:p>
            <text:p text:style-name="P161">#</text:p>
            <text:p text:style-name="P161"># <text:s text:c="2"/>- This section defines the different organizational identities which will</text:p>
            <text:p text:style-name="P161"># <text:s text:c="2"/>be referenced later in the configuration.</text:p>
            <text:p text:style-name="P161">#</text:p>
            <text:p text:style-name="P161">################################################################################</text:p>
            <text:p text:style-name="P163">Organizations:</text:p>
            <text:p text:style-name="P88"/>
            <text:p text:style-name="P84"><text:span text:style-name="T114"><text:s text:c="4"/></text:span><text:span text:style-name="T108"># SampleOrg defines an MSP using the sampleconfig. <text:s/>It should never be used</text:span></text:p>
            <text:p text:style-name="P84"><text:span text:style-name="T114"><text:s text:c="4"/></text:span><text:span text:style-name="T108"># in production but may be used as a template for other definitions</text:span></text:p>
            <text:p text:style-name="P84"><text:span text:style-name="T114"><text:s text:c="4"/>- </text:span><text:span text:style-name="T127">&amp;OrdererOrg</text:span></text:p>
            <text:p text:style-name="P84"><text:span text:style-name="T114"><text:s text:c="8"/></text:span><text:span text:style-name="T110">Name:</text:span><text:span text:style-name="T114"> </text:span><text:span text:style-name="T92">OrdererOrg</text:span></text:p>
            <text:p text:style-name="P84"><text:span text:style-name="T114"><text:s text:c="8"/></text:span><text:span text:style-name="T110">ID:</text:span><text:span text:style-name="T114"> </text:span><text:span text:style-name="T92">OrdererMSP</text:span></text:p>
            <text:p text:style-name="P84"><text:span text:style-name="T114"><text:s text:c="8"/></text:span><text:span text:style-name="T110">MSPDir:</text:span><text:span text:style-name="T114"> </text:span><text:span text:style-name="T92">crypto-config/ordererOrganizations/example.com/msp</text:span></text:p>
            <text:p text:style-name="P84"><text:span text:style-name="T114"><text:s text:c="8"/></text:span><text:span text:style-name="T110">AdminPrincipal:</text:span><text:span text:style-name="T114"> </text:span><text:span text:style-name="T92">Role.MEMBER</text:span></text:p>
            <text:p text:style-name="P164"><text:s text:c="8"/></text:p>
            <text:p text:style-name="P84"><text:span text:style-name="T114"><text:s text:c="4"/>- </text:span><text:span text:style-name="T127">&amp;Org1</text:span></text:p>
            <text:p text:style-name="P84"><text:span text:style-name="T114"><text:s text:c="8"/></text:span><text:span text:style-name="T110">Name:</text:span><text:span text:style-name="T114"> </text:span><text:span text:style-name="T92">Org1MSP</text:span></text:p>
            <text:p text:style-name="P84"><text:span text:style-name="T114"><text:s text:c="8"/></text:span><text:span text:style-name="T110">ID:</text:span><text:span text:style-name="T114"> </text:span><text:span text:style-name="T92">Org1MSP</text:span></text:p>
            <text:p text:style-name="P84"><text:span text:style-name="T114"><text:s text:c="8"/></text:span><text:span text:style-name="T110">MSPDir:</text:span><text:span text:style-name="T114"> </text:span><text:span text:style-name="T92">crypto-config/peerOrganizations/Org1/msp</text:span></text:p>
            <text:p text:style-name="P84"><text:soft-page-break/><text:span text:style-name="T114"><text:s text:c="8"/></text:span><text:span text:style-name="T110">AdminPrincipal:</text:span><text:span text:style-name="T114"> </text:span><text:span text:style-name="T92">Role.MEMBER <text:s text:c="7"/></text:span></text:p>
            <text:p text:style-name="P161"># <text:s text:c="7"/>AnchorPeers:</text:p>
            <text:p text:style-name="P161"># <text:s text:c="11"/>- Host: peer0-org1</text:p>
            <text:p text:style-name="P161"># <text:s text:c="13"/>Port: 7051</text:p>
            <text:p text:style-name="P88"/>
            <text:p text:style-name="P84"><text:span text:style-name="T114"><text:s text:c="4"/>- </text:span><text:span text:style-name="T127">&amp;Org2</text:span></text:p>
            <text:p text:style-name="P84"><text:span text:style-name="T114"><text:s text:c="8"/></text:span><text:span text:style-name="T110">Name:</text:span><text:span text:style-name="T114"> </text:span><text:span text:style-name="T92">Org2MSP</text:span></text:p>
            <text:p text:style-name="P84"><text:span text:style-name="T114"><text:s text:c="8"/></text:span><text:span text:style-name="T110">ID:</text:span><text:span text:style-name="T114"> </text:span><text:span text:style-name="T92">Org2MSP</text:span></text:p>
            <text:p text:style-name="P84"><text:span text:style-name="T114"><text:s text:c="8"/></text:span><text:span text:style-name="T110">MSPDir:</text:span><text:span text:style-name="T114"> </text:span><text:span text:style-name="T92">crypto-config/peerOrganizations/Org2/msp</text:span></text:p>
            <text:p text:style-name="P84"><text:span text:style-name="T114"><text:s text:c="8"/></text:span><text:span text:style-name="T110">AdminPrincipal:</text:span><text:span text:style-name="T114"> </text:span><text:span text:style-name="T92">Role.MEMBER <text:s text:c="7"/></text:span></text:p>
            <text:p text:style-name="P161"># <text:s text:c="7"/>AnchorPeers:</text:p>
            <text:p text:style-name="P161"># <text:s text:c="11"/>- Host: peer0-org2</text:p>
            <text:p text:style-name="P161"># <text:s text:c="13"/>Port: 7151</text:p>
            <text:p text:style-name="P88"/>
            <text:p text:style-name="P84"><text:span text:style-name="T114"><text:s text:c="4"/>- </text:span><text:span text:style-name="T127">&amp;Org3</text:span></text:p>
            <text:p text:style-name="P84"><text:span text:style-name="T114"><text:s text:c="8"/></text:span><text:span text:style-name="T110">Name:</text:span><text:span text:style-name="T114"> </text:span><text:span text:style-name="T92">Org3MSP</text:span></text:p>
            <text:p text:style-name="P84"><text:span text:style-name="T114"><text:s text:c="8"/></text:span><text:span text:style-name="T110">ID:</text:span><text:span text:style-name="T114"> </text:span><text:span text:style-name="T92">Org3MSP</text:span></text:p>
            <text:p text:style-name="P84"><text:span text:style-name="T114"><text:s text:c="8"/></text:span><text:span text:style-name="T110">MSPDir:</text:span><text:span text:style-name="T114"> </text:span><text:span text:style-name="T92">crypto-config/peerOrganizations/Org3/msp</text:span></text:p>
            <text:p text:style-name="P84"><text:span text:style-name="T114"><text:s text:c="8"/></text:span><text:span text:style-name="T110">AdminPrincipal:</text:span><text:span text:style-name="T114"> </text:span><text:span text:style-name="T92">Role.MEMBER <text:s text:c="7"/></text:span></text:p>
            <text:p text:style-name="P161"># <text:s text:c="7"/>AnchorPeers:</text:p>
            <text:p text:style-name="P161"># <text:s text:c="11"/>- Host: peer0-org3</text:p>
            <text:p text:style-name="P161"># <text:s text:c="13"/>Port: 7251</text:p>
            <text:p text:style-name="P88"/>
            <text:p text:style-name="P84"><text:span text:style-name="T114"><text:s text:c="4"/>- </text:span><text:span text:style-name="T127">&amp;Org4</text:span></text:p>
            <text:p text:style-name="P84"><text:span text:style-name="T114"><text:s text:c="8"/></text:span><text:span text:style-name="T110">Name:</text:span><text:span text:style-name="T114"> </text:span><text:span text:style-name="T92">Org4MSP</text:span></text:p>
            <text:p text:style-name="P84"><text:span text:style-name="T114"><text:s text:c="8"/></text:span><text:span text:style-name="T110">ID:</text:span><text:span text:style-name="T114"> </text:span><text:span text:style-name="T92">Org4MSP</text:span></text:p>
            <text:p text:style-name="P84"><text:span text:style-name="T114"><text:s text:c="8"/></text:span><text:span text:style-name="T110">MSPDir:</text:span><text:span text:style-name="T114"> </text:span><text:span text:style-name="T92">crypto-config/peerOrganizations/Org4/msp</text:span></text:p>
            <text:p text:style-name="P84"><text:span text:style-name="T114"><text:s text:c="8"/></text:span><text:span text:style-name="T110">AdminPrincipal:</text:span><text:span text:style-name="T114"> </text:span><text:span text:style-name="T92">Role.MEMBER <text:s text:c="7"/></text:span></text:p>
            <text:p text:style-name="P161"># <text:s text:c="7"/>AnchorPeers:</text:p>
            <text:p text:style-name="P161"># <text:s text:c="11"/>- Host: peer0-org4</text:p>
            <text:p text:style-name="P161"># <text:s text:c="13"/>Port: 7351</text:p>
            <text:p text:style-name="P88"/>
            <text:p text:style-name="P161">################################################################################</text:p>
            <text:p text:style-name="P161">#</text:p>
            <text:p text:style-name="P161"># <text:s text:c="2"/>SECTION: Orderer</text:p>
            <text:p text:style-name="P161">#</text:p>
            <text:p text:style-name="P161"># <text:s text:c="2"/>- This section defines the values to encode into a config transaction or</text:p>
            <text:p text:style-name="P161"># <text:s text:c="2"/>genesis block for orderer related parameters</text:p>
            <text:p text:style-name="P161">#</text:p>
            <text:p text:style-name="P161">################################################################################</text:p>
            <text:p text:style-name="P161">#Orderer: &amp;OrdererDefaults</text:p>
            <text:p text:style-name="P84"><text:span text:style-name="T110">Orderer:</text:span><text:span text:style-name="T114"> </text:span><text:span text:style-name="T127">&amp;OrdererDefaults</text:span></text:p>
            <text:p text:style-name="P88"/>
            <text:p text:style-name="P84"><text:span text:style-name="T114"><text:s text:c="4"/></text:span><text:span text:style-name="T108"># Orderer Type: The orderer implementation to start</text:span></text:p>
            <text:p text:style-name="P84"><text:span text:style-name="T114"><text:s text:c="4"/></text:span><text:span text:style-name="T108"># Available types are "solo" and "kafka"</text:span></text:p>
            <text:p text:style-name="P84"><text:span text:style-name="T114"><text:s text:c="4"/></text:span><text:span text:style-name="T110">OrdererType:</text:span><text:span text:style-name="T114"> </text:span><text:span text:style-name="T92">solo</text:span></text:p>
            <text:p text:style-name="P88"/>
            <text:p text:style-name="P84"><text:span text:style-name="T114"><text:s text:c="4"/></text:span><text:span text:style-name="T110">Addresses:</text:span></text:p>
            <text:p text:style-name="P84"><text:span text:style-name="T114"><text:s text:c="8"/>- </text:span><text:span text:style-name="T92">orderer-service:7050</text:span></text:p>
            <text:p text:style-name="P88"/>
            <text:p text:style-name="P84"><text:span text:style-name="T114"><text:s text:c="4"/></text:span><text:span text:style-name="T108"># Batch Timeout: The amount of time to wait before creating a batch</text:span></text:p>
            <text:p text:style-name="P84"><text:span text:style-name="T114"><text:s text:c="4"/></text:span><text:span text:style-name="T110">BatchTimeout:</text:span><text:span text:style-name="T114"> </text:span><text:span text:style-name="T92">2s</text:span></text:p>
            <text:p text:style-name="P88"/>
            <text:p text:style-name="P84"><text:span text:style-name="T114"><text:s text:c="4"/></text:span><text:span text:style-name="T108"># Batch Size: Controls the number of messages batched into a block</text:span></text:p>
            <text:p text:style-name="P84"><text:span text:style-name="T114"><text:s text:c="4"/></text:span><text:span text:style-name="T110">BatchSize:</text:span></text:p>
            <text:p text:style-name="P88"/>
            <text:p text:style-name="P84"><text:span text:style-name="T114"><text:s text:c="8"/></text:span><text:span text:style-name="T108"># Max Message Count: The maximum number of messages to permit in a batch</text:span></text:p>
            <text:p text:style-name="P84"><text:soft-page-break/><text:span text:style-name="T114"><text:s text:c="8"/></text:span><text:span text:style-name="T110">MaxMessageCount:</text:span><text:span text:style-name="T114"> </text:span><text:span text:style-name="T92">10</text:span></text:p>
            <text:p text:style-name="P88"/>
            <text:p text:style-name="P84"><text:span text:style-name="T114"><text:s text:c="8"/></text:span><text:span text:style-name="T108"># Absolute Max Bytes: The absolute maximum number of bytes allowed for</text:span></text:p>
            <text:p text:style-name="P84"><text:span text:style-name="T114"><text:s text:c="8"/></text:span><text:span text:style-name="T108"># the serialized messages in a batch.</text:span></text:p>
            <text:p text:style-name="P84"><text:span text:style-name="T114"><text:s text:c="8"/></text:span><text:span text:style-name="T110">AbsoluteMaxBytes:</text:span><text:span text:style-name="T114"> </text:span><text:span text:style-name="T92">99 MB</text:span></text:p>
            <text:p text:style-name="P88"/>
            <text:p text:style-name="P84"><text:span text:style-name="T114"><text:s text:c="8"/></text:span><text:span text:style-name="T108"># Preferred Max Bytes: The preferred maximum number of bytes allowed for</text:span></text:p>
            <text:p text:style-name="P84"><text:span text:style-name="T114"><text:s text:c="8"/></text:span><text:span text:style-name="T108"># the serialized messages in a batch. A message larger than the preferred</text:span></text:p>
            <text:p text:style-name="P84"><text:span text:style-name="T114"><text:s text:c="8"/></text:span><text:span text:style-name="T108"># max bytes will result in a batch larger than preferred max bytes.</text:span></text:p>
            <text:p text:style-name="P84"><text:span text:style-name="T114"><text:s text:c="8"/></text:span><text:span text:style-name="T110">PreferredMaxBytes:</text:span><text:span text:style-name="T114"> </text:span><text:span text:style-name="T92">512 KB</text:span></text:p>
            <text:p text:style-name="P88"/>
            <text:p text:style-name="P84"><text:span text:style-name="T114"><text:s text:c="4"/></text:span><text:span text:style-name="T110">Kafka:</text:span></text:p>
            <text:p text:style-name="P84"><text:span text:style-name="T114"><text:s text:c="8"/></text:span><text:span text:style-name="T108"># Brokers: A list of Kafka brokers to which the orderer connects</text:span></text:p>
            <text:p text:style-name="P84"><text:span text:style-name="T114"><text:s text:c="8"/></text:span><text:span text:style-name="T108"># NOTE: Use IP:port notation</text:span></text:p>
            <text:p text:style-name="P84"><text:span text:style-name="T114"><text:s text:c="8"/></text:span><text:span text:style-name="T110">Brokers:</text:span></text:p>
            <text:p text:style-name="P84"><text:span text:style-name="T114"><text:s text:c="12"/>- </text:span><text:span text:style-name="T92">127.0.0.1:9092</text:span></text:p>
            <text:p text:style-name="P88"/>
            <text:p text:style-name="P84"><text:span text:style-name="T114"><text:s text:c="4"/></text:span><text:span text:style-name="T108"># Organizations is the list of orgs which are defined as participants on</text:span></text:p>
            <text:p text:style-name="P84"><text:span text:style-name="T114"><text:s text:c="4"/></text:span><text:span text:style-name="T108"># the orderer side of the network</text:span></text:p>
            <text:p text:style-name="P84"><text:span text:style-name="T114"><text:s text:c="4"/></text:span><text:span text:style-name="T110">Organizations:</text:span></text:p>
            <text:p text:style-name="P88"/>
            <text:p text:style-name="P161">################################################################################</text:p>
            <text:p text:style-name="P161">#</text:p>
            <text:p text:style-name="P161"># <text:s text:c="2"/>SECTION: Application</text:p>
            <text:p text:style-name="P161">#</text:p>
            <text:p text:style-name="P161"># <text:s text:c="2"/>- This section defines the values to encode into a config transaction or</text:p>
            <text:p text:style-name="P161"># <text:s text:c="2"/>genesis block for application related parameters</text:p>
            <text:p text:style-name="P161">#</text:p>
            <text:p text:style-name="P161">################################################################################</text:p>
            <text:p text:style-name="P84"><text:span text:style-name="T110">Application:</text:span><text:span text:style-name="T114"> </text:span><text:span text:style-name="T127">&amp;ApplicationDefaults</text:span></text:p>
            <text:p text:style-name="P88"/>
            <text:p text:style-name="P84"><text:span text:style-name="T114"><text:s text:c="4"/></text:span><text:span text:style-name="T108"># Organizations is the list of orgs which are defined as participants on</text:span></text:p>
            <text:p text:style-name="P84"><text:span text:style-name="T114"><text:s text:c="4"/></text:span><text:span text:style-name="T108"># the application side of the network</text:span></text:p>
            <text:p text:style-name="P50"><text:span text:style-name="T114"><text:s text:c="4"/></text:span><text:span text:style-name="T110">Organizations:</text:span></text:p>
          </table:table-cell>
        </table:table-row>
      </table:table>
      <text:p text:style-name="P17"><text:span text:style-name="Source_20_Text"><text:span text:style-name="T128"><text:s/></text:span></text:span></text:p>
      <text:p text:style-name="P13"><text:span text:style-name="Source_20_Text"><text:span text:style-name="T112"/></text:span></text:p>
      <text:p text:style-name="P18"><text:span text:style-name="Source_20_Text"><text:span text:style-name="T113"/></text:span></text:p>
      <text:h text:style-name="Heading_20_2" text:outline-level="2"><text:bookmark-start text:name="__RefHeading___Toc2886_2015525350"/><text:span text:style-name="Source_20_Text">Generating the Crypto Material</text:span><text:bookmark-end text:name="__RefHeading___Toc2886_2015525350"/></text:h>
      <text:p text:style-name="P18"><text:span text:style-name="Source_20_Text"><text:span text:style-name="T56">The command file which generates the crypto material is the config-network.sh file found within the setup-dev/fabric-gen directory. The commands contained within it use both of the configuration files shown above to generate the crypto material, genesis block and channel transactions.</text:span></text:span></text:p>
      <text:p text:style-name="P18"><text:span text:style-name="Source_20_Text"><text:span text:style-name="T21"/></text:span></text:p>
      <text:p text:style-name="P23"><text:span text:style-name="Source_20_Text"><text:span text:style-name="T57">The steps for running this are as follows:</text:span></text:span></text:p>
      <text:list xml:id="list5240952128712264073" text:style-name="L12">
        <text:list-item>
          <text:p text:style-name="P124"><text:span text:style-name="Source_20_Text"><text:span text:style-name="T25">Open a terminal</text:span></text:span></text:p>
        </text:list-item>
        <text:list-item>
          <text:p text:style-name="P124"><text:span text:style-name="Source_20_Text"><text:span text:style-name="T25">Go to setup/fabric-gen project directory where the config-network.sh is.</text:span></text:span></text:p>
        </text:list-item>
        <text:list-item>
          <text:p text:style-name="P124"><text:span text:style-name="Source_20_Text"><text:span text:style-name="T57">Run the command:</text:span></text:span></text:p>
          <text:list>
            <text:list-item>
              <text:p text:style-name="P124"><text:span text:style-name="Source_20_Text"><text:span text:style-name="T143">/bin/bash config-network.sh </text:span></text:span></text:p>
            </text:list-item>
          </text:list>
        </text:list-item>
        <text:list-item>
          <text:p text:style-name="P124"><text:span text:style-name="Source_20_Text"><text:span text:style-name="T58">For each of the organizations in sdk-config update the config-sdk json file for the appropriate organizations, Peers, channels, certs and users.</text:span></text:span></text:p>
        </text:list-item>
      </text:list>
      <text:p text:style-name="P23"><text:span text:style-name="Source_20_Text"><text:span text:style-name="T21"/></text:span></text:p>
      <text:p text:style-name="P18"><text:span text:style-name="Source_20_Text"><text:span text:style-name="T56">The file is shown below. It has been modified from the original E2E-CLI test example found in the Fabric releases.</text:span></text:span></text:p>
      <text:p text:style-name="P18"><text:soft-page-break/><text:span text:style-name="Source_20_Text"/></text:p>
      <table:table table:name="Table12" table:style-name="Table12">
        <table:table-column table:style-name="Table12.A"/>
        <table:table-row>
          <table:table-cell table:style-name="Table12.A1" office:value-type="string">
            <text:p text:style-name="P50"><text:span text:style-name="Source_20_Text"><text:span text:style-name="T129"># This script is to be run on the development machine.</text:span></text:span></text:p>
            <text:p text:style-name="P84"><text:span text:style-name="T130"># Set the </text:span><text:span text:style-name="T132">os</text:span><text:span text:style-name="T130"> - this script is being run on </text:span><text:span text:style-name="T132">linux</text:span><text:span text:style-name="T130"> </text:span><text:span text:style-name="T132">ubuntu</text:span></text:p>
            <text:p text:style-name="P84"><text:span text:style-name="T133">os_arch</text:span><text:span text:style-name="T114">=</text:span><text:span text:style-name="T134">$(echo</text:span><text:span text:style-name="T114"> </text:span><text:span text:style-name="T134">"$(</text:span><text:span text:style-name="T135">uname</text:span><text:span text:style-name="T114"> </text:span><text:span text:style-name="T134">-s)-amd64"</text:span><text:span text:style-name="T114"> </text:span><text:span text:style-name="T134">|</text:span><text:span text:style-name="T114"> </text:span><text:span text:style-name="T135">awk</text:span><text:span text:style-name="T114"> </text:span><text:span text:style-name="T134">'{print</text:span><text:span text:style-name="T114"> </text:span><text:span text:style-name="T135">tolower</text:span><text:span text:style-name="T134">(</text:span><text:span text:style-name="T133">$0</text:span><text:span text:style-name="T134">)}')</text:span></text:p>
            <text:p text:style-name="P88"/>
            <text:p text:style-name="P165"># clean up existing paths</text:p>
            <text:p text:style-name="P84"><text:span text:style-name="T139">rm</text:span><text:span text:style-name="T114"> -</text:span><text:span text:style-name="T92">rf</text:span><text:span text:style-name="T114"> </text:span><text:span text:style-name="T92">channel-artifacts</text:span></text:p>
            <text:p text:style-name="P84"><text:span text:style-name="T139">rm</text:span><text:span text:style-name="T114"> -</text:span><text:span text:style-name="T92">rf</text:span><text:span text:style-name="T114"> </text:span><text:span text:style-name="T92">crypto-config</text:span></text:p>
            <text:p text:style-name="P84"><text:span text:style-name="T139">mkdir</text:span><text:span text:style-name="T114"> </text:span><text:span text:style-name="T92">channel-artifacts</text:span></text:p>
            <text:p text:style-name="P88"/>
            <text:p text:style-name="P84"><text:span text:style-name="T130"># Generate the </text:span><text:span text:style-name="T132">crypto</text:span><text:span text:style-name="T130"> material for the orderer and organizations defined within </text:span><text:span text:style-name="T132">crypto</text:span><text:span text:style-name="T130">-</text:span><text:span text:style-name="T132">config</text:span><text:span text:style-name="T130">-dev.yaml</text:span></text:p>
            <text:p text:style-name="P84"><text:span text:style-name="T114">../</text:span><text:span text:style-name="T92">bin</text:span><text:span text:style-name="T114">/</text:span><text:span text:style-name="T92">cryptogen</text:span><text:span text:style-name="T114"> </text:span><text:span text:style-name="T92">generate</text:span><text:span text:style-name="T114"> --</text:span><text:span text:style-name="T133">config</text:span><text:span text:style-name="T114">=./</text:span><text:span text:style-name="T92">crypto-config-dev.yaml</text:span></text:p>
            <text:p text:style-name="P88"/>
            <text:p text:style-name="P84"><text:span text:style-name="T130"># Create the </text:span><text:span text:style-name="T132">genesis</text:span><text:span text:style-name="T130"> block for the orderer which will have all the </text:span><text:span text:style-name="T132">orgs</text:span><text:span text:style-name="T130"> MSPs in it.</text:span></text:p>
            <text:p text:style-name="P84"><text:span text:style-name="T114">../</text:span><text:span text:style-name="T92">bin</text:span><text:span text:style-name="T114">/</text:span><text:span text:style-name="T92">configtxgen</text:span><text:span text:style-name="T114"> -</text:span><text:span text:style-name="T92">profile</text:span><text:span text:style-name="T114"> </text:span><text:span text:style-name="T92">DevOrdererGenesis</text:span><text:span text:style-name="T114"> -</text:span><text:span text:style-name="T92">outputBlock</text:span><text:span text:style-name="T114"> ./</text:span><text:span text:style-name="T92">channel-artifacts</text:span><text:span text:style-name="T114">/</text:span><text:span text:style-name="T92">genesis.block</text:span></text:p>
            <text:p text:style-name="P88"/>
            <text:p text:style-name="P84"><text:span text:style-name="T130"># Create the channel transaction for </text:span><text:span text:style-name="T131">each</text:span><text:span text:style-name="T130"> channel</text:span></text:p>
            <text:p text:style-name="P84"><text:span text:style-name="T114">../</text:span><text:span text:style-name="T92">bin</text:span><text:span text:style-name="T114">/</text:span><text:span text:style-name="T92">configtxgen</text:span><text:span text:style-name="T114"> -</text:span><text:span text:style-name="T92">profile</text:span><text:span text:style-name="T114"> </text:span><text:span text:style-name="T92">PublicChannel</text:span><text:span text:style-name="T114"> <text:s text:c="2"/>-</text:span><text:span text:style-name="T92">outputCreateChannelTx</text:span><text:span text:style-name="T114"> ./</text:span><text:span text:style-name="T92">channel-artifacts</text:span><text:span text:style-name="T114">/</text:span><text:span text:style-name="T92">publicchannel.tx</text:span><text:span text:style-name="T114"> <text:s text:c="2"/>-</text:span><text:span text:style-name="T92">channelID</text:span><text:span text:style-name="T114"> </text:span><text:span text:style-name="T92">publicchannel</text:span></text:p>
            <text:p text:style-name="P84"><text:span text:style-name="T114">../</text:span><text:span text:style-name="T92">bin</text:span><text:span text:style-name="T114">/</text:span><text:span text:style-name="T92">configtxgen</text:span><text:span text:style-name="T114"> -</text:span><text:span text:style-name="T92">profile</text:span><text:span text:style-name="T114"> </text:span><text:span text:style-name="T92">MgmtOrg2Channel</text:span><text:span text:style-name="T114"> -</text:span><text:span text:style-name="T92">outputCreateChannelTx</text:span><text:span text:style-name="T114"> ./</text:span><text:span text:style-name="T92">channel-artifacts</text:span><text:span text:style-name="T114">/</text:span><text:span text:style-name="T92">mgmtorg2channel.tx</text:span><text:span text:style-name="T114"> -</text:span><text:span text:style-name="T92">channelID</text:span><text:span text:style-name="T114"> </text:span><text:span text:style-name="T92">mgmtorg2channel</text:span></text:p>
            <text:p text:style-name="P84"><text:span text:style-name="T114">../</text:span><text:span text:style-name="T92">bin</text:span><text:span text:style-name="T114">/</text:span><text:span text:style-name="T92">configtxgen</text:span><text:span text:style-name="T114"> -</text:span><text:span text:style-name="T92">profile</text:span><text:span text:style-name="T114"> </text:span><text:span text:style-name="T92">MgmtOrg3Channel</text:span><text:span text:style-name="T114"> -</text:span><text:span text:style-name="T92">outputCreateChannelTx</text:span><text:span text:style-name="T114"> ./</text:span><text:span text:style-name="T92">channel-artifacts</text:span><text:span text:style-name="T114">/</text:span><text:span text:style-name="T92">mgmtorg3channel.tx</text:span><text:span text:style-name="T114"> -</text:span><text:span text:style-name="T92">channelID</text:span><text:span text:style-name="T114"> </text:span><text:span text:style-name="T92">mgmtorg3channel</text:span></text:p>
            <text:p text:style-name="P84"><text:span text:style-name="T114">../</text:span><text:span text:style-name="T92">bin</text:span><text:span text:style-name="T114">/</text:span><text:span text:style-name="T92">configtxgen</text:span><text:span text:style-name="T114"> -</text:span><text:span text:style-name="T92">profile</text:span><text:span text:style-name="T114"> </text:span><text:span text:style-name="T92">MgmtOrg4Channel</text:span><text:span text:style-name="T114"> -</text:span><text:span text:style-name="T92">outputCreateChannelTx</text:span><text:span text:style-name="T114"> ./</text:span><text:span text:style-name="T92">channel-artifacts</text:span><text:span text:style-name="T114">/</text:span><text:span text:style-name="T92">mgmtorg4channel.tx</text:span><text:span text:style-name="T114"> -</text:span><text:span text:style-name="T92">channelID</text:span><text:span text:style-name="T114"> </text:span><text:span text:style-name="T92">mgmtorg4channel</text:span></text:p>
            <text:p text:style-name="P88"/>
            <text:p text:style-name="P84"><text:span text:style-name="T130"># Create the anchor peer configurations for each of the </text:span><text:span text:style-name="T132">Org</text:span><text:span text:style-name="T130"> Peers </text:span></text:p>
            <text:p text:style-name="P84"><text:span text:style-name="T130">#../bin/</text:span><text:span text:style-name="T132">configtxgen</text:span><text:span text:style-name="T130"> -profile PublicChannel -outputAnchorPeersUpdate ./channel-artifacts/Org1MSPanchors.tx -channelID </text:span><text:span text:style-name="T132">publicchannel</text:span><text:span text:style-name="T130"> -asOrg Org1MSP</text:span></text:p>
            <text:p text:style-name="P84"><text:span text:style-name="T130">#../bin/</text:span><text:span text:style-name="T132">configtxgen</text:span><text:span text:style-name="T130"> -profile PublicChannel -outputAnchorPeersUpdate ./channel-artifacts/Org2MSPanchors.tx -channelID </text:span><text:span text:style-name="T132">publicchannel</text:span><text:span text:style-name="T130"> -asOrg Org2MSP</text:span></text:p>
            <text:p text:style-name="P84"><text:span text:style-name="T130">#../bin/</text:span><text:span text:style-name="T132">configtxgen</text:span><text:span text:style-name="T130"> -profile PublicChannel -outputAnchorPeersUpdate ./channel-artifacts/Org3MSPanchors.tx -channelID </text:span><text:span text:style-name="T132">publicchannel</text:span><text:span text:style-name="T130"> -asOrg Org3MSP</text:span></text:p>
            <text:p text:style-name="P84"><text:span text:style-name="T130">#../bin/</text:span><text:span text:style-name="T132">configtxgen</text:span><text:span text:style-name="T130"> -profile PublicChannel -outputAnchorPeersUpdate ./channel-artifacts/Org4MSPanchors.tx -channelID </text:span><text:span text:style-name="T132">publicchannel</text:span><text:span text:style-name="T130"> -asOrg Org4MSP</text:span></text:p>
            <text:p text:style-name="P88"/>
            <text:p text:style-name="P50"><text:span text:style-name="T139">echo</text:span><text:span text:style-name="T114"> </text:span><text:span text:style-name="T140">"***</text:span><text:span text:style-name="T114"> </text:span><text:span text:style-name="T140">Don't</text:span><text:span text:style-name="T114"> </text:span><text:span text:style-name="T140">forget</text:span><text:span text:style-name="T114"> </text:span><text:span text:style-name="T140">to</text:span><text:span text:style-name="T114"> </text:span><text:span text:style-name="T140">refresh</text:span><text:span text:style-name="T114"> </text:span><text:span text:style-name="T140">your</text:span><text:span text:style-name="T114"> </text:span><text:span text:style-name="T140">project</text:span><text:span text:style-name="T114"> </text:span><text:span text:style-name="T140">fabric-</text:span><text:span text:style-name="T141">gen</text:span><text:span text:style-name="T114"> </text:span><text:span text:style-name="T140">directory</text:span><text:span text:style-name="T114"> </text:span><text:span text:style-name="T140">***"</text:span></text:p>
          </table:table-cell>
        </table:table-row>
      </table:table>
      <text:p text:style-name="P18"><text:span text:style-name="Source_20_Text"/></text:p>
      <text:p text:style-name="P18"><text:span text:style-name="Source_20_Text"/></text:p>
      <text:h text:style-name="Heading_20_3" text:outline-level="3"><text:bookmark-start text:name="__RefHeading___Toc8887_2015525350"/><text:span text:style-name="Source_20_Text">Step 1 – Cleanup and Create Directories</text:span><text:bookmark-end text:name="__RefHeading___Toc8887_2015525350"/></text:h>
      <text:p text:style-name="P19"><text:span text:style-name="Source_20_Text"><text:span text:style-name="T59">The first step is to clean out prior runs of this command and to ensure the necessary directories are in place. The output of the commands will be placed inside the fabric-gen directory of the project.</text:span></text:span></text:p>
      <text:p text:style-name="P19"><text:span text:style-name="Source_20_Text"><text:span text:style-name="T21"/></text:span></text:p>
      <text:p text:style-name="P19"><text:span text:style-name="Source_20_Text"><text:span text:style-name="T59">The next 2 steps make use of executable files provided within the Fabric Tools project. For convenience these executables have been placed within the bin directory.</text:span></text:span></text:p>
      <text:p text:style-name="P19"><text:span text:style-name="Source_20_Text"/></text:p>
      <text:h text:style-name="Heading_20_3" text:outline-level="3"><text:bookmark-start text:name="__RefHeading___Toc8889_2015525350"/><text:soft-page-break/><text:span text:style-name="Source_20_Text">Step 2 – Create Crypto Material</text:span><text:bookmark-end text:name="__RefHeading___Toc8889_2015525350"/></text:h>
      <text:p text:style-name="P19"><text:span text:style-name="Source_20_Text"><text:span text:style-name="T59">The first executable is the cryptogen. This is run to generate all of the crypto material for the Organizations, Peers, Orderers, and Users necessary within the Fabric. It uses the crypto-config-dev.yaml as its source input. The output of running this is the crypto-config directory within the fabric-gen directory. </text:span></text:span></text:p>
      <text:p text:style-name="P19"><text:span text:style-name="Source_20_Text"><text:span text:style-name="T21"/></text:span></text:p>
      <text:p text:style-name="P20"><text:span text:style-name="Source_20_Text"><text:span text:style-name="T60">Crypto material (keys, certs) within the Fabric is core to all Identity, Authorization, Authentication and Verification. Each time this is run a great deal of editing of other configuration files is necessary – especially the sdk configuration for each organization. Thus this program should only be run when changes are required to the organizational structure or configured channels.</text:span></text:span></text:p>
      <text:p text:style-name="P20"><text:span text:style-name="Source_20_Text"><text:span text:style-name="T21"/></text:span></text:p>
      <text:h text:style-name="Heading_20_3" text:outline-level="3"><text:bookmark-start text:name="__RefHeading___Toc8891_2015525350"/><text:span text:style-name="Source_20_Text">Step 3 – Create Orderer Genesis Block</text:span><text:bookmark-end text:name="__RefHeading___Toc8891_2015525350"/></text:h>
      <text:p text:style-name="P21"><text:span text:style-name="Source_20_Text"><text:span text:style-name="T61">The configtxgen executable uses the configtx.yaml file definition for the profile attribute to generate a Genesis block for the Orderer. The block information includes the consortium and pulls in the MSP (crypto material) information into the Block information for later use in authorization verification. The Genesis block will be copied into the Orderer docker files and used as startup configuration for the Orderer.</text:span></text:span></text:p>
      <text:p text:style-name="P21"><text:span text:style-name="Source_20_Text"><text:span text:style-name="T21"/></text:span></text:p>
      <text:h text:style-name="Heading_20_3" text:outline-level="3"><text:bookmark-start text:name="__RefHeading___Toc8893_2015525350"/><text:span text:style-name="Source_20_Text">Step 4 – Create Channel Transactions</text:span><text:bookmark-end text:name="__RefHeading___Toc8893_2015525350"/></text:h>
      <text:p text:style-name="P22"><text:span text:style-name="Source_20_Text"><text:span text:style-name="T62">The configtxgen executable is also used to create the channel transaction file for each channel. Each channel created uses a specific profile defined within the configtx.yaml file. The resulting <text:s/>channel transaction files will be copied into the CLI container and used to create and join the channels by the Peers.</text:span></text:span></text:p>
      <text:p text:style-name="P22"><text:span text:style-name="Source_20_Text"><text:span text:style-name="T21"/></text:span></text:p>
      <text:h text:style-name="Heading_20_3" text:outline-level="3"><text:bookmark-start text:name="__RefHeading___Toc8895_2015525350"/><text:span text:style-name="Source_20_Text"><text:span text:style-name="T142">Modification</text:span></text:span><text:span text:style-name="Source_20_Text"> Dependencies</text:span><text:bookmark-end text:name="__RefHeading___Toc8895_2015525350"/></text:h>
      <text:p text:style-name="P22"><text:span text:style-name="Source_20_Text"><text:span text:style-name="T63">There are numerous dependencies to other files and processes contained within the config-network.sh file. In the event of modification of the Organizations and Channels within the yaml files this file must also be modified. The dependencies are:</text:span></text:span></text:p>
      <text:list xml:id="list7252164951524375872" text:style-name="L13">
        <text:list-item>
          <text:p text:style-name="P146"><text:span text:style-name="Source_20_Text"><text:span text:style-name="T63">The channel-artifacts directory. Information within this directory will be copied to the Orderer and Peer docker images.</text:span></text:span></text:p>
        </text:list-item>
        <text:list-item>
          <text:p text:style-name="P146"><text:span text:style-name="Source_20_Text"><text:span text:style-name="T63">The profiles used by the configtxgen executable for generating the genesis block and channel transactions.</text:span></text:span></text:p>
        </text:list-item>
        <text:list-item>
          <text:p text:style-name="P146"><text:span text:style-name="Source_20_Text"><text:span text:style-name="T63">Channels defined within configtx.yaml must be represented.</text:span></text:span></text:p>
        </text:list-item>
        <text:list-item>
          <text:p text:style-name="P147"><text:span text:style-name="Source_20_Text"><text:span text:style-name="T57">The generated organizations, peers, channels, users, certs must be appropriately reflected for each organization’s sdk configuration - ./sdk-config/&lt;Org&gt;/config-sdk json file.</text:span></text:span></text:p>
        </text:list-item>
      </text:list>
      <text:p text:style-name="P69"><text:span text:style-name="Source_20_Text"><text:span text:style-name="T21"/></text:span></text:p>
      <text:p text:style-name="P70"><text:span text:style-name="Source_20_Text"><text:span text:style-name="T21"/></text:span></text:p>
      <text:h text:style-name="Heading_20_2" text:outline-level="2"><text:bookmark-start text:name="__RefHeading___Toc2888_2015525350"/><text:span text:style-name="Source_20_Text">Fabric SDK Java Configuration</text:span><text:bookmark-end text:name="__RefHeading___Toc2888_2015525350"/></text:h>
      <text:p text:style-name="P26"><text:span text:style-name="Source_20_Text"><text:span text:style-name="T64">The project uses the Java SDK for Fabric interaction. The SDK provides a runtime interaction with the Peers for endorsement and the <text:s/>Orderers for sending the transactions, as well as Event Hub listeners for receiving transaction ledger status. </text:span></text:span></text:p>
      <text:p text:style-name="P26"><text:soft-page-break/><text:span text:style-name="Source_20_Text"><text:span text:style-name="T21"/></text:span></text:p>
      <text:p text:style-name="P26"><text:span text:style-name="Source_20_Text"><text:span text:style-name="T64">However, it does not have a persistence mechanism for storing the configuration information for the organization, users and channels and the corresponding underlying information. Thus the Sdk Wrapper functionality provides persistence via a json file. </text:span></text:span></text:p>
      <text:p text:style-name="P24"><text:span text:style-name="Source_20_Text"><text:span text:style-name="T21"/></text:span></text:p>
      <text:p text:style-name="P25"><text:span text:style-name="Source_20_Text"><text:span text:style-name="T65">The Json config file for each organization (config-sdk), contains 4 sections – organization context, chaincode, users, and channels.</text:span></text:span></text:p>
      <text:p text:style-name="P25"><text:span text:style-name="Source_20_Text"><text:span text:style-name="T21"/></text:span></text:p>
      <text:h text:style-name="Heading_20_3" text:outline-level="3"><text:bookmark-start text:name="__RefHeading___Toc8897_2015525350"/><text:span text:style-name="Source_20_Text">Organization Context</text:span><text:bookmark-end text:name="__RefHeading___Toc8897_2015525350"/></text:h>
      <text:p text:style-name="P26"><text:span text:style-name="Source_20_Text"><text:span text:style-name="T66">The organization context is straightforward. The section from the default used in Org1 is provided below.</text:span></text:span></text:p>
      <text:p text:style-name="P26"><text:span text:style-name="Source_20_Text"><text:span text:style-name="T68"/></text:span></text:p>
      <table:table table:name="Table13" table:style-name="Table13">
        <table:table-column table:style-name="Table13.A"/>
        <table:table-row>
          <table:table-cell table:style-name="Table13.A1" office:value-type="string">
            <text:p text:style-name="P41"><text:span text:style-name="Source_20_Text"><text:span text:style-name="T144">"orgContext" : </text:span></text:span></text:p>
            <text:p text:style-name="P166"><text:s text:c="2"/>{</text:p>
            <text:p text:style-name="P166"><text:s text:c="4"/>"orgId" <text:s text:c="2"/>: "Org1", </text:p>
            <text:p text:style-name="P166"><text:s text:c="4"/>"orgName" : "Org1",</text:p>
            <text:p text:style-name="P166"><text:s text:c="4"/>"mspId" <text:s text:c="2"/>: "Org1MSP"</text:p>
            <text:p text:style-name="P166"><text:s text:c="2"/>}, <text:s/></text:p>
          </table:table-cell>
        </table:table-row>
      </table:table>
      <text:p text:style-name="P26"><text:span text:style-name="Source_20_Text"><text:span text:style-name="T144"><text:s/></text:span></text:span></text:p>
      <text:p text:style-name="P26"><text:span text:style-name="Source_20_Text"><text:span text:style-name="T7"/></text:span></text:p>
      <text:p text:style-name="P26"><text:span text:style-name="Source_20_Text"><text:span text:style-name="T66">The orgId and the mspId must match the organization information contained within the configtx.yaml file.</text:span></text:span></text:p>
      <text:p text:style-name="P26"><text:span text:style-name="Source_20_Text"><text:span text:style-name="T21"/></text:span></text:p>
      <text:h text:style-name="Heading_20_3" text:outline-level="3"><text:bookmark-start text:name="__RefHeading___Toc8899_2015525350"/><text:span text:style-name="Source_20_Text">ChainCodes Section</text:span><text:bookmark-end text:name="__RefHeading___Toc8899_2015525350"/></text:h>
      <text:p text:style-name="P26"><text:span text:style-name="Source_20_Text"><text:span text:style-name="T66">The chaincode section provides the attribute definitions for each of the chaincodes that the organization is authorized to. Again the default Org1 section is provided below.</text:span></text:span></text:p>
      <text:p text:style-name="P41"><text:span text:style-name="Source_20_Text"><text:span text:style-name="T7"/></text:span></text:p>
      <table:table table:name="Table14" table:style-name="Table14">
        <table:table-column table:style-name="Table14.A"/>
        <table:table-row>
          <table:table-cell table:style-name="Table14.A1" office:value-type="string">
            <text:p text:style-name="P41"><text:span text:style-name="Source_20_Text"><text:span text:style-name="T144"><text:s text:c="2"/>"chainCodes" :</text:span></text:span></text:p>
            <text:p text:style-name="P166"><text:s text:c="2"/>[</text:p>
            <text:p text:style-name="P166"><text:s text:c="4"/>{</text:p>
            <text:p text:style-name="P85"><text:span text:style-name="T145"><text:s text:c="6"/>"chainCodeName" : "</text:span><text:span text:style-name="T115">publiccc</text:span><text:span text:style-name="T145">",</text:span></text:p>
            <text:p text:style-name="P166"><text:s text:c="6"/>"chainCodeVersion" : "1.0",</text:p>
            <text:p text:style-name="P166"><text:s text:c="6"/>"chainCodePath" : "",</text:p>
            <text:p text:style-name="P166"><text:s text:c="6"/>"endorsementPolicyName" : "sdkwrapper.fabric.policy.SingleEndorsementPolicy"</text:p>
            <text:p text:style-name="P166"><text:s text:c="4"/>},</text:p>
            <text:p text:style-name="P166"><text:s text:c="4"/>{</text:p>
            <text:p text:style-name="P85"><text:span text:style-name="T145"><text:s text:c="6"/>"chainCodeName" : "</text:span><text:span text:style-name="T115">mgmtorgcc</text:span><text:span text:style-name="T145">",</text:span></text:p>
            <text:p text:style-name="P166"><text:s text:c="6"/>"chainCodeVersion" : "1.0",</text:p>
            <text:p text:style-name="P166"><text:s text:c="6"/>"chainCodePath" : "",</text:p>
            <text:p text:style-name="P166"><text:s text:c="6"/>"endorsementPolicyName" : "sdkwrapper.fabric.policy.SingleEndorsementPolicy"</text:p>
            <text:p text:style-name="P166"><text:s text:c="4"/>}</text:p>
            <text:p text:style-name="P166"><text:s text:c="2"/>],</text:p>
            <text:p text:style-name="P41"><text:span text:style-name="Source_20_Text"/></text:p>
          </table:table-cell>
        </table:table-row>
      </table:table>
      <text:p text:style-name="P41"><text:span text:style-name="Source_20_Text"><text:span text:style-name="T144"><text:s/></text:span></text:span></text:p>
      <text:p text:style-name="P41"><text:span text:style-name="Source_20_Text"><text:span text:style-name="T7"/></text:span></text:p>
      <text:p text:style-name="P27"><text:span text:style-name="Source_20_Text"><text:span text:style-name="T67">The chainCodeName must match the name used within the install-chaincode.sh file. The endorsementPolicyName is an sdk-wrapper functionality and not part of Fabric SDK Java. It is </text:span></text:span><text:soft-page-break/><text:span text:style-name="Source_20_Text"><text:span text:style-name="T67">instantiated within the wrapper after the endorsement proposals are returned to determine whether the endorsement has been successfully met.</text:span></text:span></text:p>
      <text:p text:style-name="P27"><text:span text:style-name="Source_20_Text"><text:span text:style-name="T21"/></text:span></text:p>
      <text:h text:style-name="Heading_20_3" text:outline-level="3"><text:bookmark-start text:name="__RefHeading___Toc8901_2015525350"/><text:span text:style-name="Source_20_Text">Users Section</text:span><text:bookmark-end text:name="__RefHeading___Toc8901_2015525350"/></text:h>
      <text:p text:style-name="P27"><text:span text:style-name="Source_20_Text"><text:span text:style-name="T34">The users section provides the information necessary for a user to submit transactions. The default Org1 section is provided below.</text:span></text:span></text:p>
      <text:p text:style-name="P27"><text:span text:style-name="Source_20_Text"><text:span text:style-name="T33"/></text:span></text:p>
      <table:table table:name="Table15" table:style-name="Table15">
        <table:table-column table:style-name="Table15.A"/>
        <table:table-row>
          <table:table-cell table:style-name="Table15.A1" office:value-type="string">
            <text:p text:style-name="P41"><text:span text:style-name="Source_20_Text"><text:span text:style-name="T144"><text:s text:c="2"/>"users" :</text:span></text:span></text:p>
            <text:p text:style-name="P166"><text:s text:c="2"/>[</text:p>
            <text:p text:style-name="P166"><text:s text:c="4"/>{</text:p>
            <text:p text:style-name="P85"><text:span text:style-name="T145"><text:s text:c="6"/>"name" : "</text:span><text:span text:style-name="T115">Admin</text:span><text:span text:style-name="T145">",</text:span></text:p>
            <text:p text:style-name="P166"><text:s text:c="6"/>"roles" : </text:p>
            <text:p text:style-name="P166"><text:s text:c="6"/>[</text:p>
            <text:p text:style-name="P85"><text:span text:style-name="T145"><text:s text:c="8"/>"</text:span><text:span text:style-name="T115">admin</text:span><text:span text:style-name="T145">"</text:span></text:p>
            <text:p text:style-name="P166"><text:s text:c="6"/>],</text:p>
            <text:p text:style-name="P166"><text:s text:c="6"/>"account" <text:s text:c="6"/>: "adminAccount",</text:p>
            <text:p text:style-name="P166"><text:s text:c="6"/>"affiliation" <text:s text:c="2"/>: "Org1Affiliation",</text:p>
            <text:p text:style-name="P166"><text:s text:c="6"/>"mspId" <text:s text:c="8"/>: "Org1MSP",</text:p>
            <text:p text:style-name="P166"><text:s text:c="6"/>"enrollPrivKey" : "-----BEGIN PRIVATE KEY-----</text:p>
            <text:p text:style-name="P166">MIGHAgEAMBMGByqGSM49AgEGCCqGSM49AwEHBG0wawIBAQQgb0Hc3UbNe2knthuf</text:p>
            <text:p text:style-name="P166">l2CbGoDZ8B378yR0dZLYi/Yb7JGhRANCAARTpW7oqefgUArpo9Vi54YpM+PXrMbH</text:p>
            <text:p text:style-name="P166">pPZVHjwgOpo5eO9WgBKZJpPSIN7H+ri18zWkjXwa2eE5oAORSab7WJ0A</text:p>
            <text:p text:style-name="P166">-----END PRIVATE KEY-----",</text:p>
            <text:p text:style-name="P166"><text:s text:c="6"/>"enrollCert" <text:s text:c="3"/>: "-----BEGIN CERTIFICATE-----</text:p>
            <text:p text:style-name="P166">MIIB9TCCAZugAwIBAgIQBbwROL0kR3du5yoRlIFKrTAKBggqhkjOPQQDAjBbMQsw</text:p>
            <text:p text:style-name="P166">CQYDVQQGEwJVUzETMBEGA1UECBMKQ2FsaWZvcm5pYTEWMBQGA1UEBxMNU2FuIEZy</text:p>
            <text:p text:style-name="P166">YW5jaXNjbzENMAsGA1UEChMET3JnMTEQMA4GA1UEAxMHY2EuT3JnMTAeFw0xNzEx</text:p>
            <text:p text:style-name="P166">MTExNzIyNDhaFw0yNzExMDkxNzIyNDhaME8xCzAJBgNVBAYTAlVTMRMwEQYDVQQI</text:p>
            <text:p text:style-name="P166">EwpDYWxpZm9ybmlhMRYwFAYDVQQHEw1TYW4gRnJhbmNpc2NvMRMwEQYDVQQDDApB</text:p>
            <text:p text:style-name="P166">ZG1pbkBPcmcxMFkwEwYHKoZIzj0CAQYIKoZIzj0DAQcDQgAEU6Vu6Knn4FAK6aPV</text:p>
            <text:p text:style-name="P166">YueGKTPj16zGx6T2VR48IDqaOXjvVoASmSaT0iDex/q4tfM1pI18GtnhOaADkUmm</text:p>
            <text:p text:style-name="P166">+1idAKNNMEswDgYDVR0PAQH/BAQDAgeAMAwGA1UdEwEB/wQCMAAwKwYDVR0jBCQw</text:p>
            <text:p text:style-name="P166">IoAgj0mCXFjtBJfPDE+Dq9GffdAde8PUnNhbu/bwC1NJkmYwCgYIKoZIzj0EAwID</text:p>
            <text:p text:style-name="P166">SAAwRQIhAMaPosv849iMCXm4Z2TimjBCAMjHFTJNx1taw6UhgjGuAiA/AIPOq2pj</text:p>
            <text:p text:style-name="P166">visaLBltHPzlyQwLHL4RGng+B+tsmGRB4Q==</text:p>
            <text:p text:style-name="P166">-----END CERTIFICATE-----"</text:p>
            <text:p text:style-name="P166"><text:s text:c="4"/>}, </text:p>
            <text:p text:style-name="P166"><text:s text:c="4"/>{</text:p>
            <text:p text:style-name="P166"><text:s text:c="6"/>"name" : "User1",</text:p>
            <text:p text:style-name="P166"><text:s text:c="6"/>"roles" : </text:p>
            <text:p text:style-name="P166"><text:s text:c="6"/>[</text:p>
            <text:p text:style-name="P166"><text:s text:c="8"/>"member"</text:p>
            <text:p text:style-name="P166"><text:s text:c="6"/>],</text:p>
            <text:p text:style-name="P166"><text:s text:c="6"/>"account" <text:s text:c="6"/>: "memberAccount",</text:p>
            <text:p text:style-name="P166"><text:s text:c="6"/>"affiliation" <text:s text:c="2"/>: "Org1Affiliation",</text:p>
            <text:p text:style-name="P166"><text:s text:c="6"/>"mspId" <text:s text:c="8"/>: "Org1MSP",</text:p>
            <text:p text:style-name="P166"><text:s text:c="6"/>"enrollPrivKey" : "-----BEGIN PRIVATE KEY-----</text:p>
            <text:p text:style-name="P166">MIGHAgEAMBMGByqGSM49AgEGCCqGSM49AwEHBG0wawIBAQQgtee+bY6pa/vltl15</text:p>
            <text:p text:style-name="P166">GlsUWuYfMjcUS5PlrVGe5hk+G56hRANCAATKXaA8TIhI7l2Yj/RbN4xGwhy8fHh7</text:p>
            <text:p text:style-name="P166">Dhz30U9ESiKZOW3raxr6S0l1Xp8SSc4RG+O3WLC1cLisKIC3Lbp0Cc4J</text:p>
            <text:p text:style-name="P166">-----END PRIVATE KEY-----",</text:p>
            <text:p text:style-name="P166"><text:s text:c="6"/>"enrollCert" <text:s text:c="3"/>: "-----BEGIN CERTIFICATE-----</text:p>
            <text:p text:style-name="P166">MIIB9TCCAZygAwIBAgIRAO8iG5GHzE7coqmVHSg4PSMwCgYIKoZIzj0EAwIwWzEL</text:p>
            <text:p text:style-name="P166">MAkGA1UEBhMCVVMxEzARBgNVBAgTCkNhbGlmb3JuaWExFjAUBgNVBAcTDVNhbiBG</text:p>
            <text:p text:style-name="P166"><text:soft-page-break/>cmFuY2lzY28xDTALBgNVBAoTBE9yZzExEDAOBgNVBAMTB2NhLk9yZzEwHhcNMTcx</text:p>
            <text:p text:style-name="P166">MTExMTcyMjQ4WhcNMjcxMTA5MTcyMjQ4WjBPMQswCQYDVQQGEwJVUzETMBEGA1UE</text:p>
            <text:p text:style-name="P166">CBMKQ2FsaWZvcm5pYTEWMBQGA1UEBxMNU2FuIEZyYW5jaXNjbzETMBEGA1UEAwwK</text:p>
            <text:p text:style-name="P166">VXNlcjFAT3JnMTBZMBMGByqGSM49AgEGCCqGSM49AwEHA0IABMpdoDxMiEjuXZiP</text:p>
            <text:p text:style-name="P166">9Fs3jEbCHLx8eHsOHPfRT0RKIpk5betrGvpLSXVenxJJzhEb47dYsLVwuKwogLct</text:p>
            <text:p text:style-name="P166">unQJzgmjTTBLMA4GA1UdDwEB/wQEAwIHgDAMBgNVHRMBAf8EAjAAMCsGA1UdIwQk</text:p>
            <text:p text:style-name="P166">MCKAII9JglxY7QSXzwxPg6vRn33QHXvD1JzYW7v28AtTSZJmMAoGCCqGSM49BAMC</text:p>
            <text:p text:style-name="P166">A0cAMEQCIEVhH2uwYPDTgQoWFawgVa8ScAnpRm/D0YzJuj1D4SD+AiAhX7LoLDNj</text:p>
            <text:p text:style-name="P166">30PwN7K/Jb8z7XeD/C0AijkV4gOarlU0Lg==</text:p>
            <text:p text:style-name="P166">-----END CERTIFICATE-----"</text:p>
            <text:p text:style-name="P166"><text:s text:c="4"/>} <text:s/></text:p>
            <text:p text:style-name="P166"><text:s text:c="2"/>],</text:p>
          </table:table-cell>
        </table:table-row>
      </table:table>
      <text:p text:style-name="P27"><text:span text:style-name="Source_20_Text"><text:span text:style-name="T33"/></text:span></text:p>
      <text:p text:style-name="P27"><text:span text:style-name="Source_20_Text"><text:span text:style-name="T7"/></text:span></text:p>
      <text:p text:style-name="P27"><text:span text:style-name="Source_20_Text"><text:span text:style-name="T67">The Admin user is always created for every Peer organization defined within the crypto-config-dev.yaml file. Then depending upon the Users count for the organization a number of users are created with the pattern User1, User2, etc. Since the configuration indicated 1 user we only need to define User1.</text:span></text:span></text:p>
      <text:p text:style-name="P27"><text:span text:style-name="Source_20_Text"><text:span text:style-name="T21"/></text:span></text:p>
      <text:p text:style-name="P28"><text:span text:style-name="Source_20_Text"><text:span text:style-name="T69">The key attribute dependencies are:</text:span></text:span></text:p>
      <text:list xml:id="list2763754090776608540" text:style-name="L14">
        <text:list-item>
          <text:p text:style-name="P148"><text:span text:style-name="Source_20_Text"><text:span text:style-name="T69">User name (Admin, User1) – must match patterns;</text:span></text:span></text:p>
        </text:list-item>
        <text:list-item>
          <text:p text:style-name="P148"><text:span text:style-name="Source_20_Text"><text:span text:style-name="T69">Roles - “admin” or “member”</text:span></text:span></text:p>
        </text:list-item>
        <text:list-item>
          <text:p text:style-name="P148"><text:span text:style-name="Source_20_Text"><text:span text:style-name="T69">mspId – must match org msp in configtx.yaml</text:span></text:span></text:p>
        </text:list-item>
        <text:list-item>
          <text:p text:style-name="P149"><text:span text:style-name="Source_20_Text"><text:span text:style-name="T69">enrollPrivKey – must match private key in crypto-config/peerOrganizations/&lt;orgId&gt;/users/&lt;UserId&gt;@&lt;OrgId&gt;/msp/keystore/&lt;key&gt;</text:span></text:span></text:p>
          <text:list>
            <text:list-item>
              <text:p text:style-name="P149"><text:span text:style-name="Source_20_Text"><text:span text:style-name="T70">In eclipse double click on the key file and then copy/paste the key</text:span></text:span></text:p>
            </text:list-item>
          </text:list>
        </text:list-item>
        <text:list-item>
          <text:p text:style-name="P149"><text:span text:style-name="Source_20_Text"><text:span text:style-name="T70">enrollCert – must match signing cert in crypto-config/peerOrganizations/&lt;orgId&gt;/users/&lt;UserId&gt;@&lt;OrgId&gt;/msp/signcerts/&lt;cert&gt;</text:span></text:span></text:p>
          <text:list>
            <text:list-item>
              <text:p text:style-name="P149"><text:span text:style-name="Source_20_Text"><text:span text:style-name="T70">In eclipse open the cert with the text editor and copy/paste the cert info.</text:span></text:span></text:p>
            </text:list-item>
          </text:list>
        </text:list-item>
      </text:list>
      <text:p text:style-name="P71"><text:span text:style-name="Source_20_Text"><text:span text:style-name="T21"/></text:span></text:p>
      <text:p text:style-name="P71"><text:span text:style-name="Source_20_Text"/></text:p>
      <text:h text:style-name="Heading_20_3" text:outline-level="3"><text:bookmark-start text:name="__RefHeading___Toc8903_2015525350"/><text:span text:style-name="Source_20_Text">Channels Section</text:span><text:bookmark-end text:name="__RefHeading___Toc8903_2015525350"/></text:h>
      <text:p text:style-name="P29"><text:span text:style-name="Source_20_Text"><text:span text:style-name="T71">The channels section defines each channel the Organization is authorized to. Within this configuration includes channel runtime attributes, Endorsing Peers, Orderer Nodes, and Event Hubs to use.</text:span></text:span></text:p>
      <text:p text:style-name="P29"><text:span text:style-name="Source_20_Text"><text:span text:style-name="T21"/></text:span></text:p>
      <table:table table:name="Table16" table:style-name="Table16">
        <table:table-column table:style-name="Table16.A"/>
        <table:table-row>
          <table:table-cell table:style-name="Table16.A1" office:value-type="string">
            <text:p text:style-name="P41"><text:span text:style-name="Source_20_Text"><text:span text:style-name="T144"><text:s text:c="2"/>"channels" :</text:span></text:span></text:p>
            <text:p text:style-name="P166"><text:s text:c="2"/>[</text:p>
            <text:p text:style-name="P166"><text:s text:c="4"/>{</text:p>
            <text:p text:style-name="P85"><text:span text:style-name="T145"><text:s text:c="6"/>"channelName" : "</text:span><text:span text:style-name="T115">publicchannel</text:span><text:span text:style-name="T145">",</text:span></text:p>
            <text:p text:style-name="P166"><text:s text:c="6"/>"channelType" : "public",</text:p>
            <text:p text:style-name="P166"><text:s text:c="6"/>"invokeWaitTime" : 100000,</text:p>
            <text:p text:style-name="P166"><text:s text:c="6"/>"deployWaitTime" : 120000,</text:p>
            <text:p text:style-name="P166"><text:s text:c="6"/>"gossipWaitTime" : 5000,</text:p>
            <text:p text:style-name="P166"><text:s text:c="6"/>"endorserPeers" <text:s/>:</text:p>
            <text:p text:style-name="P166"><text:s text:c="6"/>[</text:p>
            <text:p text:style-name="P166"><text:s text:c="8"/>{</text:p>
            <text:p text:style-name="P166"><text:s text:c="10"/>"peerId" : "peer0.Org1",</text:p>
            <text:p text:style-name="P166"><text:s text:c="10"/>"orgId" <text:s/>: "Org1",</text:p>
            <text:p text:style-name="P166"><text:s text:c="10"/>"ipAddress" : "peer0-org1",</text:p>
            <text:p text:style-name="P166"><text:s text:c="10"/>"orgEventHub" : false,</text:p>
            <text:p text:style-name="P166"><text:s text:c="10"/>"endorsePort" : "7051",</text:p>
            <text:p text:style-name="P166"><text:soft-page-break/><text:s text:c="10"/>"eventHubPort" : "",</text:p>
            <text:p text:style-name="P166"><text:s text:c="10"/>"tlsCertificate" : "-----BEGIN CERTIFICATE-----</text:p>
            <text:p text:style-name="P166">MIICNzCCAd2gAwIBAgIQQEfLmRwiZwYLwVD4pRxGDDAKBggqhkjOPQQDAjBeMQsw</text:p>
            <text:p text:style-name="P166">CQYDVQQGEwJVUzETMBEGA1UECBMKQ2FsaWZvcm5pYTEWMBQGA1UEBxMNU2FuIEZy</text:p>
            <text:p text:style-name="P166">YW5jaXNjbzENMAsGA1UEChMET3JnMTETMBEGA1UEAxMKdGxzY2EuT3JnMTAeFw0x</text:p>
            <text:p text:style-name="P166">NzExMTExNzIyNDhaFw0yNzExMDkxNzIyNDhaME8xCzAJBgNVBAYTAlVTMRMwEQYD</text:p>
            <text:p text:style-name="P166">VQQIEwpDYWxpZm9ybmlhMRYwFAYDVQQHEw1TYW4gRnJhbmNpc2NvMRMwEQYDVQQD</text:p>
            <text:p text:style-name="P166">EwpwZWVyMC5PcmcxMFkwEwYHKoZIzj0CAQYIKoZIzj0DAQcDQgAEPi0mccqLCkve</text:p>
            <text:p text:style-name="P166">M2q1oxEK0yrr3CYdzfoEQnCyE3al5UrcpsNCcfHzp9Ql+FERsvRESwMmiO6eZPSj</text:p>
            <text:p text:style-name="P166">JK+14RgQiKOBizCBiDAOBgNVHQ8BAf8EBAMCBaAwHQYDVR0lBBYwFAYIKwYBBQUH</text:p>
            <text:p text:style-name="P166">AwEGCCsGAQUFBwMCMAwGA1UdEwEB/wQCMAAwKwYDVR0jBCQwIoAgaYp5j1nuyxUn</text:p>
            <text:p text:style-name="P166">/QG6FFLBcovreQlBHFJRt0SSaAZcO3kwHAYDVR0RBBUwE4IKcGVlcjAuT3JnMYIF</text:p>
            <text:p text:style-name="P166">cGVlcjAwCgYIKoZIzj0EAwIDSAAwRQIhAP1ONXhU6mlfUG/YV+ks3Jra5jSjLTyG</text:p>
            <text:p text:style-name="P166">weB73nGCv+dzAiANQSB03rpr6l/nGMUHBtkwHDZckQV3gdLT6CbvZ9MPvg==</text:p>
            <text:p text:style-name="P166">-----END CERTIFICATE-----",</text:p>
            <text:p text:style-name="P166"><text:s text:c="10"/>"trustServerCert" : true,</text:p>
            <text:p text:style-name="P166"><text:s text:c="10"/>"sslProvider" : "openSSL",</text:p>
            <text:p text:style-name="P166"><text:s text:c="10"/>"negotiationType" : "TLS"</text:p>
            <text:p text:style-name="P166"><text:s text:c="8"/>}</text:p>
            <text:p text:style-name="P166"><text:s text:c="6"/>],</text:p>
            <text:p text:style-name="P166"><text:s text:c="6"/>"ordererNodes" :</text:p>
            <text:p text:style-name="P166"><text:s text:c="6"/>[</text:p>
            <text:p text:style-name="P166"><text:s text:c="8"/>{</text:p>
            <text:p text:style-name="P166"><text:s text:c="10"/>"nodeId" : "orderer.service",</text:p>
            <text:p text:style-name="P166"><text:s text:c="10"/>"orgId" <text:s/>: "OrdererOrg", <text:s/></text:p>
            <text:p text:style-name="P166"><text:s text:c="10"/>"ipAddress" : "orderer-service",</text:p>
            <text:p text:style-name="P166"><text:s text:c="10"/>"ordererPort" : "7050",</text:p>
            <text:p text:style-name="P166"><text:s text:c="10"/>"tlsCertificate" : "-----BEGIN CERTIFICATE-----</text:p>
            <text:p text:style-name="P85"><text:span text:style-name="T145">MIICWTCCAgCgAwIBAgIRAIMcFtn185Q2Kafi0N/</text:span><text:span text:style-name="T115">te</text:span><text:span text:style-name="T145">+swCgYIKoZIzj0EAwIwbDEL</text:span></text:p>
            <text:p text:style-name="P166">MAkGA1UEBhMCVVMxEzARBgNVBAgTCkNhbGlmb3JuaWExFjAUBgNVBAcTDVNhbiBG</text:p>
            <text:p text:style-name="P166">cmFuY2lzY28xFDASBgNVBAoTC2V4YW1wbGUuY29tMRowGAYDVQQDExF0bHNjYS5l</text:p>
            <text:p text:style-name="P166">eGFtcGxlLmNvbTAeFw0xNzExMTExNzIyNDhaFw0yNzExMDkxNzIyNDhaMFgxCzAJ</text:p>
            <text:p text:style-name="P166">BgNVBAYTAlVTMRMwEQYDVQQIEwpDYWxpZm9ybmlhMRYwFAYDVQQHEw1TYW4gRnJh</text:p>
            <text:p text:style-name="P166">bmNpc2NvMRwwGgYDVQQDExNvcmRlcmVyLmV4YW1wbGUuY29tMFkwEwYHKoZIzj0C</text:p>
            <text:p text:style-name="P166">AQYIKoZIzj0DAQcDQgAE8AbD+1ANA4gElrlbi9BauBA0s2vM5d+N93ucUTjVydjc</text:p>
            <text:p text:style-name="P166">B3ZTg+cjrG8Wl4085hsZusnrlDzPca/RT4/i5Uey26OBljCBkzAOBgNVHQ8BAf8E</text:p>
            <text:p text:style-name="P166">BAMCBaAwHQYDVR0lBBYwFAYIKwYBBQUHAwEGCCsGAQUFBwMCMAwGA1UdEwEB/wQC</text:p>
            <text:p text:style-name="P166">MAAwKwYDVR0jBCQwIoAg3wSB2zHQQjE+gS/Ttn5bSDazzTeSG29AVj7VOx6QLzww</text:p>
            <text:p text:style-name="P166">JwYDVR0RBCAwHoITb3JkZXJlci5leGFtcGxlLmNvbYIHb3JkZXJlcjAKBggqhkjO</text:p>
            <text:p text:style-name="P166">PQQDAgNHADBEAiB6UpUtaDWouko69IAByM5cnGTI66MgRl6HJEzfu3A/DwIgW86Y</text:p>
            <text:p text:style-name="P166">K+8QjVLhL3TVFPn0z9ReZzMSNYhNOSz0hrnbA8c=</text:p>
            <text:p text:style-name="P166">-----END CERTIFICATE-----",</text:p>
            <text:p text:style-name="P166"><text:s text:c="10"/>"trustServerCert" : true,</text:p>
            <text:p text:style-name="P166"><text:s text:c="10"/>"sslProvider" : "openSSL",</text:p>
            <text:p text:style-name="P166"><text:s text:c="10"/>"negotiationType" : "TLS"</text:p>
            <text:p text:style-name="P166"><text:s text:c="8"/>}</text:p>
            <text:p text:style-name="P166"><text:s text:c="6"/>],</text:p>
            <text:p text:style-name="P166"><text:s text:c="6"/>"eventHubs" :</text:p>
            <text:p text:style-name="P166"><text:s text:c="6"/>[</text:p>
            <text:p text:style-name="P166"><text:s text:c="8"/>{</text:p>
            <text:p text:style-name="P166"><text:s text:c="10"/>"peerId" : "peer0.Org1",</text:p>
            <text:p text:style-name="P166"><text:s text:c="10"/>"orgId" <text:s/>: "Org1",</text:p>
            <text:p text:style-name="P166"><text:s text:c="10"/>"ipAddress" : "peer0-org1",</text:p>
            <text:p text:style-name="P166"><text:s text:c="10"/>"isOrgEventHub" : true,</text:p>
            <text:p text:style-name="P166"><text:s text:c="10"/>"endorsePort" : "",</text:p>
            <text:p text:style-name="P166"><text:s text:c="10"/>"eventHubPort" : "7053",</text:p>
            <text:p text:style-name="P166"><text:s text:c="10"/>"tlsCertificate" : "-----BEGIN CERTIFICATE-----</text:p>
            <text:p text:style-name="P166"><text:soft-page-break/>MIICNzCCAd2gAwIBAgIQQEfLmRwiZwYLwVD4pRxGDDAKBggqhkjOPQQDAjBeMQsw</text:p>
            <text:p text:style-name="P166">CQYDVQQGEwJVUzETMBEGA1UECBMKQ2FsaWZvcm5pYTEWMBQGA1UEBxMNU2FuIEZy</text:p>
            <text:p text:style-name="P166">YW5jaXNjbzENMAsGA1UEChMET3JnMTETMBEGA1UEAxMKdGxzY2EuT3JnMTAeFw0x</text:p>
            <text:p text:style-name="P166">NzExMTExNzIyNDhaFw0yNzExMDkxNzIyNDhaME8xCzAJBgNVBAYTAlVTMRMwEQYD</text:p>
            <text:p text:style-name="P166">VQQIEwpDYWxpZm9ybmlhMRYwFAYDVQQHEw1TYW4gRnJhbmNpc2NvMRMwEQYDVQQD</text:p>
            <text:p text:style-name="P166">EwpwZWVyMC5PcmcxMFkwEwYHKoZIzj0CAQYIKoZIzj0DAQcDQgAEPi0mccqLCkve</text:p>
            <text:p text:style-name="P166">M2q1oxEK0yrr3CYdzfoEQnCyE3al5UrcpsNCcfHzp9Ql+FERsvRESwMmiO6eZPSj</text:p>
            <text:p text:style-name="P166">JK+14RgQiKOBizCBiDAOBgNVHQ8BAf8EBAMCBaAwHQYDVR0lBBYwFAYIKwYBBQUH</text:p>
            <text:p text:style-name="P166">AwEGCCsGAQUFBwMCMAwGA1UdEwEB/wQCMAAwKwYDVR0jBCQwIoAgaYp5j1nuyxUn</text:p>
            <text:p text:style-name="P166">/QG6FFLBcovreQlBHFJRt0SSaAZcO3kwHAYDVR0RBBUwE4IKcGVlcjAuT3JnMYIF</text:p>
            <text:p text:style-name="P166">cGVlcjAwCgYIKoZIzj0EAwIDSAAwRQIhAP1ONXhU6mlfUG/YV+ks3Jra5jSjLTyG</text:p>
            <text:p text:style-name="P166">weB73nGCv+dzAiANQSB03rpr6l/nGMUHBtkwHDZckQV3gdLT6CbvZ9MPvg==</text:p>
            <text:p text:style-name="P166">-----END CERTIFICATE-----",</text:p>
            <text:p text:style-name="P166"><text:s text:c="10"/>"trustServerCert" : true,</text:p>
            <text:p text:style-name="P166"><text:s text:c="10"/>"sslProvider" : "openSSL",</text:p>
            <text:p text:style-name="P166"><text:s text:c="10"/>"negotiationType" : "TLS"</text:p>
            <text:p text:style-name="P166"><text:s text:c="8"/>}</text:p>
            <text:p text:style-name="P166"><text:s text:c="6"/>] <text:s text:c="7"/></text:p>
            <text:p text:style-name="P166"><text:s text:c="4"/>}, ...</text:p>
          </table:table-cell>
        </table:table-row>
      </table:table>
      <text:p text:style-name="P29"><text:span text:style-name="Source_20_Text"><text:span text:style-name="T21"/></text:span></text:p>
      <text:p text:style-name="P29"><text:span text:style-name="Source_20_Text"><text:span text:style-name="T7"/></text:span></text:p>
      <text:p text:style-name="P30"><text:span text:style-name="Source_20_Text"><text:span text:style-name="T72">Key attribute dependencies are:</text:span></text:span></text:p>
      <text:list xml:id="list2899880727987699840" text:style-name="L15">
        <text:list-item>
          <text:p text:style-name="P125"><text:span text:style-name="Source_20_Text"><text:span text:style-name="T72">channelname – must match with the channelID defined within the config-network.sh command file.</text:span></text:span></text:p>
        </text:list-item>
        <text:list-item>
          <text:p text:style-name="P125"><text:span text:style-name="Source_20_Text"><text:span text:style-name="T72">endorserPeers – the list of Peers only needs to include those Peers that endorsement will be sent to, not all Peers authorized to the channel.</text:span></text:span></text:p>
          <text:list>
            <text:list-item>
              <text:p text:style-name="P126"><text:span text:style-name="Source_20_Text"><text:span text:style-name="T73">peerId - This must match the peer defined within the crypto-config/peerOrganizations/&lt;OrgId&gt;/peers/&lt;peerId&gt;</text:span></text:span></text:p>
            </text:list-item>
            <text:list-item>
              <text:p text:style-name="P126"><text:span text:style-name="Source_20_Text"><text:span text:style-name="T73">orgId – must match the &lt;OrgId&gt; from the cryto-config/peerOrganizations&lt;OrgId&gt; where the path to the peer is.</text:span></text:span></text:p>
              <text:list>
                <text:list-item>
                  <text:p text:style-name="P126"><text:span text:style-name="Source_20_Text"><text:span text:style-name="T73">Matches crypto-config-dev.yaml and configtx.yaml org</text:span></text:span></text:p>
                </text:list-item>
              </text:list>
            </text:list-item>
            <text:list-item>
              <text:p text:style-name="P127"><text:span text:style-name="Source_20_Text"><text:span text:style-name="T74">ipAddress – We have not seen this configured yet. The Fabric uses a default pattern of &lt;peerid&gt;-&lt;orgId&gt; in lower case. The kubernetes service setup for each peer will expose this as the service ip.</text:span></text:span></text:p>
            </text:list-item>
            <text:list-item>
              <text:p text:style-name="P127"><text:span text:style-name="Source_20_Text"><text:span text:style-name="T74">isOrgEventHub – since we are currently defining the endorsing peers this will be false.</text:span></text:span></text:p>
            </text:list-item>
            <text:list-item>
              <text:p text:style-name="P127"><text:span text:style-name="Source_20_Text"><text:span text:style-name="T74">endorsePort – the peer’s kubernetes yaml file will expose 7051 as the endorsing port.</text:span></text:span></text:p>
            </text:list-item>
            <text:list-item>
              <text:p text:style-name="P127"><text:span text:style-name="Source_20_Text"><text:span text:style-name="T74">Tls – currently the project does not use TLS, but for future usage the necessary attributes have been included in the configuration.</text:span></text:span></text:p>
            </text:list-item>
          </text:list>
        </text:list-item>
        <text:list-item>
          <text:p text:style-name="P128"><text:span text:style-name="Source_20_Text"><text:span text:style-name="T75">ordererNode – This section includes the attributes necessary for the channel to support a connection with the Orderer Nodes. Since the project uses a solo orderer there is only one configured.</text:span></text:span></text:p>
          <text:list>
            <text:list-item>
              <text:p text:style-name="P128"><text:span text:style-name="Source_20_Text"><text:span text:style-name="T75">NodeId – strictly an id</text:span></text:span></text:p>
            </text:list-item>
            <text:list-item>
              <text:p text:style-name="P128"><text:span text:style-name="Source_20_Text"><text:span text:style-name="T75">orgId – must match OrdererOrg name in configtx.yaml</text:span></text:span></text:p>
            </text:list-item>
            <text:list-item>
              <text:p text:style-name="P128"><text:span text:style-name="Source_20_Text"><text:span text:style-name="T75">ipAddress – must match address in OrdererDefaults in configtx.yaml and the service name in orderer.yaml</text:span></text:span></text:p>
            </text:list-item>
            <text:list-item>
              <text:p text:style-name="P129"><text:span text:style-name="Source_20_Text"><text:span text:style-name="T76">ordererPort – must match address port in OrdererDefaults in configtx.yaml and service port in orderer.yaml as well as the config environment variable </text:span></text:span><text:span text:style-name="Source_20_Text"><text:span text:style-name="T97">ORDERER_GENERAL_LISTENPORT </text:span></text:span><text:span text:style-name="Source_20_Text"><text:span text:style-name="T99">in orderer.yaml</text:span></text:span></text:p>
            </text:list-item>
            <text:list-item>
              <text:p text:style-name="P129"><text:span text:style-name="Source_20_Text"><text:span text:style-name="T100">Tls – currently the project does not use TLS, but for future usage the necessary attributes have been included in the configuration.</text:span></text:span></text:p>
            </text:list-item>
          </text:list>
        </text:list-item>
        <text:list-item>
          <text:p text:style-name="P130"><text:soft-page-break/><text:span text:style-name="Source_20_Text"><text:span text:style-name="T101">eventHubs – Event Hubs are used within the sdk wrapper to listen for Block Events which are generated by committers on committing the transactions within a new Block. Most use cases will want to only receive these events from their organization’s Peer(s) although an organization is authorized to receive events from any Peer on a channel it is authorized for. Another consideration is that if multiple event hubs are defined for a channel, the listeners will receive the same Block Event multiple times and need to be able to de-dup the Block Events received. Within this configuration we are defining the Event Hub as the Peer associated with the organization. It has the same attributes as the Endorsement Peers above with the exception of defining the event port instead of the endorsement port.</text:span></text:span></text:p>
        </text:list-item>
      </text:list>
      <text:p text:style-name="P31"><text:span text:style-name="Source_20_Text"><text:span text:style-name="T101"/></text:span></text:p>
      <text:p text:style-name="P31"><text:span text:style-name="Source_20_Text"><text:span text:style-name="T106"/></text:span></text:p>
      <text:h text:style-name="Heading_20_1" text:outline-level="1"><text:bookmark-start text:name="__RefHeading___Toc6969_2015525350"/><text:span text:style-name="Source_20_Text">Installing the Containers</text:span><text:bookmark-end text:name="__RefHeading___Toc6969_2015525350"/></text:h>
      <text:p text:style-name="P33"><text:span text:style-name="Source_20_Text"><text:span text:style-name="T98">Installing the various containers which the SDK Wrapper uses is a multi-step process. It consists of the following:</text:span></text:span></text:p>
      <text:list xml:id="list6317999949471228794" text:style-name="L16">
        <text:list-item>
          <text:p text:style-name="P150"><text:span text:style-name="Source_20_Text"><text:span text:style-name="T98">Installing the Kafka / Zookeeper containers.</text:span></text:span></text:p>
        </text:list-item>
        <text:list-item>
          <text:p text:style-name="P150"><text:span text:style-name="Source_20_Text"><text:span text:style-name="T98">Building the Fabric Images</text:span></text:span></text:p>
        </text:list-item>
        <text:list-item>
          <text:p text:style-name="P150"><text:span text:style-name="Source_20_Text"><text:span text:style-name="T98">Creating the Fabric Containers within Minikube</text:span></text:span></text:p>
        </text:list-item>
        <text:list-item>
          <text:p text:style-name="P150"><text:span text:style-name="Source_20_Text"><text:span text:style-name="T98">Joining the Channels and Installing Chaincode</text:span></text:span></text:p>
        </text:list-item>
        <text:list-item>
          <text:p text:style-name="P150"><text:span text:style-name="Source_20_Text"><text:span text:style-name="T98">Building the SDK Wrapper Images</text:span></text:span></text:p>
        </text:list-item>
        <text:list-item>
          <text:p text:style-name="P150"><text:span text:style-name="Source_20_Text"><text:span text:style-name="T98">Creating the SDK Wrapper Containers and running</text:span></text:span></text:p>
        </text:list-item>
      </text:list>
      <text:p text:style-name="P72"><text:span text:style-name="Source_20_Text"><text:span text:style-name="T98"/></text:span></text:p>
      <text:p text:style-name="P72"><text:span text:style-name="Source_20_Text"><text:span text:style-name="T98">Within each of the build and installation shell command files the starting line is:</text:span></text:span></text:p>
      <text:p text:style-name="P33"><text:span text:style-name="Source_20_Text"><text:span text:style-name="T91">eval</text:span></text:span><text:span text:style-name="Source_20_Text"><text:span text:style-name="T117"> </text:span></text:span><text:span text:style-name="Source_20_Text"><text:span text:style-name="T137">$(</text:span></text:span><text:span text:style-name="Source_20_Text"><text:span text:style-name="T136">minikube</text:span></text:span><text:span text:style-name="Source_20_Text"><text:span text:style-name="T117"> </text:span></text:span><text:span text:style-name="Source_20_Text"><text:span text:style-name="T137">docker-</text:span></text:span><text:span text:style-name="Source_20_Text"><text:span text:style-name="T136">env</text:span></text:span><text:span text:style-name="Source_20_Text"><text:span text:style-name="T137">)</text:span></text:span></text:p>
      <text:p text:style-name="P33"><text:span text:style-name="Source_20_Text"><text:span text:style-name="T138"/></text:span></text:p>
      <text:p text:style-name="P34"><text:span text:style-name="Source_20_Text"><text:span text:style-name="T104">What this does is tells the shell process to use the docker environment from the minikube instead of a local machine docker instance. This allows all image and container actions to reside within the minikube.</text:span></text:span></text:p>
      <text:p text:style-name="P34"><text:span text:style-name="Source_20_Text"><text:span text:style-name="T104"/></text:span></text:p>
      <text:h text:style-name="Heading_20_2" text:outline-level="2"><text:bookmark-start text:name="__RefHeading___Toc6971_2015525350"/><text:span text:style-name="Source_20_Text">Installing Kafka / Zookeeper Ingestion</text:span><text:bookmark-end text:name="__RefHeading___Toc6971_2015525350"/></text:h>
      <text:p text:style-name="P32"><text:span text:style-name="Source_20_Text"><text:span text:style-name="T102">The first step in installing the various containers into the minikube is to start the ingestion kafka / zookeeper containers. </text:span></text:span><text:span text:style-name="Source_20_Text"><text:span text:style-name="T98">This is done via running the shell file startKafkaZoo.sh from a terminal within the setup-dev directory.</text:span></text:span></text:p>
      <text:p text:style-name="P32"><text:span text:style-name="Source_20_Text"><text:span text:style-name="T98"/></text:span></text:p>
      <text:p text:style-name="P33"><text:span text:style-name="Source_20_Text"><text:span text:style-name="T103">The current configuration initializes 3 kafka brokers and 5 zookeeper brokers. </text:span></text:span><text:span text:style-name="Source_20_Text"><text:span text:style-name="T98">A listing of this file is provided below.</text:span></text:span></text:p>
      <text:p text:style-name="P33"><text:span text:style-name="Source_20_Text"><text:span text:style-name="T98"/></text:span></text:p>
      <table:table table:name="Table17" table:style-name="Table17">
        <table:table-column table:style-name="Table17.A"/>
        <table:table-row>
          <table:table-cell table:style-name="Table17.A1" office:value-type="string">
            <text:p text:style-name="P41"><text:span text:style-name="Source_20_Text"><text:span text:style-name="T91">eval</text:span></text:span><text:span text:style-name="T114"> </text:span><text:span text:style-name="T134">$(</text:span><text:span text:style-name="T135">minikube</text:span><text:span text:style-name="T114"> </text:span><text:span text:style-name="T134">docker-</text:span><text:span text:style-name="T135">env</text:span><text:span text:style-name="T134">)</text:span></text:p>
            <text:p text:style-name="P85"><text:span text:style-name="T139">kubectl</text:span><text:span text:style-name="T114"> </text:span><text:span text:style-name="T92">apply</text:span><text:span text:style-name="T114"> -</text:span><text:span text:style-name="T92">f</text:span><text:span text:style-name="T114"> ./</text:span><text:span text:style-name="T92">Kafka</text:span><text:span text:style-name="T114">/</text:span><text:span text:style-name="T92">configure</text:span><text:span text:style-name="T114">/</text:span><text:span text:style-name="T92">minikube-storageclass-broker.yml</text:span></text:p>
            <text:p text:style-name="P85"><text:span text:style-name="T139">kubectl</text:span><text:span text:style-name="T114"> </text:span><text:span text:style-name="T92">apply</text:span><text:span text:style-name="T114"> -</text:span><text:span text:style-name="T92">f</text:span><text:span text:style-name="T114"> ./</text:span><text:span text:style-name="T92">Kafka</text:span><text:span text:style-name="T114">/</text:span><text:span text:style-name="T92">configure</text:span><text:span text:style-name="T114">/</text:span><text:span text:style-name="T92">minikube-storageclass-zookeeper.yml</text:span></text:p>
            <text:p text:style-name="P85"><text:span text:style-name="T139">kubectl</text:span><text:span text:style-name="T114"> </text:span><text:span text:style-name="T92">apply</text:span><text:span text:style-name="T114"> -</text:span><text:span text:style-name="T92">f</text:span><text:span text:style-name="T114"> ./</text:span><text:span text:style-name="T92">Kafka</text:span><text:span text:style-name="T114">/</text:span><text:span text:style-name="T92">zookeeper</text:span><text:span text:style-name="T114">/</text:span></text:p>
            <text:p text:style-name="P85"><text:span text:style-name="T114">/</text:span><text:span text:style-name="T92">bin</text:span><text:span text:style-name="T114">/</text:span><text:span text:style-name="T139">sleep</text:span><text:span text:style-name="T114"> 45</text:span></text:p>
            <text:p text:style-name="P85"><text:span text:style-name="T139">kubectl</text:span><text:span text:style-name="T114"> </text:span><text:span text:style-name="T92">apply</text:span><text:span text:style-name="T114"> -</text:span><text:span text:style-name="T92">f</text:span><text:span text:style-name="T114"> ./</text:span><text:span text:style-name="T92">Kafka</text:span><text:span text:style-name="T114">/</text:span><text:span text:style-name="T92">kafka</text:span><text:span text:style-name="T114">/</text:span></text:p>
            <text:p text:style-name="P85"><text:span text:style-name="T114">/</text:span><text:span text:style-name="T92">bin</text:span><text:span text:style-name="T114">/</text:span><text:span text:style-name="T139">sleep</text:span><text:span text:style-name="T114"> 30</text:span></text:p>
            <text:p text:style-name="P41"><text:span text:style-name="T139">kubectl</text:span><text:span text:style-name="T114"> </text:span><text:span text:style-name="T92">apply</text:span><text:span text:style-name="T114"> -</text:span><text:span text:style-name="T92">f</text:span><text:span text:style-name="T114"> ./</text:span><text:span text:style-name="T92">Kafka</text:span><text:span text:style-name="T114">/</text:span><text:span text:style-name="T92">outside-services</text:span><text:span text:style-name="T114">/</text:span></text:p>
          </table:table-cell>
        </table:table-row>
      </table:table>
      <text:p text:style-name="P34"><text:soft-page-break/><text:span text:style-name="Source_20_Text"><text:span text:style-name="T32">The Kafka / Zookeeper implementation is based upon the project found at </text:span></text:span><text:a xlink:type="simple" xlink:href="https://github.com/Yolean/kubernetes-kafka" text:style-name="Internet_20_link" text:visited-style-name="Visited_20_Internet_20_Link"><text:span text:style-name="Source_20_Text"><text:span text:style-name="T120">https://github.com/Yolean/kubernetes-kafka</text:span></text:span></text:a><text:span text:style-name="Source_20_Text"><text:span text:style-name="T121"> It uses this project with only minor configuration changes. These changes include:</text:span></text:span></text:p>
      <text:list xml:id="list5591007521208241700" text:style-name="L17">
        <text:list-item>
          <text:p text:style-name="P131"><text:span text:style-name="Source_20_Text"><text:span text:style-name="T105">min.insync.replicas=1</text:span></text:span><text:span text:style-name="Source_20_Text"><text:span text:style-name="T121"> – </text:span></text:span><text:span text:style-name="Source_20_Text"><text:span text:style-name="T123">changed from 3</text:span></text:span></text:p>
        </text:list-item>
        <text:list-item>
          <text:p text:style-name="P132"><text:span text:style-name="Source_20_Text"><text:span text:style-name="T122">JMX Ports commented out. (Interferes with installing chaincode)</text:span></text:span></text:p>
        </text:list-item>
        <text:list-item>
          <text:p text:style-name="P133"><text:span text:style-name="Source_20_Text"><text:span text:style-name="T123">Reduced persisted storage.</text:span></text:span></text:p>
        </text:list-item>
      </text:list>
      <text:p text:style-name="P35"><text:span text:style-name="Source_20_Text"><text:span text:style-name="T123"/></text:span></text:p>
      <text:p text:style-name="P35"><text:span text:style-name="Source_20_Text"><text:span text:style-name="T123">The sleep commands allow the minikube instance time to initialize the pods to a ready state.</text:span></text:span></text:p>
      <text:p text:style-name="P35"><text:span text:style-name="Source_20_Text"><text:span text:style-name="T123"/></text:span></text:p>
      <text:h text:style-name="Heading_20_2" text:outline-level="2"><text:bookmark-start text:name="__RefHeading___Toc6973_2015525350"/><text:span text:style-name="Source_20_Text">Building the Fabric Images</text:span><text:bookmark-end text:name="__RefHeading___Toc6973_2015525350"/></text:h>
      <text:p text:style-name="P35"><text:span text:style-name="Source_20_Text"><text:span text:style-name="T123">The various Fabric images necessary to support the dev environment are </text:span></text:span><text:span text:style-name="Source_20_Text"><text:span text:style-name="T124">managed by the setup-dev/buildFabricImages.sh file.</text:span></text:span><text:span text:style-name="Source_20_Text"><text:span text:style-name="T123"> </text:span></text:span><text:span text:style-name="Source_20_Text"><text:span text:style-name="T124">A listing is provided below.</text:span></text:span></text:p>
      <text:p text:style-name="P35"><text:span text:style-name="Source_20_Text"><text:span text:style-name="T124"/></text:span></text:p>
      <table:table table:name="Table2" table:style-name="Table2">
        <table:table-column table:style-name="Table2.A"/>
        <table:table-row>
          <table:table-cell table:style-name="Table2.A1" office:value-type="string">
            <text:p text:style-name="P37"><text:span text:style-name="Source_20_Text"><text:span text:style-name="T93">eval</text:span></text:span><text:span text:style-name="T114"> </text:span><text:span text:style-name="T134">$(</text:span><text:span text:style-name="T135">minikube</text:span><text:span text:style-name="T114"> </text:span><text:span text:style-name="T134">docker-</text:span><text:span text:style-name="T135">env</text:span><text:span text:style-name="T134">)</text:span></text:p>
            <text:p text:style-name="P82"><text:span text:style-name="T139">docker</text:span><text:span text:style-name="T114"> </text:span><text:span text:style-name="T92">build</text:span><text:span text:style-name="T114"> -</text:span><text:span text:style-name="T92">f</text:span><text:span text:style-name="T114"> </text:span><text:span text:style-name="T92">Peer0-Org1-Dockerfile</text:span><text:span text:style-name="T114"> -</text:span><text:span text:style-name="T92">t</text:span><text:span text:style-name="T114"> </text:span><text:span text:style-name="T92">library</text:span><text:span text:style-name="T114">/</text:span><text:span text:style-name="T92">peer0-org1</text:span><text:span text:style-name="T114">:1.0.4 .</text:span></text:p>
            <text:p text:style-name="P82"><text:span text:style-name="T139">docker</text:span><text:span text:style-name="T114"> </text:span><text:span text:style-name="T92">build</text:span><text:span text:style-name="T114"> -</text:span><text:span text:style-name="T92">f</text:span><text:span text:style-name="T114"> </text:span><text:span text:style-name="T92">Peer0-Org2-Dockerfile</text:span><text:span text:style-name="T114"> -</text:span><text:span text:style-name="T92">t</text:span><text:span text:style-name="T114"> </text:span><text:span text:style-name="T92">library</text:span><text:span text:style-name="T114">/</text:span><text:span text:style-name="T92">peer0-org2</text:span><text:span text:style-name="T114">:1.0.4 .</text:span></text:p>
            <text:p text:style-name="P82"><text:span text:style-name="T139">docker</text:span><text:span text:style-name="T114"> </text:span><text:span text:style-name="T92">build</text:span><text:span text:style-name="T114"> -</text:span><text:span text:style-name="T92">f</text:span><text:span text:style-name="T114"> </text:span><text:span text:style-name="T92">Peer0-Org3-Dockerfile</text:span><text:span text:style-name="T114"> -</text:span><text:span text:style-name="T92">t</text:span><text:span text:style-name="T114"> </text:span><text:span text:style-name="T92">library</text:span><text:span text:style-name="T114">/</text:span><text:span text:style-name="T92">peer0-org3</text:span><text:span text:style-name="T114">:1.0.4 .</text:span></text:p>
            <text:p text:style-name="P82"><text:span text:style-name="T139">docker</text:span><text:span text:style-name="T114"> </text:span><text:span text:style-name="T92">build</text:span><text:span text:style-name="T114"> -</text:span><text:span text:style-name="T92">f</text:span><text:span text:style-name="T114"> </text:span><text:span text:style-name="T92">Peer0-Org4-Dockerfile</text:span><text:span text:style-name="T114"> -</text:span><text:span text:style-name="T92">t</text:span><text:span text:style-name="T114"> </text:span><text:span text:style-name="T92">library</text:span><text:span text:style-name="T114">/</text:span><text:span text:style-name="T92">peer0-org4</text:span><text:span text:style-name="T114">:1.0.4 .</text:span></text:p>
            <text:p text:style-name="P82"><text:span text:style-name="T139">docker</text:span><text:span text:style-name="T114"> </text:span><text:span text:style-name="T92">build</text:span><text:span text:style-name="T114"> -</text:span><text:span text:style-name="T92">f</text:span><text:span text:style-name="T114"> </text:span><text:span text:style-name="T92">CLI-Dockerfile</text:span><text:span text:style-name="T114"> -</text:span><text:span text:style-name="T92">t</text:span><text:span text:style-name="T114"> </text:span><text:span text:style-name="T92">library</text:span><text:span text:style-name="T114">/</text:span><text:span text:style-name="T92">cli-peer</text:span><text:span text:style-name="T114">:1.0.4 .</text:span></text:p>
            <text:p text:style-name="P37"><text:span text:style-name="T139">docker</text:span><text:span text:style-name="T114"> </text:span><text:span text:style-name="T92">build</text:span><text:span text:style-name="T114"> -</text:span><text:span text:style-name="T92">f</text:span><text:span text:style-name="T114"> </text:span><text:span text:style-name="T92">Orderer-Dockerfile</text:span><text:span text:style-name="T114"> -</text:span><text:span text:style-name="T92">t</text:span><text:span text:style-name="T114"> </text:span><text:span text:style-name="T92">library</text:span><text:span text:style-name="T114">/</text:span><text:span text:style-name="T92">orderer</text:span><text:span text:style-name="T114">:1.0.4 .</text:span></text:p>
          </table:table-cell>
        </table:table-row>
      </table:table>
      <text:p text:style-name="P35"><text:span text:style-name="Source_20_Text"><text:span text:style-name="T123"/></text:span></text:p>
      <text:p text:style-name="P38"><text:span text:style-name="Source_20_Text"><text:span text:style-name="T126">After this command file is run the various Docker images will exist within the Minikube docker. This can be verified by:</text:span></text:span></text:p>
      <text:list xml:id="list9027854624540367991" text:style-name="L18">
        <text:list-item>
          <text:p text:style-name="P134"><text:span text:style-name="Source_20_Text"><text:span text:style-name="T126">minikube ssh</text:span></text:span></text:p>
        </text:list-item>
        <text:list-item>
          <text:p text:style-name="P134"><text:span text:style-name="Source_20_Text"><text:span text:style-name="T126">docker images</text:span></text:span></text:p>
        </text:list-item>
      </text:list>
      <text:p text:style-name="P38"><text:span text:style-name="Source_20_Text"><text:span text:style-name="T126"/></text:span></text:p>
      <text:h text:style-name="Heading_20_3" text:outline-level="3"><text:bookmark-start text:name="__RefHeading___Toc8905_2015525350"/><text:span text:style-name="Source_20_Text">Peer Images</text:span><text:bookmark-end text:name="__RefHeading___Toc8905_2015525350"/></text:h>
      <text:p text:style-name="P36"><text:span text:style-name="Source_20_Text"><text:span text:style-name="T124">As the docker build commands show </text:span></text:span><text:span text:style-name="Source_20_Text"><text:span text:style-name="T125">above, </text:span></text:span><text:span text:style-name="Source_20_Text"><text:span text:style-name="T124">a separate docker image is being generated for each of the Organization Peers. The reason for this is that the crypto material (MSP) for each peer is being copied into the image as well as the chaincode it will support. This is shown by the Peer0-Org1-Dockerfile listing below.</text:span></text:span></text:p>
      <text:p text:style-name="P36"><text:span text:style-name="Source_20_Text"><text:span text:style-name="T124"/></text:span></text:p>
      <table:table table:name="Table3" table:style-name="Table3">
        <table:table-column table:style-name="Table3.A"/>
        <table:table-row>
          <table:table-cell table:style-name="Table3.A1" office:value-type="string">
            <text:p text:style-name="P38"><text:span text:style-name="Source_20_Text"><text:span text:style-name="T118">FROM </text:span></text:span><text:span text:style-name="T115">ibmblockchain</text:span><text:span text:style-name="T145">/fabric-peer:1.0.4</text:span></text:p>
            <text:p text:style-name="P87"/>
            <text:p text:style-name="P83"><text:span text:style-name="T145">RUN ["</text:span><text:span text:style-name="T115">rm</text:span><text:span text:style-name="T145">", "-</text:span><text:span text:style-name="T115">rf</text:span><text:span text:style-name="T145">", "/etc/</text:span><text:span text:style-name="T115">hyperledger</text:span><text:span text:style-name="T145">/fabric/</text:span><text:span text:style-name="T115">msp</text:span><text:span text:style-name="T145">"]</text:span></text:p>
            <text:p text:style-name="P83"><text:span text:style-name="T145">RUN ["</text:span><text:span text:style-name="T115">rm</text:span><text:span text:style-name="T145">", "-</text:span><text:span text:style-name="T115">rf</text:span><text:span text:style-name="T145">", "/etc/</text:span><text:span text:style-name="T115">hyperledger</text:span><text:span text:style-name="T145">/fabric/</text:span><text:span text:style-name="T115">tls</text:span><text:span text:style-name="T145">"]</text:span></text:p>
            <text:p text:style-name="P87"/>
            <text:p text:style-name="P83"><text:span text:style-name="T145">COPY ./fabric-</text:span><text:span text:style-name="T115">gen</text:span><text:span text:style-name="T145">/</text:span><text:span text:style-name="T115">crypto</text:span><text:span text:style-name="T145">-</text:span><text:span text:style-name="T115">config</text:span><text:span text:style-name="T145">/peerOrganizations/Org1/peers/peer0.Org1/</text:span><text:span text:style-name="T115">msp</text:span><text:span text:style-name="T145"> /etc/</text:span><text:span text:style-name="T115">hyperledger</text:span><text:span text:style-name="T145">/fabric/</text:span><text:span text:style-name="T115">msp</text:span></text:p>
            <text:p text:style-name="P83"><text:span text:style-name="T145">COPY ./fabric-</text:span><text:span text:style-name="T115">gen</text:span><text:span text:style-name="T145">/</text:span><text:span text:style-name="T115">crypto</text:span><text:span text:style-name="T145">-</text:span><text:span text:style-name="T115">config</text:span><text:span text:style-name="T145">/peerOrganizations/Org1/peers/peer0.Org1/</text:span><text:span text:style-name="T115">tls</text:span><text:span text:style-name="T145"> /etc/</text:span><text:span text:style-name="T115">hyperledger</text:span><text:span text:style-name="T145">/fabric/</text:span><text:span text:style-name="T115">tls</text:span></text:p>
            <text:p text:style-name="P83"><text:span text:style-name="T145">COPY ./</text:span><text:span text:style-name="T115">chaincode</text:span><text:span text:style-name="T145">/go/ /opt/</text:span><text:span text:style-name="T115">gopath</text:span><text:span text:style-name="T145">/</text:span><text:span text:style-name="T115">src</text:span><text:span text:style-name="T145">/github.com/</text:span><text:span text:style-name="T115">hyperledger</text:span><text:span text:style-name="T145">/fabric/examples/</text:span><text:span text:style-name="T115">chaincode</text:span><text:span text:style-name="T145">/go</text:span></text:p>
            <text:p text:style-name="P87"/>
            <text:p text:style-name="P83"><text:span text:style-name="T145">WORKDIR /opt/</text:span><text:span text:style-name="T115">gopath</text:span><text:span text:style-name="T145">/</text:span><text:span text:style-name="T115">src</text:span><text:span text:style-name="T145">/github.com/</text:span><text:span text:style-name="T115">hyperledger</text:span><text:span text:style-name="T145">/fabric/peer</text:span></text:p>
            <text:p text:style-name="P87"/>
            <text:p text:style-name="P87">#ENTRYPOINT ["peer", "node", "start"]</text:p>
            <text:p text:style-name="P151">#ENTRYPOINT ["/bin/bash", "-c", "'while true; do sleep 20170504; done'"]</text:p>
          </table:table-cell>
        </table:table-row>
      </table:table>
      <text:p text:style-name="P36"><text:soft-page-break/><text:span text:style-name="Source_20_Text"><text:span text:style-name="T124"/></text:span></text:p>
      <text:p text:style-name="P36"><text:span text:style-name="Source_20_Text"><text:span text:style-name="T121"/></text:span></text:p>
      <text:h text:style-name="Heading_20_3" text:outline-level="3"><text:bookmark-start text:name="__RefHeading___Toc8907_2015525350"/><text:span text:style-name="Source_20_Text">Orderer Image</text:span><text:bookmark-end text:name="__RefHeading___Toc8907_2015525350"/></text:h>
      <text:p text:style-name="P37"><text:span text:style-name="Source_20_Text"><text:span text:style-name="T125">The Orderer docker image is also built especially for the dev environment as it incorporates all of the Orderer MSP (crypto material) and various channel artifacts. A listing </text:span></text:span><text:span text:style-name="Source_20_Text"><text:span text:style-name="T126">of the Orderer-Dockerfile </text:span></text:span><text:span text:style-name="Source_20_Text"><text:span text:style-name="T125">is provided below.</text:span></text:span></text:p>
      <text:p text:style-name="P37"><text:span text:style-name="Source_20_Text"><text:span text:style-name="T125"/></text:span></text:p>
      <table:table table:name="Table4" table:style-name="Table4">
        <table:table-column table:style-name="Table4.A"/>
        <table:table-row>
          <table:table-cell table:style-name="Table4.A1" office:value-type="string">
            <text:p text:style-name="P38"><text:span text:style-name="Source_20_Text"><text:span text:style-name="T119">FROM </text:span></text:span><text:span text:style-name="T115">ibmblockchain</text:span><text:span text:style-name="T145">/fabric-orderer:1.0.4</text:span></text:p>
            <text:p text:style-name="P87"/>
            <text:p text:style-name="P83"><text:span text:style-name="T145">COPY ./fabric-</text:span><text:span text:style-name="T115">gen</text:span><text:span text:style-name="T145">/</text:span><text:span text:style-name="T115">crypto</text:span><text:span text:style-name="T145">-</text:span><text:span text:style-name="T115">config</text:span><text:span text:style-name="T145">/ordererOrganizations/example.com/</text:span><text:span text:style-name="T115">orderers</text:span><text:span text:style-name="T145">/orderer.example.com/ /</text:span><text:span text:style-name="T115">var</text:span><text:span text:style-name="T145">/</text:span><text:span text:style-name="T115">hyperledger</text:span><text:span text:style-name="T145">/orderer/</text:span></text:p>
            <text:p text:style-name="P87"/>
            <text:p text:style-name="P83"><text:span text:style-name="T145">COPY ./fabric-</text:span><text:span text:style-name="T115">gen</text:span><text:span text:style-name="T145">/channel-artifacts/ /</text:span><text:span text:style-name="T115">var</text:span><text:span text:style-name="T145">/</text:span><text:span text:style-name="T115">hyperledger</text:span><text:span text:style-name="T145">/orderer/</text:span></text:p>
            <text:p text:style-name="P87"/>
            <text:p text:style-name="P83"><text:span text:style-name="T145">WORKDIR /opt/</text:span><text:span text:style-name="T115">gopath</text:span><text:span text:style-name="T145">/</text:span><text:span text:style-name="T115">src</text:span><text:span text:style-name="T145">/github.com/</text:span><text:span text:style-name="T115">hyperledger</text:span><text:span text:style-name="T145">/fabric</text:span></text:p>
            <text:p text:style-name="P87"/>
            <text:p text:style-name="P151">#ENTRYPOINT ["/bin/bash", "-c", "'while true; do sleep 20170504; done'"]</text:p>
          </table:table-cell>
        </table:table-row>
      </table:table>
      <text:p text:style-name="P37"><text:span text:style-name="Source_20_Text"><text:span text:style-name="T125"/></text:span></text:p>
      <text:p text:style-name="P37"><text:span text:style-name="Source_20_Text"><text:span text:style-name="T125"/></text:span></text:p>
      <text:h text:style-name="Heading_20_3" text:outline-level="3"><text:bookmark-start text:name="__RefHeading___Toc8909_2015525350"/><text:span text:style-name="Source_20_Text">CLI Image</text:span><text:bookmark-end text:name="__RefHeading___Toc8909_2015525350"/></text:h>
      <text:p text:style-name="P37"><text:span text:style-name="Source_20_Text"><text:span text:style-name="T125">The purpose of the CLI Image is to provide a container from which to run the various channel join and chaincode creation commands. Thus it contains all of the various organizations crypto materials, the channel artifacts, as well as the shell commands for joining channels and installing the chaincode. A listing </text:span></text:span><text:span text:style-name="Source_20_Text"><text:span text:style-name="T126">of the CLI-Dockerfile </text:span></text:span><text:span text:style-name="Source_20_Text"><text:span text:style-name="T125">is provided below.</text:span></text:span></text:p>
      <text:p text:style-name="P37"><text:span text:style-name="Source_20_Text"><text:span text:style-name="T125"/></text:span></text:p>
      <table:table table:name="Table1" table:style-name="Table1">
        <table:table-column table:style-name="Table1.A"/>
        <table:table-row>
          <table:table-cell table:style-name="Table1.A1" office:value-type="string">
            <text:p text:style-name="P37"><text:span text:style-name="Source_20_Text"><text:span text:style-name="T119">FROM </text:span></text:span><text:span text:style-name="T116">ibmblockchain</text:span><text:span text:style-name="T146">/fabric-tools:1.0.4</text:span></text:p>
            <text:p text:style-name="P89"/>
            <text:p text:style-name="P90"><text:span text:style-name="T145">COPY ./fabric-</text:span><text:span text:style-name="T115">gen</text:span><text:span text:style-name="T145">/</text:span><text:span text:style-name="T115">crypto</text:span><text:span text:style-name="T145">-</text:span><text:span text:style-name="T115">config</text:span><text:span text:style-name="T145"> /opt/</text:span><text:span text:style-name="T115">gopath</text:span><text:span text:style-name="T145">/</text:span><text:span text:style-name="T115">src</text:span><text:span text:style-name="T145">/github.com/</text:span><text:span text:style-name="T115">hyperledger</text:span><text:span text:style-name="T145">/fabric/peer/</text:span><text:span text:style-name="T115">crypto</text:span><text:span text:style-name="T145">/</text:span></text:p>
            <text:p text:style-name="P90"><text:span text:style-name="T145">COPY ./fabric-</text:span><text:span text:style-name="T115">gen</text:span><text:span text:style-name="T145">/channel-artifacts /opt/</text:span><text:span text:style-name="T115">gopath</text:span><text:span text:style-name="T145">/</text:span><text:span text:style-name="T115">src</text:span><text:span text:style-name="T145">/github.com/</text:span><text:span text:style-name="T115">hyperledger</text:span><text:span text:style-name="T145">/fabric/peer/channel-artifacts</text:span></text:p>
            <text:p text:style-name="P89"/>
            <text:p text:style-name="P90"><text:span text:style-name="T145">COPY ./fabric-</text:span><text:span text:style-name="T115">gen</text:span><text:span text:style-name="T145">/channel-join.sh <text:s text:c="5"/>/opt/</text:span><text:span text:style-name="T115">gopath</text:span><text:span text:style-name="T145">/</text:span><text:span text:style-name="T115">src</text:span><text:span text:style-name="T145">/github.com/</text:span><text:span text:style-name="T115">hyperledger</text:span><text:span text:style-name="T145">/fabric/peer/channel-join.sh</text:span></text:p>
            <text:p text:style-name="P90"><text:span text:style-name="T145">COPY ./fabric-</text:span><text:span text:style-name="T115">gen</text:span><text:span text:style-name="T145">/install-chaincode.sh /opt/</text:span><text:span text:style-name="T115">gopath</text:span><text:span text:style-name="T145">/</text:span><text:span text:style-name="T115">src</text:span><text:span text:style-name="T145">/github.com/</text:span><text:span text:style-name="T115">hyperledger</text:span><text:span text:style-name="T145">/fabric/peer/install-chaincode.sh</text:span></text:p>
            <text:p text:style-name="P90"><text:span text:style-name="T145">COPY ./fabric-</text:span><text:span text:style-name="T115">gen</text:span><text:span text:style-name="T145">/query-channel.sh <text:s text:c="4"/>/opt/</text:span><text:span text:style-name="T115">gopath</text:span><text:span text:style-name="T145">/</text:span><text:span text:style-name="T115">src</text:span><text:span text:style-name="T145">/github.com/</text:span><text:span text:style-name="T115">hyperledger</text:span><text:span text:style-name="T145">/fabric/peer/query-channel.sh</text:span></text:p>
            <text:p text:style-name="P89"/>
            <text:p text:style-name="P90"><text:span text:style-name="T145">COPY ./</text:span><text:span text:style-name="T115">chaincode</text:span><text:span text:style-name="T145">/go/ /opt/</text:span><text:span text:style-name="T115">gopath</text:span><text:span text:style-name="T145">/</text:span><text:span text:style-name="T115">src</text:span><text:span text:style-name="T145">/github.com/</text:span><text:span text:style-name="T115">hyperledger</text:span><text:span text:style-name="T145">/fabric/examples/</text:span><text:span text:style-name="T115">chaincode</text:span><text:span text:style-name="T145">/go</text:span></text:p>
            <text:p text:style-name="P89"/>
            <text:p text:style-name="P90"><text:span text:style-name="T145">WORKDIR /opt/</text:span><text:span text:style-name="T115">gopath</text:span><text:span text:style-name="T145">/</text:span><text:span text:style-name="T115">src</text:span><text:span text:style-name="T145">/github.com/</text:span><text:span text:style-name="T115">hyperledger</text:span><text:span text:style-name="T145">/fabric/peer</text:span></text:p>
            <text:p text:style-name="P89"/>
            <text:p text:style-name="P152">#ENTRYPOINT ["/bin/bash", "-c", "'while true; do sleep 20170504; done'"]</text:p>
          </table:table-cell>
        </table:table-row>
      </table:table>
      <text:p text:style-name="P37"><text:span text:style-name="Source_20_Text"><text:span text:style-name="T125"/></text:span></text:p>
      <text:p text:style-name="P37"><text:span text:style-name="Source_20_Text"><text:span text:style-name="T10"/></text:span></text:p>
      <text:h text:style-name="Heading_20_2" text:outline-level="2"><text:bookmark-start text:name="__RefHeading___Toc6975_2015525350"/><text:soft-page-break/><text:span text:style-name="Source_20_Text">Starting the Fabric Docker Containers</text:span><text:bookmark-end text:name="__RefHeading___Toc6975_2015525350"/></text:h>
      <text:p text:style-name="P39"><text:span text:style-name="Source_20_Text"><text:span text:style-name="T35">Once the Fabric images have been created they can be started within the Minikube environment. </text:span></text:span><text:span text:style-name="Source_20_Text"><text:span text:style-name="T36">This is accomplished by the startFabricContainers.sh command file found within the setup-dev/kube directory. </text:span></text:span></text:p>
      <text:p text:style-name="P39"><text:span text:style-name="Source_20_Text"><text:span text:style-name="T36"/></text:span></text:p>
      <text:p text:style-name="P39"><text:span text:style-name="Source_20_Text"><text:span text:style-name="T37">The various Fabric *.yaml files found within the kube directory are derived from various sources, but mostly the IBM Blockchain Fabric setup which can be found at </text:span></text:span><text:a xlink:type="simple" xlink:href="https://github.com/IBM-Blockchain/ibm-container-service/tree/master/cs-offerings/kube-configs" text:style-name="Internet_20_link" text:visited-style-name="Visited_20_Internet_20_Link"><text:span text:style-name="Source_20_Text"><text:span text:style-name="T37">https://github.com/IBM-Blockchain/ibm-container-service/tree/master/cs-offerings/kube-configs</text:span></text:span></text:a></text:p>
      <text:p text:style-name="P39"><text:span text:style-name="Source_20_Text"><text:span text:style-name="T37"/></text:span></text:p>
      <text:p text:style-name="P39"><text:span text:style-name="Source_20_Text"><text:span text:style-name="T36">A listing of th</text:span></text:span><text:span text:style-name="Source_20_Text"><text:span text:style-name="T37">e command</text:span></text:span><text:span text:style-name="Source_20_Text"><text:span text:style-name="T36"> file is found below.</text:span></text:span></text:p>
      <text:p text:style-name="P38"><text:span text:style-name="Source_20_Text"><text:span text:style-name="T148"/></text:span></text:p>
      <table:table table:name="Table5" table:style-name="Table5">
        <table:table-column table:style-name="Table5.A"/>
        <table:table-row>
          <table:table-cell table:style-name="Table5.A1" office:value-type="string">
            <text:p text:style-name="P81"><text:span text:style-name="T92">eval</text:span><text:span text:style-name="T114"> </text:span><text:span text:style-name="T134">$(</text:span><text:span text:style-name="T135">minikube</text:span><text:span text:style-name="T114"> </text:span><text:span text:style-name="T134">docker-</text:span><text:span text:style-name="T135">env</text:span><text:span text:style-name="T134">)</text:span></text:p>
            <text:p text:style-name="P81"><text:span text:style-name="T139">kubectl</text:span><text:span text:style-name="T114"> </text:span><text:span text:style-name="T92">create</text:span><text:span text:style-name="T114"> -</text:span><text:span text:style-name="T92">f</text:span><text:span text:style-name="T114"> </text:span><text:span text:style-name="T92">orderer.yaml</text:span></text:p>
            <text:p text:style-name="P81"><text:span text:style-name="T139">kubectl</text:span><text:span text:style-name="T114"> </text:span><text:span text:style-name="T92">create</text:span><text:span text:style-name="T114"> -</text:span><text:span text:style-name="T92">f</text:span><text:span text:style-name="T114"> </text:span><text:span text:style-name="T92">peer0.yaml</text:span></text:p>
            <text:p text:style-name="P81"><text:span text:style-name="T139">kubectl</text:span><text:span text:style-name="T114"> </text:span><text:span text:style-name="T92">create</text:span><text:span text:style-name="T114"> -</text:span><text:span text:style-name="T92">f</text:span><text:span text:style-name="T114"> </text:span><text:span text:style-name="T92">peer1.yaml</text:span></text:p>
            <text:p text:style-name="P81"><text:span text:style-name="T139">kubectl</text:span><text:span text:style-name="T114"> </text:span><text:span text:style-name="T92">create</text:span><text:span text:style-name="T114"> -</text:span><text:span text:style-name="T92">f</text:span><text:span text:style-name="T114"> </text:span><text:span text:style-name="T92">peer2.yaml</text:span></text:p>
            <text:p text:style-name="P81"><text:span text:style-name="T139">kubectl</text:span><text:span text:style-name="T114"> </text:span><text:span text:style-name="T92">create</text:span><text:span text:style-name="T114"> -</text:span><text:span text:style-name="T92">f</text:span><text:span text:style-name="T114"> </text:span><text:span text:style-name="T92">peer3.yaml</text:span></text:p>
            <text:p text:style-name="P81"><text:span text:style-name="T139">kubectl</text:span><text:span text:style-name="T114"> </text:span><text:span text:style-name="T92">create</text:span><text:span text:style-name="T114"> -</text:span><text:span text:style-name="T92">f</text:span><text:span text:style-name="T114"> </text:span><text:span text:style-name="T92">cli.yaml</text:span></text:p>
          </table:table-cell>
        </table:table-row>
      </table:table>
      <text:p text:style-name="P38"><text:span text:style-name="Source_20_Text"><text:span text:style-name="T148"/></text:span></text:p>
      <text:p text:style-name="P39"><text:span text:style-name="Source_20_Text"><text:span text:style-name="T37">Each of the yaml configurations sets up a Kubernetes Deployment and a Service. Persisted volume mounts have been commented out for easing development. Please review the yaml configurations to understand how the containers are being started.</text:span></text:span></text:p>
      <text:p text:style-name="P39"><text:span text:style-name="Source_20_Text"><text:span text:style-name="T37"/></text:span></text:p>
      <text:p text:style-name="P39"><text:span text:style-name="Source_20_Text"><text:span text:style-name="T37">The Peer Pods have 2 containers – The Fabric Peer and the CouchDB. </text:span></text:span></text:p>
      <text:p text:style-name="P39"><text:span text:style-name="Source_20_Text"><text:span text:style-name="T37"/></text:span></text:p>
      <text:p text:style-name="P40"><text:span text:style-name="Source_20_Text"><text:span text:style-name="T149"/></text:span></text:p>
      <text:h text:style-name="Heading_20_2" text:outline-level="2"><text:bookmark-start text:name="__RefHeading___Toc6977_2015525350"/><text:span text:style-name="Source_20_Text">Joining Channels and Installing Chaincode</text:span><text:bookmark-end text:name="__RefHeading___Toc6977_2015525350"/></text:h>
      <text:p text:style-name="P42"><text:span text:style-name="Source_20_Text"><text:span text:style-name="T38">Once the Fabric containers are started the Peers need to join the channels and the chaincode needs to be installed. The necessary information and command files to accomplish this have been loaded into the CLI image. </text:span></text:span></text:p>
      <text:p text:style-name="P42"><text:span text:style-name="Source_20_Text"><text:span text:style-name="T38"/></text:span></text:p>
      <text:p text:style-name="P42"><text:span text:style-name="Source_20_Text"><text:span text:style-name="T38">To run these commands:</text:span></text:span></text:p>
      <text:list xml:id="list5127676629503954454" text:style-name="L19">
        <text:list-item>
          <text:p text:style-name="P135"><text:span text:style-name="Source_20_Text"><text:span text:style-name="T77">From a terminal</text:span></text:span><text:span text:style-name="Source_20_Text"><text:span text:style-name="T153"> </text:span></text:span></text:p>
          <text:list>
            <text:list-item>
              <text:p text:style-name="P135"><text:span text:style-name="Source_20_Text"><text:span text:style-name="T153">minikube ssh</text:span></text:span></text:p>
            </text:list-item>
            <text:list-item>
              <text:p text:style-name="P136"><text:span text:style-name="Source_20_Text"><text:span text:style-name="T17">docker ps -a (lists all of the containers)</text:span></text:span></text:p>
            </text:list-item>
          </text:list>
        </text:list-item>
        <text:list-item>
          <text:p text:style-name="P136"><text:span text:style-name="Source_20_Text"><text:span text:style-name="T25">Find the container starting with k8s_cli-container_fabric-cli</text:span></text:span></text:p>
          <text:p text:style-name="P136"><text:span text:style-name="Source_20_Text"><text:span text:style-name="T45">a) copy the container id for the cli container</text:span></text:span></text:p>
        </text:list-item>
        <text:list-item>
          <text:p text:style-name="P136"><text:span text:style-name="Source_20_Text"><text:span text:style-name="T17">docker exec -it &lt;container id&gt; /bin/bash //log into container</text:span></text:span></text:p>
        </text:list-item>
        <text:list-item>
          <text:p text:style-name="P136"><text:span text:style-name="Source_20_Text"><text:span text:style-name="T25">at directory /opt/gopath/src/github.com/hyperledger/fabric/peer</text:span></text:span></text:p>
          <text:p text:style-name="P136"><text:span text:style-name="Source_20_Text"><text:span text:style-name="T2">a) /bin/bash channel-join.sh</text:span></text:span></text:p>
          <text:p text:style-name="P136"><text:span text:style-name="Source_20_Text"><text:span text:style-name="T150">b) /bin/bash install-chaincode.sh</text:span></text:span></text:p>
        </text:list-item>
      </text:list>
      <text:p text:style-name="P40"><text:span text:style-name="Source_20_Text"><text:span text:style-name="T149"/></text:span></text:p>
      <text:p text:style-name="P42"><text:span text:style-name="Source_20_Text"><text:span text:style-name="T39">The first command, channel-join.sh creates the various channels and then for each Peer which is authorized to the channel calls the Peer to join the channel. This file will require significant modification if the organizations (Peers) or the channels are modified for a particular dev environment. A listing of the default file is provided below.</text:span></text:span></text:p>
      <text:p text:style-name="P42"><text:span text:style-name="Source_20_Text"><text:span text:style-name="T151"><text:s/></text:span></text:span></text:p>
      <table:table table:name="Table6" table:style-name="Table6">
        <table:table-column table:style-name="Table6.A"/>
        <text:soft-page-break/>
        <table:table-row>
          <table:table-cell table:style-name="Table6.A1" office:value-type="string">
            <text:p text:style-name="P81"><text:span text:style-name="T139">echo</text:span><text:span text:style-name="T114"> </text:span><text:span text:style-name="T140">"Creating</text:span><text:span text:style-name="T114"> </text:span><text:span text:style-name="T140">channels"</text:span></text:p>
            <text:p text:style-name="P81"><text:span text:style-name="T133">CORE_PEER_ADDRESS</text:span><text:span text:style-name="T114">=</text:span><text:span text:style-name="T92">peer0-org1</text:span><text:span text:style-name="T114">:7051 </text:span><text:span text:style-name="T92">peer</text:span><text:span text:style-name="T114"> </text:span><text:span text:style-name="T92">channel</text:span><text:span text:style-name="T114"> </text:span><text:span text:style-name="T92">cre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publicchannel</text:span><text:span text:style-name="T114"> <text:s text:c="2"/>-</text:span><text:span text:style-name="T92">f</text:span><text:span text:style-name="T114"> ./</text:span><text:span text:style-name="T92">channel-artifacts</text:span><text:span text:style-name="T114">/</text:span><text:span text:style-name="T92">publicchannel.tx</text:span></text:p>
            <text:p text:style-name="P81"><text:span text:style-name="T133">CORE_PEER_ADDRESS</text:span><text:span text:style-name="T114">=</text:span><text:span text:style-name="T92">peer0-org1</text:span><text:span text:style-name="T114">:7051 </text:span><text:span text:style-name="T92">peer</text:span><text:span text:style-name="T114"> </text:span><text:span text:style-name="T92">channel</text:span><text:span text:style-name="T114"> </text:span><text:span text:style-name="T92">cre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mgmtorg2channel</text:span><text:span text:style-name="T114"> -</text:span><text:span text:style-name="T92">f</text:span><text:span text:style-name="T114"> ./</text:span><text:span text:style-name="T92">channel-artifacts</text:span><text:span text:style-name="T114">/</text:span><text:span text:style-name="T92">mgmtorg2channel.tx</text:span></text:p>
            <text:p text:style-name="P81"><text:span text:style-name="T133">CORE_PEER_ADDRESS</text:span><text:span text:style-name="T114">=</text:span><text:span text:style-name="T92">peer0-org1</text:span><text:span text:style-name="T114">:7051 </text:span><text:span text:style-name="T92">peer</text:span><text:span text:style-name="T114"> </text:span><text:span text:style-name="T92">channel</text:span><text:span text:style-name="T114"> </text:span><text:span text:style-name="T92">cre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mgmtorg3channel</text:span><text:span text:style-name="T114"> -</text:span><text:span text:style-name="T92">f</text:span><text:span text:style-name="T114"> ./</text:span><text:span text:style-name="T92">channel-artifacts</text:span><text:span text:style-name="T114">/</text:span><text:span text:style-name="T92">mgmtorg3channel.tx</text:span></text:p>
            <text:p text:style-name="P81"><text:span text:style-name="T133">CORE_PEER_ADDRESS</text:span><text:span text:style-name="T114">=</text:span><text:span text:style-name="T92">peer0-org1</text:span><text:span text:style-name="T114">:7051 </text:span><text:span text:style-name="T92">peer</text:span><text:span text:style-name="T114"> </text:span><text:span text:style-name="T92">channel</text:span><text:span text:style-name="T114"> </text:span><text:span text:style-name="T92">cre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mgmtorg4channel</text:span><text:span text:style-name="T114"> -</text:span><text:span text:style-name="T92">f</text:span><text:span text:style-name="T114"> ./</text:span><text:span text:style-name="T92">channel-artifacts</text:span><text:span text:style-name="T114">/</text:span><text:span text:style-name="T92">mgmtorg4channel.tx</text:span></text:p>
            <text:p text:style-name="P86"/>
            <text:p text:style-name="P81"><text:span text:style-name="T139">echo</text:span><text:span text:style-name="T114"> </text:span><text:span text:style-name="T140">"Joining</text:span><text:span text:style-name="T114"> </text:span><text:span text:style-name="T140">Peers</text:span><text:span text:style-name="T114"> </text:span><text:span text:style-name="T140">to</text:span><text:span text:style-name="T114"> </text:span><text:span text:style-name="T140">Public</text:span><text:span text:style-name="T114"> </text:span><text:span text:style-name="T140">Channel"</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publicchannel.block</text:span></text:p>
            <text:p text:style-name="P81"><text:span text:style-name="T133">CORE_PEER_ADDRESS</text:span><text:span text:style-name="T114">=</text:span><text:span text:style-name="T92">peer0-org2</text:span><text:span text:style-name="T114">:7051 </text:span><text:span text:style-name="T133">CORE_PEER_LOCALMSPID</text:span><text:span text:style-name="T114">=</text:span><text:span text:style-name="T140">"Org2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2</text:span><text:span text:style-name="T114">/</text:span><text:span text:style-name="T139">users</text:span><text:span text:style-name="T114">/</text:span><text:span text:style-name="T92">Admin</text:span><text:span text:style-name="T114">@</text:span><text:span text:style-name="T92">Org2</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publicchannel.block</text:span></text:p>
            <text:p text:style-name="P81"><text:span text:style-name="T133">CORE_PEER_ADDRESS</text:span><text:span text:style-name="T114">=</text:span><text:span text:style-name="T92">peer0-org3</text:span><text:span text:style-name="T114">:7051 </text:span><text:span text:style-name="T133">CORE_PEER_LOCALMSPID</text:span><text:span text:style-name="T114">=</text:span><text:span text:style-name="T140">"Org3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3</text:span><text:span text:style-name="T114">/</text:span><text:span text:style-name="T139">users</text:span><text:span text:style-name="T114">/</text:span><text:span text:style-name="T92">Admin</text:span><text:span text:style-name="T114">@</text:span><text:span text:style-name="T92">Org3</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publicchannel.block</text:span></text:p>
            <text:p text:style-name="P81"><text:span text:style-name="T133">CORE_PEER_ADDRESS</text:span><text:span text:style-name="T114">=</text:span><text:span text:style-name="T92">peer0-org4</text:span><text:span text:style-name="T114">:7051 </text:span><text:span text:style-name="T133">CORE_PEER_LOCALMSPID</text:span><text:span text:style-name="T114">=</text:span><text:span text:style-name="T140">"Org4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4</text:span><text:span text:style-name="T114">/</text:span><text:span text:style-name="T139">users</text:span><text:span text:style-name="T114">/</text:span><text:span text:style-name="T92">Admin</text:span><text:span text:style-name="T114">@</text:span><text:span text:style-name="T92">Org4</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publicchannel.block</text:span></text:p>
            <text:p text:style-name="P86"/>
            <text:p text:style-name="P81"><text:span text:style-name="T139">echo</text:span><text:span text:style-name="T114"> </text:span><text:span text:style-name="T140">"joining</text:span><text:span text:style-name="T114"> </text:span><text:span text:style-name="T140">Peers</text:span><text:span text:style-name="T114"> </text:span><text:span text:style-name="T140">to</text:span><text:span text:style-name="T114"> </text:span><text:span text:style-name="T140">MngmntOrg2</text:span><text:span text:style-name="T114"> </text:span><text:span text:style-name="T140">Channel"</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mgmtorg2channel.block</text:span></text:p>
            <text:p text:style-name="P81"><text:span text:style-name="T133">CORE_PEER_ADDRESS</text:span><text:span text:style-name="T114">=</text:span><text:span text:style-name="T92">peer0-org2</text:span><text:span text:style-name="T114">:7051 </text:span><text:span text:style-name="T133">CORE_PEER_LOCALMSPID</text:span><text:span text:style-name="T114">=</text:span><text:span text:style-name="T140">"Org2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2</text:span><text:span text:style-name="T114">/</text:span><text:span text:style-name="T139">users</text:span><text:span text:style-name="T114">/</text:span><text:span text:style-name="T92">Admin</text:span><text:span text:style-name="T114">@</text:span><text:span text:style-name="T92">Org2</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mgmtorg2channel.block</text:span></text:p>
            <text:p text:style-name="P86"/>
            <text:p text:style-name="P81"><text:span text:style-name="T139">echo</text:span><text:span text:style-name="T114"> </text:span><text:span text:style-name="T140">"joining</text:span><text:span text:style-name="T114"> </text:span><text:span text:style-name="T140">Peers</text:span><text:span text:style-name="T114"> </text:span><text:span text:style-name="T140">to</text:span><text:span text:style-name="T114"> </text:span><text:span text:style-name="T140">MngmntOrg3</text:span><text:span text:style-name="T114"> </text:span><text:span text:style-name="T140">Channel"</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mgmtorg3channel.block</text:span></text:p>
            <text:p text:style-name="P81"><text:span text:style-name="T133">CORE_PEER_ADDRESS</text:span><text:span text:style-name="T114">=</text:span><text:span text:style-name="T92">peer0-org3</text:span><text:span text:style-name="T114">:7051 </text:span><text:span text:style-name="T133">CORE_PEER_LOCALMSPID</text:span><text:span text:style-name="T114">=</text:span><text:span text:style-name="T140">"Org3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3</text:span><text:span text:style-name="T114">/</text:span><text:span text:style-name="T139">users</text:span><text:span text:style-name="T114">/</text:span><text:span text:style-name="T92">Admin</text:span><text:span text:style-name="T114">@</text:span><text:span text:style-name="T92">Org3</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mgmtorg3channel.block</text:span></text:p>
            <text:p text:style-name="P86"/>
            <text:p text:style-name="P81"><text:span text:style-name="T139">echo</text:span><text:span text:style-name="T114"> </text:span><text:span text:style-name="T140">"joining</text:span><text:span text:style-name="T114"> </text:span><text:span text:style-name="T140">Peers</text:span><text:span text:style-name="T114"> </text:span><text:span text:style-name="T140">to</text:span><text:span text:style-name="T114"> </text:span><text:span text:style-name="T140">MngmntOrg4</text:span><text:span text:style-name="T114"> </text:span><text:span text:style-name="T140">Channel"</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mgmtorg4channel.block</text:span></text:p>
            <text:p text:style-name="P81"><text:span text:style-name="T133">CORE_PEER_ADDRESS</text:span><text:span text:style-name="T114">=</text:span><text:span text:style-name="T92">peer0-org4</text:span><text:span text:style-name="T114">:7051 </text:span><text:span text:style-name="T133">CORE_PEER_LOCALMSPID</text:span><text:span text:style-name="T114">=</text:span><text:span text:style-name="T140">"Org4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4</text:span><text:span text:style-name="T114">/</text:span><text:span text:style-name="T139">users</text:span><text:span text:style-name="T114">/</text:span><text:span text:style-name="T92">Admin</text:span><text:span text:style-name="T114">@</text:span><text:span text:style-name="T92">Org4</text:span><text:span text:style-name="T114">/</text:span><text:span text:style-name="T92">msp</text:span><text:span text:style-name="T114"> </text:span><text:span text:style-name="T92">peer</text:span><text:span text:style-name="T114"> </text:span><text:span text:style-name="T92">channel</text:span><text:span text:style-name="T114"> </text:span><text:span text:style-name="T139">join</text:span><text:span text:style-name="T114"> -</text:span><text:span text:style-name="T92">b</text:span><text:span text:style-name="T114"> </text:span><text:span text:style-name="T92">mgmtorg4channel.block</text:span></text:p>
          </table:table-cell>
        </table:table-row>
      </table:table>
      <text:p text:style-name="P40"><text:soft-page-break/><text:span text:style-name="Source_20_Text"><text:span text:style-name="T149"/></text:span></text:p>
      <text:p text:style-name="P38"><text:span text:style-name="Source_20_Text"><text:span text:style-name="T147"/></text:span></text:p>
      <text:p text:style-name="P42"><text:span text:style-name="Source_20_Text"><text:span text:style-name="T39">Once the channels are created and joined, the chaincode can be installed and then initialized. This is done by the install-chaincode.sh command file. Again, based upon the use of different chaincode and organizational / peer structure significant modifications to this file are required. A listing is provided below.</text:span></text:span></text:p>
      <text:p text:style-name="P42"><text:span text:style-name="Source_20_Text"><text:span text:style-name="T39"/></text:span></text:p>
      <table:table table:name="Table7" table:style-name="Table7">
        <table:table-column table:style-name="Table7.A"/>
        <table:table-row>
          <table:table-cell table:style-name="Table7.A1" office:value-type="string">
            <text:p text:style-name="P81"><text:span text:style-name="T139">echo</text:span><text:span text:style-name="T114"> </text:span><text:span text:style-name="T140">"Installing</text:span><text:span text:style-name="T114"> </text:span><text:span text:style-name="T140">public</text:span><text:span text:style-name="T114"> </text:span><text:span text:style-name="T141">chaincode</text:span><text:span text:style-name="T114"> </text:span><text:span text:style-name="T140">on</text:span><text:span text:style-name="T114"> </text:span><text:span text:style-name="T140">each</text:span><text:span text:style-name="T114"> </text:span><text:span text:style-name="T140">peer"</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public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1"><text:span text:style-name="T133">CORE_PEER_ADDRESS</text:span><text:span text:style-name="T114">=</text:span><text:span text:style-name="T92">peer0-org2</text:span><text:span text:style-name="T114">:7051 </text:span><text:span text:style-name="T133">CORE_PEER_LOCALMSPID</text:span><text:span text:style-name="T114">=</text:span><text:span text:style-name="T140">"Org2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2</text:span><text:span text:style-name="T114">/</text:span><text:span text:style-name="T139">users</text:span><text:span text:style-name="T114">/</text:span><text:span text:style-name="T92">Admin</text:span><text:span text:style-name="T114">@</text:span><text:span text:style-name="T92">Org2</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public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1"><text:span text:style-name="T133">CORE_PEER_ADDRESS</text:span><text:span text:style-name="T114">=</text:span><text:span text:style-name="T92">peer0-org3</text:span><text:span text:style-name="T114">:7051 </text:span><text:span text:style-name="T133">CORE_PEER_LOCALMSPID</text:span><text:span text:style-name="T114">=</text:span><text:span text:style-name="T140">"Org3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3</text:span><text:span text:style-name="T114">/</text:span><text:span text:style-name="T139">users</text:span><text:span text:style-name="T114">/</text:span><text:span text:style-name="T92">Admin</text:span><text:span text:style-name="T114">@</text:span><text:span text:style-name="T92">Org3</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public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1"><text:span text:style-name="T133">CORE_PEER_ADDRESS</text:span><text:span text:style-name="T114">=</text:span><text:span text:style-name="T92">peer0-org4</text:span><text:span text:style-name="T114">:7051 </text:span><text:span text:style-name="T133">CORE_PEER_LOCALMSPID</text:span><text:span text:style-name="T114">=</text:span><text:span text:style-name="T140">"Org4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4</text:span><text:span text:style-name="T114">/</text:span><text:span text:style-name="T139">users</text:span><text:span text:style-name="T114">/</text:span><text:span text:style-name="T92">Admin</text:span><text:span text:style-name="T114">@</text:span><text:span text:style-name="T92">Org4</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public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6"/>
            <text:p text:style-name="P81"><text:span text:style-name="T139">echo</text:span><text:span text:style-name="T114"> </text:span><text:span text:style-name="T140">"Initializing</text:span><text:span text:style-name="T114"> </text:span><text:span text:style-name="T140">public</text:span><text:span text:style-name="T114"> </text:span><text:span text:style-name="T141">chaincode</text:span><text:span text:style-name="T140">.</text:span><text:span text:style-name="T114"> </text:span><text:span text:style-name="T140">It</text:span><text:span text:style-name="T114"> </text:span><text:span text:style-name="T140">is</text:span><text:span text:style-name="T114"> </text:span><text:span text:style-name="T140">only</text:span><text:span text:style-name="T114"> </text:span><text:span text:style-name="T140">done</text:span><text:span text:style-name="T114"> </text:span><text:span text:style-name="T140">once</text:span><text:span text:style-name="T114"> </text:span><text:span text:style-name="T140">by</text:span><text:span text:style-name="T114"> </text:span><text:span text:style-name="T140">a</text:span><text:span text:style-name="T114"> </text:span><text:span text:style-name="T140">single</text:span><text:span text:style-name="T114"> </text:span><text:span text:style-name="T140">peer."</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133">CORE_PEER_CHAINCODELISTENADDRESS</text:span><text:span text:style-name="T114">=</text:span><text:span text:style-name="T92">peer0-org1</text:span><text:span text:style-name="T114">:8000 </text:span><text:span text:style-name="T92">peer</text:span><text:span text:style-name="T114"> </text:span><text:span text:style-name="T92">chaincode</text:span><text:span text:style-name="T114"> </text:span><text:span text:style-name="T92">instanti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publicchannel</text:span><text:span text:style-name="T114"> -</text:span><text:span text:style-name="T92">n</text:span><text:span text:style-name="T114"> </text:span><text:span text:style-name="T92">publiccc</text:span><text:span text:style-name="T114"> -</text:span><text:span text:style-name="T92">v</text:span><text:span text:style-name="T114"> 1.0 -</text:span><text:span text:style-name="T92">c</text:span><text:span text:style-name="T114"> </text:span><text:span text:style-name="T154">'{"</text:span><text:span text:style-name="T155">Args</text:span><text:span text:style-name="T154">":["</text:span><text:span text:style-name="T155">init</text:span><text:span text:style-name="T154">","a","100","b","200"]}'</text:span><text:span text:style-name="T114"> -</text:span><text:span text:style-name="T92">P</text:span><text:span text:style-name="T114"> </text:span><text:span text:style-name="T140">"OR</text:span><text:span text:style-name="T114"><text:tab/></text:span><text:span text:style-name="T140">('Org1MSP.member','Org2MSP.member')"</text:span></text:p>
            <text:p text:style-name="P86"/>
            <text:p text:style-name="P81"><text:span text:style-name="T139">echo</text:span><text:span text:style-name="T114"> </text:span><text:span text:style-name="T140">"Installing</text:span><text:span text:style-name="T114"> </text:span><text:span text:style-name="T141">mgmtorgcc</text:span><text:span text:style-name="T114"> </text:span><text:span text:style-name="T141">chaincode</text:span><text:span text:style-name="T114"> </text:span><text:span text:style-name="T140">on</text:span><text:span text:style-name="T114"> </text:span><text:span text:style-name="T140">each</text:span><text:span text:style-name="T114"> </text:span><text:span text:style-name="T140">peer"</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1"><text:span text:style-name="T133">CORE_PEER_ADDRESS</text:span><text:span text:style-name="T114">=</text:span><text:span text:style-name="T92">peer0-org2</text:span><text:span text:style-name="T114">:7051 </text:span><text:span text:style-name="T133">CORE_PEER_LOCALMSPID</text:span><text:span text:style-name="T114">=</text:span><text:span text:style-name="T140">"Org2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2</text:span><text:span text:style-name="T114">/</text:span><text:span text:style-name="T139">users</text:span><text:span text:style-name="T114">/</text:span><text:span text:style-name="T92">Admin</text:span><text:span text:style-name="T114">@</text:span><text:span text:style-name="T92">Org2</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1"><text:span text:style-name="T133">CORE_PEER_ADDRESS</text:span><text:span text:style-name="T114">=</text:span><text:span text:style-name="T92">peer0-org3</text:span><text:span text:style-name="T114">:7051 </text:span><text:span text:style-name="T133">CORE_PEER_LOCALMSPID</text:span><text:span text:style-name="T114">=</text:span><text:span text:style-name="T140">"Org3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3</text:span><text:span text:style-name="T114">/</text:span><text:span text:style-name="T139">users</text:span><text:span text:style-name="T114">/</text:span><text:span text:style-name="T92">Admin</text:span><text:span text:style-name="T114">@</text:span><text:span text:style-name="T92">Org3</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1"><text:span text:style-name="T133">CORE_PEER_ADDRESS</text:span><text:span text:style-name="T114">=</text:span><text:span text:style-name="T92">peer0-org4</text:span><text:span text:style-name="T114">:7051 </text:span><text:span text:style-name="T133">CORE_PEER_LOCALMSPID</text:span><text:span text:style-name="T114">=</text:span><text:span text:style-name="T140">"Org4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4</text:span><text:span text:style-name="T114">/</text:span><text:span text:style-name="T139">users</text:span><text:span text:style-name="T114">/</text:span><text:span text:style-name="T92">Admin</text:span><text:span text:style-name="T114">@</text:span><text:span text:style-name="T92">Org4</text:span><text:span text:style-name="T114">/</text:span><text:span text:style-name="T92">msp</text:span><text:span text:style-name="T114"> </text:span><text:span text:style-name="T92">peer</text:span><text:span text:style-name="T114"> </text:span><text:span text:style-name="T92">chaincode</text:span><text:span text:style-name="T114"> </text:span><text:span text:style-name="T139">instal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p</text:span><text:span text:style-name="T114"> </text:span><text:span text:style-name="T92">github.com</text:span><text:span text:style-name="T114">/</text:span><text:span text:style-name="T92">hyperledger</text:span><text:span text:style-name="T114">/</text:span><text:span text:style-name="T92">fabric</text:span><text:span text:style-name="T114">/</text:span><text:span text:style-name="T92">examples</text:span><text:span text:style-name="T114">/</text:span><text:span text:style-name="T92">chaincode</text:span><text:span text:style-name="T114">/</text:span><text:span text:style-name="T139">go</text:span><text:span text:style-name="T114">/</text:span><text:span text:style-name="T92">chaincode_example02</text:span></text:p>
            <text:p text:style-name="P86"/>
            <text:p text:style-name="P81"><text:span text:style-name="T139">echo</text:span><text:span text:style-name="T114"> </text:span><text:span text:style-name="T140">"Initializing</text:span><text:span text:style-name="T114"> </text:span><text:span text:style-name="T141">mgmtorgcc</text:span><text:span text:style-name="T114"> </text:span><text:span text:style-name="T141">chaincode</text:span><text:span text:style-name="T114"> </text:span><text:span text:style-name="T140">for</text:span><text:span text:style-name="T114"> </text:span><text:span text:style-name="T140">channel</text:span><text:span text:style-name="T114"> </text:span><text:span text:style-name="T140">mgmtorg2channel.</text:span><text:span text:style-name="T114"> </text:span><text:span text:style-name="T140">It</text:span><text:span text:style-name="T114"> </text:span><text:span text:style-name="T140">is</text:span><text:span text:style-name="T114"> </text:span><text:span text:style-name="T140">only</text:span><text:span text:style-name="T114"> </text:span><text:span text:style-name="T140">done</text:span><text:span text:style-name="T114"> </text:span><text:span text:style-name="T140">once</text:span><text:span text:style-name="T114"> </text:span><text:span text:style-name="T140">by</text:span><text:span text:style-name="T114"> </text:span><text:span text:style-name="T140">a</text:span><text:span text:style-name="T114"> </text:span><text:span text:style-name="T140">single</text:span><text:span text:style-name="T114"> </text:span><text:span text:style-name="T140">peer."</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oft-page-break/><text:span text:style-name="T133">CORE_PEER_CHAINCODELISTENADDRESS</text:span><text:span text:style-name="T114">=</text:span><text:span text:style-name="T92">peer0-org1</text:span><text:span text:style-name="T114">:8000 </text:span><text:span text:style-name="T92">peer</text:span><text:span text:style-name="T114"> </text:span><text:span text:style-name="T92">chaincode</text:span><text:span text:style-name="T114"> </text:span><text:span text:style-name="T92">instanti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mgmtorg2channe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c</text:span><text:span text:style-name="T114"> </text:span><text:span text:style-name="T154">'{"</text:span><text:span text:style-name="T155">Args</text:span><text:span text:style-name="T154">":["</text:span><text:span text:style-name="T155">init</text:span><text:span text:style-name="T154">","a","100","b","200"]}'</text:span><text:span text:style-name="T114"> -</text:span><text:span text:style-name="T92">P</text:span><text:span text:style-name="T114"> </text:span><text:span text:style-name="T140">"OR</text:span><text:span text:style-name="T114"><text:tab/></text:span><text:span text:style-name="T140">('Org1MSP.member','Org2MSP.member')"</text:span></text:p>
            <text:p text:style-name="P86"/>
            <text:p text:style-name="P81"><text:span text:style-name="T139">echo</text:span><text:span text:style-name="T114"> </text:span><text:span text:style-name="T140">"Initializing</text:span><text:span text:style-name="T114"> </text:span><text:span text:style-name="T141">mgmtorgcc</text:span><text:span text:style-name="T114"> </text:span><text:span text:style-name="T141">chaincode</text:span><text:span text:style-name="T114"> </text:span><text:span text:style-name="T140">for</text:span><text:span text:style-name="T114"> </text:span><text:span text:style-name="T140">channel</text:span><text:span text:style-name="T114"> </text:span><text:span text:style-name="T140">mgmtorg3channel.</text:span><text:span text:style-name="T114"> </text:span><text:span text:style-name="T140">It</text:span><text:span text:style-name="T114"> </text:span><text:span text:style-name="T140">is</text:span><text:span text:style-name="T114"> </text:span><text:span text:style-name="T140">only</text:span><text:span text:style-name="T114"> </text:span><text:span text:style-name="T140">done</text:span><text:span text:style-name="T114"> </text:span><text:span text:style-name="T140">once</text:span><text:span text:style-name="T114"> </text:span><text:span text:style-name="T140">by</text:span><text:span text:style-name="T114"> </text:span><text:span text:style-name="T140">a</text:span><text:span text:style-name="T114"> </text:span><text:span text:style-name="T140">single</text:span><text:span text:style-name="T114"> </text:span><text:span text:style-name="T140">peer."</text:span></text:p>
            <text:p text:style-name="P81"><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133">CORE_PEER_CHAINCODELISTENADDRESS</text:span><text:span text:style-name="T114">=</text:span><text:span text:style-name="T92">peer0-org1</text:span><text:span text:style-name="T114">:8000 </text:span><text:span text:style-name="T92">peer</text:span><text:span text:style-name="T114"> </text:span><text:span text:style-name="T92">chaincode</text:span><text:span text:style-name="T114"> </text:span><text:span text:style-name="T92">instanti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mgmtorg3channe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c</text:span><text:span text:style-name="T114"> </text:span><text:span text:style-name="T154">'{"</text:span><text:span text:style-name="T155">Args</text:span><text:span text:style-name="T154">":["</text:span><text:span text:style-name="T155">init</text:span><text:span text:style-name="T154">","a","100","b","200"]}'</text:span><text:span text:style-name="T114"> -</text:span><text:span text:style-name="T92">P</text:span><text:span text:style-name="T114"> </text:span><text:span text:style-name="T140">"OR</text:span><text:span text:style-name="T114"><text:tab/></text:span><text:span text:style-name="T140">('Org1MSP.member','Org3MSP.member')"</text:span></text:p>
            <text:p text:style-name="P86"/>
            <text:p text:style-name="P81"><text:span text:style-name="T139">echo</text:span><text:span text:style-name="T114"> </text:span><text:span text:style-name="T140">"Initializing</text:span><text:span text:style-name="T114"> </text:span><text:span text:style-name="T141">mgmtorgcc</text:span><text:span text:style-name="T114"> </text:span><text:span text:style-name="T141">chaincode</text:span><text:span text:style-name="T114"> </text:span><text:span text:style-name="T140">for</text:span><text:span text:style-name="T114"> </text:span><text:span text:style-name="T140">channel</text:span><text:span text:style-name="T114"> </text:span><text:span text:style-name="T140">mgmtorg4channel.</text:span><text:span text:style-name="T114"> </text:span><text:span text:style-name="T140">It</text:span><text:span text:style-name="T114"> </text:span><text:span text:style-name="T140">is</text:span><text:span text:style-name="T114"> </text:span><text:span text:style-name="T140">only</text:span><text:span text:style-name="T114"> </text:span><text:span text:style-name="T140">done</text:span><text:span text:style-name="T114"> </text:span><text:span text:style-name="T140">once</text:span><text:span text:style-name="T114"> </text:span><text:span text:style-name="T140">by</text:span><text:span text:style-name="T114"> </text:span><text:span text:style-name="T140">a</text:span><text:span text:style-name="T114"> </text:span><text:span text:style-name="T140">single</text:span><text:span text:style-name="T114"> </text:span><text:span text:style-name="T140">peer."</text:span></text:p>
            <text:p text:style-name="Standard"><text:span text:style-name="T133">CORE_PEER_ADDRESS</text:span><text:span text:style-name="T114">=</text:span><text:span text:style-name="T92">peer0-org1</text:span><text:span text:style-name="T114">:7051 </text:span><text:span text:style-name="T133">CORE_PEER_LOCALMSPID</text:span><text:span text:style-name="T114">=</text:span><text:span text:style-name="T140">"Org1MSP"</text:span><text:span text:style-name="T114"> </text:span><text:span text:style-name="T133">CORE_PEER_MSPCONFIGPATH</text:span><text:span text:style-name="T114">=/</text:span><text:span text:style-name="T92">opt</text:span><text:span text:style-name="T114">/</text:span><text:span text:style-name="T92">gopath</text:span><text:span text:style-name="T114">/</text:span><text:span text:style-name="T92">src</text:span><text:span text:style-name="T114">/</text:span><text:span text:style-name="T92">github.com</text:span><text:span text:style-name="T114">/</text:span><text:span text:style-name="T92">hyperledger</text:span><text:span text:style-name="T114">/</text:span><text:span text:style-name="T92">fabric</text:span><text:span text:style-name="T114">/</text:span><text:span text:style-name="T92">peer</text:span><text:span text:style-name="T114">/</text:span><text:span text:style-name="T92">crypto</text:span><text:span text:style-name="T114">/</text:span><text:span text:style-name="T92">peerOrganizations</text:span><text:span text:style-name="T114">/</text:span><text:span text:style-name="T92">Org1</text:span><text:span text:style-name="T114">/</text:span><text:span text:style-name="T139">users</text:span><text:span text:style-name="T114">/</text:span><text:span text:style-name="T92">Admin</text:span><text:span text:style-name="T114">@</text:span><text:span text:style-name="T92">Org1</text:span><text:span text:style-name="T114">/</text:span><text:span text:style-name="T92">msp</text:span><text:span text:style-name="T114"> </text:span><text:span text:style-name="T133">CORE_PEER_CHAINCODELISTENADDRESS</text:span><text:span text:style-name="T114">=</text:span><text:span text:style-name="T92">peer0-org1</text:span><text:span text:style-name="T114">:8000 </text:span><text:span text:style-name="T92">peer</text:span><text:span text:style-name="T114"> </text:span><text:span text:style-name="T92">chaincode</text:span><text:span text:style-name="T114"> </text:span><text:span text:style-name="T92">instantiate</text:span><text:span text:style-name="T114"> -</text:span><text:span text:style-name="T92">o</text:span><text:span text:style-name="T114"> </text:span><text:span text:style-name="T92">orderer-service</text:span><text:span text:style-name="T114">:7050 -</text:span><text:span text:style-name="T92">C</text:span><text:span text:style-name="T114"> </text:span><text:span text:style-name="T92">mgmtorg4channel</text:span><text:span text:style-name="T114"> -</text:span><text:span text:style-name="T92">n</text:span><text:span text:style-name="T114"> </text:span><text:span text:style-name="T92">mgmtorgcc</text:span><text:span text:style-name="T114"> -</text:span><text:span text:style-name="T92">v</text:span><text:span text:style-name="T114"> 1.0 -</text:span><text:span text:style-name="T92">c</text:span><text:span text:style-name="T114"> </text:span><text:span text:style-name="T154">'{"</text:span><text:span text:style-name="T155">Args</text:span><text:span text:style-name="T154">":["</text:span><text:span text:style-name="T155">init</text:span><text:span text:style-name="T154">","a","100","b","200"]}'</text:span><text:span text:style-name="T114"> -</text:span><text:span text:style-name="T92">P</text:span><text:span text:style-name="T114"> </text:span><text:span text:style-name="T140">"OR</text:span><text:span text:style-name="T114"><text:tab/></text:span><text:span text:style-name="T140">('Org1MSP.member','Org4MSP.member')"</text:span></text:p>
          </table:table-cell>
        </table:table-row>
      </table:table>
      <text:p text:style-name="P42"><text:span text:style-name="Source_20_Text"><text:span text:style-name="T151"/></text:span></text:p>
      <text:p text:style-name="P42"><text:span text:style-name="Source_20_Text"><text:span text:style-name="T39">At this point there is a running Fabric Network inside a local Minikube.</text:span></text:span></text:p>
      <text:p text:style-name="P42"><text:span text:style-name="Source_20_Text"><text:span text:style-name="T151"/></text:span></text:p>
      <text:h text:style-name="Heading_20_2" text:outline-level="2"><text:bookmark-start text:name="__RefHeading___Toc6979_2015525350"/><text:span text:style-name="Source_20_Text">Starting the SDK Wrappers</text:span><text:bookmark-end text:name="__RefHeading___Toc6979_2015525350"/></text:h>
      <text:p text:style-name="P44"><text:span text:style-name="Source_20_Text"><text:span text:style-name="T78">Once the Fabric network is up and running, the SDK Wrapper containers can be instantiated. The following steps are used to accomplish this.</text:span></text:span></text:p>
      <text:p text:style-name="P44"><text:span text:style-name="Source_20_Text"><text:span text:style-name="T21"/></text:span></text:p>
      <text:list xml:id="list6861126441020784255" text:style-name="L20">
        <text:list-item>
          <text:p text:style-name="P137"><text:span text:style-name="Source_20_Text"><text:span text:style-name="T78">Build the sdk-wrapper project jar via maven clean and install.</text:span></text:span></text:p>
        </text:list-item>
        <text:list-item>
          <text:p text:style-name="P138"><text:span text:style-name="Source_20_Text"><text:span text:style-name="T79">Use the command terminal, go the the setup-dev directory.</text:span></text:span></text:p>
        </text:list-item>
        <text:list-item>
          <text:p text:style-name="P138"><text:span text:style-name="Source_20_Text">/</text:span><text:span text:style-name="Source_20_Text"><text:span text:style-name="T164">bin/bash buildSdkWrapperImages.sh</text:span></text:span></text:p>
        </text:list-item>
        <text:list-item>
          <text:p text:style-name="P137"><text:span text:style-name="Source_20_Text"><text:span text:style-name="T79">Go to the kube directory.</text:span></text:span></text:p>
        </text:list-item>
        <text:list-item>
          <text:p text:style-name="P137"><text:span text:style-name="Source_20_Text">/</text:span><text:span text:style-name="Source_20_Text"><text:span text:style-name="T164">bin/bash startSdkContainers.sh</text:span></text:span></text:p>
        </text:list-item>
      </text:list>
      <text:p text:style-name="P44"><text:span text:style-name="Source_20_Text"/></text:p>
      <text:p text:style-name="P45"><text:span text:style-name="Source_20_Text"><text:span text:style-name="T79">The default current settings for the sdk-wrapper containers is to do nothing. Therefore you must go into the container and run the command to start it. The reason for this is that it allows you the ability to see the output. Once everything has settled down the .yaml files can be updated to allow auto start of the container. This is illustrated with the sdk-org1.yaml provided below.</text:span></text:span></text:p>
      <text:p text:style-name="P45"><text:span text:style-name="Source_20_Text"><text:span text:style-name="T21"/></text:span></text:p>
      <table:table table:name="Table8" table:style-name="Table8">
        <table:table-column table:style-name="Table8.A"/>
        <table:table-row>
          <table:table-cell table:style-name="Table8.A1" office:value-type="string">
            <text:p text:style-name="P81"><text:span text:style-name="T110">apiVersion:</text:span><text:span text:style-name="T114"> </text:span><text:span text:style-name="T92">extensions/v1beta1</text:span></text:p>
            <text:p text:style-name="P81"><text:span text:style-name="T110">kind:</text:span><text:span text:style-name="T114"> </text:span><text:span text:style-name="T92">Deployment</text:span></text:p>
            <text:p text:style-name="P162">metadata:</text:p>
            <text:p text:style-name="P81"><text:span text:style-name="T114"><text:s text:c="2"/></text:span><text:span text:style-name="T110">name:</text:span><text:span text:style-name="T114"> </text:span><text:span text:style-name="T92">sdk-org1</text:span></text:p>
            <text:p text:style-name="P81"><text:span text:style-name="T114"><text:s text:c="2"/></text:span><text:span text:style-name="T110">labels:</text:span></text:p>
            <text:p text:style-name="P81"><text:span text:style-name="T114"><text:s text:c="4"/></text:span><text:span text:style-name="T110">app:</text:span><text:span text:style-name="T114"> </text:span><text:span text:style-name="T92">fabric</text:span></text:p>
            <text:p text:style-name="P81"><text:span text:style-name="T114"><text:s text:c="4"/></text:span><text:span text:style-name="T110">role:</text:span><text:span text:style-name="T114"> </text:span><text:span text:style-name="T92">sdk-wrapper</text:span></text:p>
            <text:p text:style-name="P81"><text:span text:style-name="T114"><text:s text:c="4"/></text:span><text:span text:style-name="T110">peer-id:</text:span><text:span text:style-name="T114"> </text:span><text:span text:style-name="T92">"0"</text:span></text:p>
            <text:p text:style-name="P81"><text:span text:style-name="T114"><text:s text:c="4"/></text:span><text:span text:style-name="T110">org:</text:span><text:span text:style-name="T114"> </text:span><text:span text:style-name="T92">"1"</text:span></text:p>
            <text:p text:style-name="P162">spec:</text:p>
            <text:p text:style-name="P81"><text:span text:style-name="T114"><text:s text:c="2"/></text:span><text:span text:style-name="T110">replicas:</text:span><text:span text:style-name="T114"> </text:span><text:span text:style-name="T92">1</text:span></text:p>
            <text:p text:style-name="P81"><text:span text:style-name="T114"><text:s text:c="2"/></text:span><text:span text:style-name="T110">template:</text:span></text:p>
            <text:p text:style-name="P81"><text:soft-page-break/><text:span text:style-name="T114"><text:s text:c="4"/></text:span><text:span text:style-name="T110">metadata:</text:span></text:p>
            <text:p text:style-name="P81"><text:span text:style-name="T114"><text:s text:c="6"/></text:span><text:span text:style-name="T110">name:</text:span><text:span text:style-name="T114"> </text:span><text:span text:style-name="T92">sdkwrapper-org1</text:span></text:p>
            <text:p text:style-name="P81"><text:span text:style-name="T114"><text:s text:c="6"/></text:span><text:span text:style-name="T110">labels:</text:span></text:p>
            <text:p text:style-name="P81"><text:span text:style-name="T114"><text:s text:c="8"/></text:span><text:span text:style-name="T110">app:</text:span><text:span text:style-name="T114"> </text:span><text:span text:style-name="T92">fabric</text:span></text:p>
            <text:p text:style-name="P81"><text:span text:style-name="T114"><text:s text:c="8"/></text:span><text:span text:style-name="T110">role:</text:span><text:span text:style-name="T114"> </text:span><text:span text:style-name="T92">sdk-wrapper</text:span></text:p>
            <text:p text:style-name="P81"><text:span text:style-name="T114"><text:s text:c="8"/></text:span><text:span text:style-name="T110">peer-id:</text:span><text:span text:style-name="T114"> </text:span><text:span text:style-name="T92">"0"</text:span></text:p>
            <text:p text:style-name="P81"><text:span text:style-name="T114"><text:s text:c="8"/></text:span><text:span text:style-name="T110">org:</text:span><text:span text:style-name="T114"> </text:span><text:span text:style-name="T92">"1"</text:span></text:p>
            <text:p text:style-name="P81"><text:span text:style-name="T114"><text:s text:c="4"/></text:span><text:span text:style-name="T110">spec:</text:span></text:p>
            <text:p text:style-name="P81"><text:span text:style-name="T114"><text:s text:c="6"/></text:span><text:span text:style-name="T110">restartPolicy:</text:span><text:span text:style-name="T114"> </text:span><text:span text:style-name="T92">Always</text:span></text:p>
            <text:p text:style-name="P81"><text:span text:style-name="T114"><text:s text:c="6"/></text:span><text:span text:style-name="T110">volumes:</text:span></text:p>
            <text:p text:style-name="P81"><text:span text:style-name="T114"><text:s text:c="8"/></text:span><text:span text:style-name="T110">- name:</text:span><text:span text:style-name="T114"> </text:span><text:span text:style-name="T92">docker-sock</text:span></text:p>
            <text:p text:style-name="P81"><text:span text:style-name="T114"><text:s text:c="10"/></text:span><text:span text:style-name="T110">hostPath:</text:span></text:p>
            <text:p text:style-name="P81"><text:span text:style-name="T114"><text:s text:c="12"/></text:span><text:span text:style-name="T110">path:</text:span><text:span text:style-name="T114"> </text:span><text:span text:style-name="T92">/var/run/docker.sock</text:span></text:p>
            <text:p text:style-name="P81"><text:span text:style-name="T114"><text:s text:c="6"/></text:span><text:span text:style-name="T110">containers:</text:span></text:p>
            <text:p text:style-name="P81"><text:span text:style-name="T114"><text:s text:c="8"/></text:span><text:span text:style-name="T110">- name:</text:span><text:span text:style-name="T114"> </text:span><text:span text:style-name="T92">org1-sdk</text:span></text:p>
            <text:p text:style-name="P81"><text:span text:style-name="T114"><text:s text:c="10"/></text:span><text:span text:style-name="T110">imagePullPolicy:</text:span><text:span text:style-name="T114"> </text:span><text:span text:style-name="T92">IfNotPresent</text:span></text:p>
            <text:p text:style-name="P81"><text:span text:style-name="T114"><text:s text:c="10"/></text:span><text:span text:style-name="T110">image:</text:span><text:span text:style-name="T114"> </text:span><text:span text:style-name="T92">library/sdk-org1:0.1</text:span></text:p>
            <text:p text:style-name="P81"><text:span text:style-name="T114"><text:s text:c="10"/></text:span><text:span text:style-name="T110">ports:</text:span></text:p>
            <text:p text:style-name="P81"><text:span text:style-name="T114"><text:s text:c="12"/></text:span><text:span text:style-name="T110">- containerPort:</text:span><text:span text:style-name="T114"> </text:span><text:span text:style-name="T92">9090</text:span></text:p>
            <text:p text:style-name="P81"><text:span text:style-name="T114"><text:s text:c="10"/></text:span><text:span text:style-name="T110">command:</text:span></text:p>
            <text:p text:style-name="P81"><text:span text:style-name="T114"><text:s text:c="12"/>- </text:span><text:span text:style-name="T92">/bin/sh</text:span></text:p>
            <text:p text:style-name="P81"><text:span text:style-name="T114"><text:s text:c="12"/>- -</text:span><text:span text:style-name="T92">c</text:span></text:p>
            <text:p text:style-name="P81"><text:span text:style-name="T114"><text:s text:c="12"/>- </text:span><text:span text:style-name="T92">'while true; do sleep 20170504; done'</text:span></text:p>
            <text:p text:style-name="P160"># <text:s text:c="11"/>- /usr/bin/java</text:p>
            <text:p text:style-name="P160"># <text:s text:c="11"/>- -jar</text:p>
            <text:p text:style-name="P160"># <text:s text:c="11"/>- /usr/lib/sdkservice.jar</text:p>
            <text:p text:style-name="P159">---</text:p>
            <text:p text:style-name="P81"><text:span text:style-name="T110">apiVersion:</text:span><text:span text:style-name="T114"> </text:span><text:span text:style-name="T92">v1</text:span></text:p>
            <text:p text:style-name="P81"><text:span text:style-name="T110">kind:</text:span><text:span text:style-name="T114"> </text:span><text:span text:style-name="T92">Service</text:span></text:p>
            <text:p text:style-name="P162">metadata:</text:p>
            <text:p text:style-name="P81"><text:span text:style-name="T114"><text:s text:c="2"/></text:span><text:span text:style-name="T110">name:</text:span><text:span text:style-name="T114"> </text:span><text:span text:style-name="T92">sdkwrapper-org1</text:span></text:p>
            <text:p text:style-name="P81"><text:span text:style-name="T114"><text:s text:c="2"/></text:span><text:span text:style-name="T110">labels:</text:span></text:p>
            <text:p text:style-name="P81"><text:span text:style-name="T114"><text:s text:c="4"/></text:span><text:span text:style-name="T110">app:</text:span><text:span text:style-name="T114"> </text:span><text:span text:style-name="T92">fabric</text:span></text:p>
            <text:p text:style-name="P162">spec:</text:p>
            <text:p text:style-name="P81"><text:span text:style-name="T114"><text:s text:c="2"/></text:span><text:span text:style-name="T110">type:</text:span><text:span text:style-name="T114"> </text:span><text:span text:style-name="T92">NodePort</text:span></text:p>
            <text:p text:style-name="P81"><text:span text:style-name="T114"><text:s text:c="2"/></text:span><text:span text:style-name="T110">ports:</text:span></text:p>
            <text:p text:style-name="P81"><text:span text:style-name="T114"><text:s text:c="4"/></text:span><text:span text:style-name="T110">- name:</text:span><text:span text:style-name="T114"> </text:span><text:span text:style-name="T92">"brokers"</text:span></text:p>
            <text:p text:style-name="P81"><text:span text:style-name="T114"><text:s text:c="6"/></text:span><text:span text:style-name="T110">port:</text:span><text:span text:style-name="T114"> </text:span><text:span text:style-name="T92">9090</text:span></text:p>
            <text:p text:style-name="P81"><text:span text:style-name="T114"><text:s text:c="2"/></text:span><text:span text:style-name="T110">selector:</text:span></text:p>
            <text:p text:style-name="P81"><text:span text:style-name="T114"><text:s text:c="4"/></text:span><text:span text:style-name="T110">app:</text:span><text:span text:style-name="T114"> </text:span><text:span text:style-name="T92">fabric</text:span></text:p>
            <text:p text:style-name="P81"><text:span text:style-name="T114"><text:s text:c="4"/></text:span><text:span text:style-name="T110">role:</text:span><text:span text:style-name="T114"> </text:span><text:span text:style-name="T92">sdk-wrapper</text:span></text:p>
            <text:p text:style-name="P81"><text:span text:style-name="T114"><text:s text:c="4"/></text:span><text:span text:style-name="T110">peer-id:</text:span><text:span text:style-name="T114"> </text:span><text:span text:style-name="T92">"0"</text:span></text:p>
            <text:p text:style-name="P81"><text:span text:style-name="T114"><text:s text:c="4"/></text:span><text:span text:style-name="T110">org:</text:span><text:span text:style-name="T114"> </text:span><text:span text:style-name="T92">"1"</text:span></text:p>
          </table:table-cell>
        </table:table-row>
      </table:table>
      <text:p text:style-name="P45"><text:span text:style-name="Source_20_Text"/></text:p>
      <text:p text:style-name="P45"><text:span text:style-name="Source_20_Text"/></text:p>
      <text:p text:style-name="P46"><text:span text:style-name="Source_20_Text"><text:span text:style-name="T80">Switching to auto start would entail commenting out the command: -/bin/sh, - -c, and - ‘while true; ...’ lines and uncommenting the lines below.</text:span></text:span></text:p>
      <text:p text:style-name="P46"><text:span text:style-name="Source_20_Text"><text:span text:style-name="T21"/></text:span></text:p>
      <text:p text:style-name="P46"><text:span text:style-name="Source_20_Text"><text:span text:style-name="T80">While auto start is off the steps for manually starting the container are:</text:span></text:span></text:p>
      <text:list xml:id="list2944863573508535892" text:style-name="L21">
        <text:list-item>
          <text:p text:style-name="P139"><text:span text:style-name="Source_20_Text"><text:span text:style-name="T81">Use the minikube terminal (having already run minikube ssh):</text:span></text:span></text:p>
        </text:list-item>
        <text:list-item>
          <text:p text:style-name="P140"><text:span text:style-name="Source_20_Text"><text:span text:style-name="T165">docker ps -a (obtain a list of containers)</text:span></text:span></text:p>
          <text:list>
            <text:list-item>
              <text:p text:style-name="P140"><text:span text:style-name="Source_20_Text"><text:span text:style-name="T81">Find the container with sdk-org1 (should be at the top)</text:span></text:span></text:p>
            </text:list-item>
            <text:list-item>
              <text:p text:style-name="P140"><text:span text:style-name="Source_20_Text"><text:span text:style-name="T81">copy the container id</text:span></text:span></text:p>
            </text:list-item>
          </text:list>
        </text:list-item>
        <text:list-item>
          <text:p text:style-name="P140"><text:span text:style-name="Source_20_Text"><text:span text:style-name="T15">docker exec -it &lt;container id&gt; /bin/sh</text:span></text:span></text:p>
        </text:list-item>
        <text:list-item>
          <text:p text:style-name="P140"><text:span text:style-name="Source_20_Text"><text:span text:style-name="T14">/usr/bin/java -jar /usr/lib/sdkservice.jar (starts the service)</text:span></text:span></text:p>
        </text:list-item>
      </text:list>
      <text:p text:style-name="P47"><text:soft-page-break/><text:span text:style-name="Source_20_Text"/></text:p>
      <text:p text:style-name="P47"><text:span text:style-name="Source_20_Text"><text:span text:style-name="T81">The sdk wrapper service for org1 is now started. This is the only sdk wrapper that is currently used by the sdktest default project. If you expand the tests then you need to ensure that the other org wrappers are also instantiated.</text:span></text:span></text:p>
      <text:p text:style-name="P47"><text:span text:style-name="Source_20_Text"><text:span text:style-name="T21"/></text:span></text:p>
      <text:p text:style-name="P47"><text:span text:style-name="Source_20_Text"/></text:p>
      <text:h text:style-name="Heading_20_2" text:outline-level="2"><text:bookmark-start text:name="__RefHeading___Toc9265_2015525350"/><text:span text:style-name="Source_20_Text">Iterating Changes to SDK Wrapper Functionality</text:span><text:bookmark-end text:name="__RefHeading___Toc9265_2015525350"/></text:h>
      <text:p text:style-name="P47"><text:span text:style-name="Source_20_Text"><text:span text:style-name="T81">In order to support a specific Fabric application development, it is a given that channels, channel configurations and possibly organization configuration will need to be modified. Once the basic configuration changes are settled down, then modifying / enhancing the sdk wrapper functionality for application processing requirements <text:s/>is necessary. During this process one does not need to take down and recreate the minikube environment for each change. You only need to stop, rebuild, and restart the sdk-wrapper containers.</text:span></text:span></text:p>
      <text:p text:style-name="P47"><text:span text:style-name="Source_20_Text"><text:span text:style-name="T21"/></text:span></text:p>
      <text:p text:style-name="P47"><text:span text:style-name="Source_20_Text"><text:span text:style-name="T81">This can be accomplished by the following:</text:span></text:span></text:p>
      <table:table table:name="Table9" table:style-name="Table9">
        <table:table-column table:style-name="Table9.A"/>
        <table:table-row>
          <table:table-cell table:style-name="Table9.A1" office:value-type="string">
            <text:list xml:id="list8087144465428785162" text:style-name="L22">
              <text:list-item>
                <text:p text:style-name="P141"><text:span text:style-name="Source_20_Text"><text:span text:style-name="T14">Run maven clean install on sdk-wrapper project</text:span></text:span></text:p>
              </text:list-item>
              <text:list-item>
                <text:p text:style-name="P141"><text:span text:style-name="Source_20_Text"><text:span text:style-name="T15">Use the build / kube terminal</text:span></text:span></text:p>
              </text:list-item>
              <text:list-item>
                <text:p text:style-name="P141"><text:span text:style-name="Source_20_Text"><text:span text:style-name="T15">go to kube directory</text:span></text:span></text:p>
              </text:list-item>
              <text:list-item>
                <text:p text:style-name="P141"><text:span text:style-name="Source_20_Text"><text:span text:style-name="T15">kubectl delete -f sdk-org1.yaml (stops and removes containers)</text:span></text:span></text:p>
              </text:list-item>
              <text:list-item>
                <text:p text:style-name="P141"><text:span text:style-name="Source_20_Text"><text:span text:style-name="T15">cd ..</text:span></text:span></text:p>
              </text:list-item>
              <text:list-item>
                <text:p text:style-name="P141"><text:span text:style-name="Source_20_Text"><text:span text:style-name="T15">docker build -f Sdk-Org1-Dockerfile -t library/sdk-org1:0.1 .</text:span></text:span></text:p>
              </text:list-item>
              <text:list-item>
                <text:p text:style-name="P141"><text:span text:style-name="Source_20_Text"><text:span text:style-name="T15">cd kube</text:span></text:span></text:p>
              </text:list-item>
              <text:list-item>
                <text:p text:style-name="P141"><text:span text:style-name="Source_20_Text"><text:span text:style-name="T15">/bin/bash startSdkContainers.sh</text:span></text:span></text:p>
              </text:list-item>
              <text:list-item>
                <text:p text:style-name="P141"><text:span text:style-name="Source_20_Text"><text:span text:style-name="T15">change to the minikube ssh terminal</text:span></text:span></text:p>
              </text:list-item>
              <text:list-item>
                <text:p text:style-name="P141"><text:span text:style-name="Source_20_Text"><text:span text:style-name="T15"><text:s/>docker ps -a (lists the containers running)</text:span></text:span></text:p>
                <text:p text:style-name="P141"><text:span text:style-name="Source_20_Text"><text:span text:style-name="T15"><text:s/>a) Find the container with sdk-org1 (should be at top of list)</text:span></text:span></text:p>
                <text:p text:style-name="P141"><text:span text:style-name="Source_20_Text"><text:s/></text:span><text:span text:style-name="Source_20_Text"><text:span text:style-name="T14">b) copy the container id</text:span></text:span></text:p>
              </text:list-item>
              <text:list-item>
                <text:p text:style-name="P141"><text:span text:style-name="Source_20_Text"><text:span text:style-name="T15"><text:s/>docker exec -it &lt;container id&gt; /bin/sh</text:span></text:span></text:p>
              </text:list-item>
              <text:list-item>
                <text:p text:style-name="P141"><text:span text:style-name="Source_20_Text"><text:span text:style-name="T15"><text:s/>Inside container</text:span></text:span></text:p>
                <text:p text:style-name="P141"><text:span text:style-name="Source_20_Text"><text:s/></text:span><text:span text:style-name="Source_20_Text"><text:span text:style-name="T14">a) /usr/bin/java -jar /usr/lib/sdkservice.jar</text:span></text:span></text:p>
              </text:list-item>
              <text:list-item>
                <text:p text:style-name="P141"><text:span text:style-name="Source_20_Text"><text:span text:style-name="T16"><text:s/>Go to Eclipse</text:span></text:span></text:p>
              </text:list-item>
              <text:list-item>
                <text:p text:style-name="P141"><text:span text:style-name="Source_20_Text"><text:span text:style-name="T16"><text:s/>Run the SdkTest</text:span></text:span></text:p>
              </text:list-item>
            </text:list>
          </table:table-cell>
        </table:table-row>
      </table:table>
      <text:p text:style-name="P47"><text:span text:style-name="Source_20_Text"/></text:p>
      <text:p text:style-name="P43"/>
      <text:p text:style-name="P43"><text:span text:style-name="Source_20_Text"><text:span text:style-name="T152"/></text:span></text:p>
      <text:h text:style-name="Heading_20_1" text:outline-level="1"><text:bookmark-start text:name="__RefHeading___Toc8911_2015525350"/><text:span text:style-name="Source_20_Text">Understanding the SDK-Wrapper </text:span><text:span text:style-name="Source_20_Text"><text:span text:style-name="T156">Project </text:span></text:span><text:span text:style-name="Source_20_Text">Code</text:span><text:bookmark-end text:name="__RefHeading___Toc8911_2015525350"/></text:h>
      <text:h text:style-name="Heading_20_2" text:outline-level="2"><text:bookmark-start text:name="__RefHeading___Toc8913_2015525350"/>Overview<text:bookmark-end text:name="__RefHeading___Toc8913_2015525350"/></text:h>
      <text:p text:style-name="P73">The goals for the SDK Wrapper implementation are:</text:p>
      <text:list xml:id="list2992435557262773144" text:style-name="L23">
        <text:list-item>
          <text:p text:style-name="P154">Provide a separation between domain logic and the encapsulation of the Fabric blockchain interactions.</text:p>
        </text:list-item>
        <text:list-item>
          <text:p text:style-name="P154">Manage the lifecycle of a transaction request onto the Ledgers.</text:p>
        </text:list-item>
        <text:list-item>
          <text:p text:style-name="P154">Provide a roadmap and best practices to implement Fabric interaction code.</text:p>
        </text:list-item>
        <text:list-item>
          <text:p text:style-name="P154"><text:soft-page-break/>Provide functionality supporting either a standalone microservice capability, or the inclusion into a Java or Scala application as a dependency library. </text:p>
        </text:list-item>
        <text:list-item>
          <text:p text:style-name="P156">Support recovery best practices.</text:p>
        </text:list-item>
      </text:list>
      <text:p text:style-name="P75"/>
      <text:p text:style-name="P73">There are <text:span text:style-name="T166">3 </text:span>main <text:span text:style-name="T166">processes / </text:span>functionalities provided within the SDK Wrapper. These are:</text:p>
      <text:list xml:id="list8091872162674388932" text:style-name="L24">
        <text:list-item>
          <text:p text:style-name="P155">Initialization of Fabric <text:span text:style-name="T157">SDK</text:span> network connectivity;</text:p>
        </text:list-item>
        <text:list-item>
          <text:p text:style-name="P155"><text:span text:style-name="T166">Receiving and m</text:span>anaging a Ledger transaction request;</text:p>
        </text:list-item>
        <text:list-item>
          <text:p text:style-name="P168"><text:span text:style-name="T166">R</text:span>eceiving <text:span text:style-name="T166">and forwarding </text:span>Block Events.</text:p>
        </text:list-item>
      </text:list>
      <text:p text:style-name="P73"/>
      <text:h text:style-name="Heading_20_2" text:outline-level="2"><text:bookmark-start text:name="__RefHeading___Toc8915_2015525350"/>Major Structural Component <text:span text:style-name="T156">Summary</text:span><text:bookmark-end text:name="__RefHeading___Toc8915_2015525350"/></text:h>
      <text:h text:style-name="Heading_20_3" text:outline-level="3"><text:bookmark-start text:name="__RefHeading___Toc8917_2015525350"/>Runtime Manager<text:bookmark-end text:name="__RefHeading___Toc8917_2015525350"/></text:h>
      <text:p text:style-name="P74">This class controls the initialization of the Fabric SDK Wrapper, and subsequently provides component interfaces for managing Error Conditions.</text:p>
      <text:p text:style-name="P67"/>
      <text:h text:style-name="Heading_20_3" text:outline-level="3"><text:bookmark-start text:name="__RefHeading___Toc8921_2015525350"/>Kafka Consumer and Producer<text:bookmark-end text:name="__RefHeading___Toc8921_2015525350"/></text:h>
      <text:p text:style-name="P63">The SDK Wrapper provides a Kafka Consumer and Producer to interact with the Kafka message Brokers. This allows outside systems to send messages to the wrapper for inclusion into the appropriate Ledger as well as receive messages regarding the results of these transactions.</text:p>
      <text:p text:style-name="P63"/>
      <text:h text:style-name="Heading_20_3" text:outline-level="3"><text:bookmark-start text:name="__RefHeading___Toc8923_2015525350"/>Fabric Services<text:bookmark-end text:name="__RefHeading___Toc8923_2015525350"/></text:h>
      <text:p text:style-name="P74">This class provides the central functionality of the SDK Wrapper. The two most important public methods are the initialize() and the ledgerTransaction(). As <text:span text:style-name="T158">the name implies</text:span> the initialize() method takes the sdk configuration and creates / initializes the sdk wrapper domain objects and the sdk internal objects and connections. <text:span text:style-name="T158">Correspondingly the ledgerTransaction() method manages the transaction request lifecycle. In addition the class holds the instantiated objects necessary for fabric interactions.</text:span></text:p>
      <text:p text:style-name="P74"/>
      <text:h text:style-name="Heading_20_3" text:outline-level="3"><text:bookmark-start text:name="__RefHeading___Toc8925_2015525350"/>Value Objects<text:bookmark-end text:name="__RefHeading___Toc8925_2015525350"/></text:h>
      <text:p text:style-name="P76">The SDK Wrapper provides 2 types of value objects. The first are configuration classes and objects. These are generated during the initialization process. The second type of value objects are containers for Block Events and associated Transaction(s) information. </text:p>
      <text:p text:style-name="P76"/>
      <text:h text:style-name="Heading_20_3" text:outline-level="3"><text:bookmark-start text:name="__RefHeading___Toc8927_2015525350"/>Block Event Listener<text:bookmark-end text:name="__RefHeading___Toc8927_2015525350"/></text:h>
      <text:p text:style-name="P76">The FabricBlockListener class supports the Block<text:span text:style-name="T159">Listener interface and an instance of the class is used to register the listener on a channel with a particular Fabric Peer.</text:span></text:p>
      <text:p text:style-name="P76"/>
      <text:h text:style-name="Heading_20_3" text:outline-level="3"><text:bookmark-start text:name="__RefHeading___Toc8929_2015525350"/>BlockEventProcessor<text:bookmark-end text:name="__RefHeading___Toc8929_2015525350"/></text:h>
      <text:p text:style-name="P78">The BlockEventProcessor functionality is provided via the BlockEventProcessorIF interface and an implementation class BlockEventProcessorImpl. T<text:span text:style-name="T160">he interface consists of two methods – processBlockTransactions() and listenerError(). When a BlockListener receives a new Block Event, it </text:span><text:soft-page-break/><text:span text:style-name="T160">calls the processBlockTransactions() method to process the Block contents. If the BlockListener encounters a protobuf error in the receiving process it calls the listenerError() method to process it as it does not have the internal capability.</text:span></text:p>
      <text:p text:style-name="P78"/>
      <text:h text:style-name="Heading_20_3" text:outline-level="3"><text:bookmark-start text:name="__RefHeading___Toc8931_2015525350"/>ErrorController<text:bookmark-end text:name="__RefHeading___Toc8931_2015525350"/></text:h>
      <text:p text:style-name="P77">The ErrorController class and ErrorCommandIF interface provide the running SDK Wrapper instance with the capability to manage various Error Conditions encountered during processing. These include shutting the system down in the event of an unresolvable error such as loss of a connection to a Data Store. Implementation classes implementing the ErrorCommandIF interface are expected to be provided by various Vendor usage implementations to support their unique requirements.</text:p>
      <text:p text:style-name="P77"/>
      <text:h text:style-name="Heading_20_3" text:outline-level="3"><text:bookmark-start text:name="__RefHeading___Toc8933_2015525350"/>Exceptions<text:bookmark-end text:name="__RefHeading___Toc8933_2015525350"/></text:h>
      <text:p text:style-name="P79">The SDK Wrapper supports a number of wrapper specific exceptions which are used to manage various logging and reprocessing capabilities. These include:</text:p>
      <text:list xml:id="list1304975290206092736" text:style-name="L25">
        <text:list-item>
          <text:p text:style-name="P157">BlockEventException – errors encountered processing BlockEvents;</text:p>
        </text:list-item>
        <text:list-item>
          <text:p text:style-name="P157">ConfigurationException – Errors encountered processing the configuration of the SDK Wrapper instance;</text:p>
        </text:list-item>
        <text:list-item>
          <text:p text:style-name="P157">FabricRequestException – Errors encountered while processing a transaction request;</text:p>
        </text:list-item>
        <text:list-item>
          <text:p text:style-name="P157">FailedEndorsementException – an exception thrown when the transaction request fails endorsement. The purpose is to allow the invoking application the ability to determine whether to drop the request, reconfigure it, or retry;</text:p>
        </text:list-item>
        <text:list-item>
          <text:p text:style-name="P157">SDKWrapperInfrastructureException – An exception thrown when an infrastructure component such as a Data Store or queue is no longer available. Generally this should result in a shutdown. <text:s/></text:p>
        </text:list-item>
      </text:list>
      <text:p text:style-name="P74"/>
      <text:p text:style-name="P74"/>
      <text:h text:style-name="Heading_20_3" text:outline-level="3"><text:bookmark-start text:name="__RefHeading___Toc8935_2015525350"/>Request Helper Classes<text:bookmark-end text:name="__RefHeading___Toc8935_2015525350"/></text:h>
      <text:p text:style-name="P80">There are two types of Request Helper Classes provided, both of which implement specific interfaces. It is expected that each vendor will need to implement their internal versions of the interfaces. The two types are:</text:p>
      <text:list xml:id="list8115188723555832188" text:style-name="L26">
        <text:list-item>
          <text:p text:style-name="P158">Request Context Helpers;</text:p>
        </text:list-item>
        <text:list-item>
          <text:p text:style-name="P158">Endorsement Policy Implementations.</text:p>
        </text:list-item>
      </text:list>
      <text:p text:style-name="P80"/>
      <text:h text:style-name="Heading_20_3" text:outline-level="3"><text:bookmark-start text:name="__RefHeading___Toc9271_2015525350"/>Request Context Helper Classes<text:bookmark-end text:name="__RefHeading___Toc9271_2015525350"/></text:h>
      <text:p text:style-name="P80">The request context helper classes implement the FabricRequestContextIF interface. The interface only supports several getters – getOrgUser(), getChannelContext() and getChainCodeInfo(). These getter methods are used within the FabricServices.ledgerTransaction() method to obtain the necessary context for the transaction request. Implementations of this interface will use a public constructor to pass in the necessary information for the constructor to populate these objects. Examples <text:span text:style-name="T163">are provided for the default Example 2 chaincode - FabricRequestInvoke</text:span>.</text:p>
      <text:p text:style-name="P80"/>
      <text:h text:style-name="Heading_20_3" text:outline-level="3"><text:bookmark-start text:name="__RefHeading___Toc9273_2015525350"/><text:soft-page-break/>Endorsement Policy Implementations<text:bookmark-end text:name="__RefHeading___Toc9273_2015525350"/></text:h>
      <text:p text:style-name="P80">The EndorsementPolicy classes implement the EndorsementPolicyIF interface. <text:span text:style-name="T161">This interface defines 3 methods – isPolicyMet(), getFailedResponses(), and getSuccessfulResponses(). These methods are used within the processing of the FabricServices.ledgerTransaction() method. When endorsement responses are received the logic determines whether the response indicates success or failure. Then the isPolicyMet() method is invoked to determine policy success. </text:span></text:p>
      <text:p text:style-name="P74"/>
      <text:p text:style-name="P67"/>
      <text:h text:style-name="Heading_20_2" text:outline-level="2"><text:bookmark-start text:name="__RefHeading___Toc9267_2015525350"/>SDK Wrapper Processes<text:bookmark-end text:name="__RefHeading___Toc9267_2015525350"/></text:h>
      <text:h text:style-name="P96" text:outline-level="3"><text:bookmark-start text:name="__RefHeading___Toc9269_2015525350"/><text:span text:style-name="T162">SDK Wrapper </text:span>Initialization<text:bookmark-end text:name="__RefHeading___Toc9269_2015525350"/></text:h>
      <text:p text:style-name="P58">As mentioned above the SDK Wrapper initialization is the first step when the microservice (or embedded) starts up. The Fabric <text:span text:style-name="T156">Java </text:span>SDK provides no persistence for configuration information, so it is up to the SDK Wrapper to provide the necessary configuration. It is expected that each and every SDKWrapper instance will require its own unique configuration. </text:p>
      <text:p text:style-name="P58"/>
      <text:p text:style-name="P58"><text:span text:style-name="T156">The default </text:span>example configuration in JSON <text:span text:style-name="T156">is discussed in Section 3.4 of this document.</text:span></text:p>
      <text:p text:style-name="P59"/>
      <text:p text:style-name="P60">Parsing of this file is provided by the OrgContextJsonParser class. The result of this parsing is the instantiation of the various Maps within the FabricServices class and the underlying inititalized channels along with Peer connections. <text:span text:style-name="T167">The Fabric SDK connections to the various Peers and Ordering Service nodes are gRPC connections which are long lived and use Http2 transport protocol.</text:span></text:p>
      <text:p text:style-name="P60"/>
      <text:p text:style-name="P68"/>
      <text:h text:style-name="Heading_20_3" text:outline-level="3"><text:bookmark-start text:name="__RefHeading___Toc8937_2015525350"/>Ledger Transaction Process<text:bookmark-end text:name="__RefHeading___Toc8937_2015525350"/></text:h>
      <text:p text:style-name="P62">The Ledger transaction process starts with the kafka consumer receiving a message on the organization’s configured transaction topic. The consumer deserializes the FabricRequest message and sends it the FabricService requestTransaction for processing. </text:p>
      <text:p text:style-name="P62"/>
      <text:p text:style-name="P61">The main process steps <text:span text:style-name="T168">within the </text:span>ledger transaction <text:span text:style-name="T168">request </text:span>are:</text:p>
      <text:list xml:id="list4376069615180667276" text:style-name="L27">
        <text:list-item>
          <text:p text:style-name="P103">Create transaction <text:span text:style-name="T169">context and obtain the transaction </text:span>payload;</text:p>
        </text:list-item>
        <text:list-item>
          <text:p text:style-name="P103">Send endorsement proposals;</text:p>
        </text:list-item>
        <text:list-item>
          <text:p text:style-name="P103">Validate proposal responses per endorsement policy;</text:p>
        </text:list-item>
        <text:list-item>
          <text:p text:style-name="P103">Submit transaction to Ordering Service.</text:p>
        </text:list-item>
      </text:list>
      <text:p text:style-name="P61"/>
      <text:p text:style-name="P64"><text:span text:style-name="Source_20_Text"><text:span text:style-name="T29">The FabricRequest is used to build the transaction context. It needs to contain the information necessary for the context builder to dynamically instantiate an application specific class implementing the FabricRequestContextIF interface. The implementation class initialize method must use the request context properties in order to determine the orgUser for the transaction, the ChannelContext to send the <text:s/>transaction on, and the chaincode. An example default implementation class is provided – FabricRequestInvoke.</text:span></text:span></text:p>
      <text:p text:style-name="P64"><text:span text:style-name="Source_20_Text"><text:span text:style-name="T29"/></text:span></text:p>
      <text:p text:style-name="P65"><text:span text:style-name="Source_20_Text"><text:span text:style-name="T30">After the transaction context is built, it is used by the FabricService to obtain the user, channel and chaincode information necessary to perform the transaction request. A transaction request proposal is created, and the information loaded into it. The endorsement request is then sent to the sdk channel.</text:span></text:span></text:p>
      <text:p text:style-name="P65"><text:span text:style-name="Source_20_Text"><text:span text:style-name="T30"/></text:span></text:p>
      <text:p text:style-name="P65"><text:soft-page-break/><text:span text:style-name="Source_20_Text"><text:span text:style-name="T30">Upon return from the endorsement request, the endorsement policy isPolicyMet method is called to determine whether the endorsement policy is satisfied. Several example endorsement policy implementations are provided – SingleEndorsementPolicy and StakeholderEndorsementPolicy. The default uses the SingleEndorsementPolicy.</text:span></text:span></text:p>
      <text:p text:style-name="P65"><text:span text:style-name="Source_20_Text"><text:span text:style-name="T30"/></text:span></text:p>
      <text:p text:style-name="P65"><text:span text:style-name="Source_20_Text"><text:span text:style-name="T30">Upon successful completion of the Endorsement </text:span></text:span><text:span text:style-name="Source_20_Text"><text:span text:style-name="T31">the Ledger transaction is sent to the orderers. This completes the transaction.</text:span></text:span></text:p>
      <text:p text:style-name="P65"><text:span text:style-name="Source_20_Text"><text:span text:style-name="T31"/></text:span></text:p>
      <text:p text:style-name="P66"><text:span text:style-name="Source_20_Text"><text:span text:style-name="T31">Multiple things can go wrong in this process. Generally they are:</text:span></text:span></text:p>
      <text:list xml:id="list2683295633049750204" text:style-name="L28">
        <text:list-item>
          <text:p text:style-name="P153"><text:span text:style-name="Source_20_Text"><text:span text:style-name="T31">Transaction Configuration invalid – throws a FabricRequestException which generates an error message to the originating organization.</text:span></text:span></text:p>
        </text:list-item>
        <text:list-item>
          <text:p text:style-name="P153"><text:span text:style-name="Source_20_Text"><text:span text:style-name="T31">Endorsement System Failure – A connection or invalid data error. System retries several times and then throws a FabricRequestException</text:span></text:span></text:p>
        </text:list-item>
        <text:list-item>
          <text:p text:style-name="P153"><text:span text:style-name="Source_20_Text"><text:span text:style-name="T31">Endorsement Failure – Sends a FabricEndorsementException allowing the originating system to determine its response.</text:span></text:span></text:p>
        </text:list-item>
        <text:list-item>
          <text:p text:style-name="P153"><text:span text:style-name="Source_20_Text"><text:span text:style-name="T31">Orderer Send Transaction Exception – Generally a connection error with the Orderer. Throws a FabricRequestException.</text:span></text:span></text:p>
        </text:list-item>
      </text:list>
      <text:p text:style-name="P38"><text:span text:style-name="Source_20_Text"><text:span text:style-name="T28"/></text:span></text:p>
      <text:h text:style-name="Heading_20_3" text:outline-level="3"><text:bookmark-start text:name="__RefHeading___Toc8939_2015525350"/><text:span text:style-name="Source_20_Text">Block Event Handling</text:span><text:bookmark-end text:name="__RefHeading___Toc8939_2015525350"/></text:h>
      <text:p text:style-name="P48"><text:span text:style-name="Source_20_Text"><text:span text:style-name="T40">It is presumed that most Fabric application use cases will need to receive the results of all transactions on particular channels the organization is authorized to. <text:s/>BlockEventListeners implement this. The default listener implementation receives a BlockEvent and passes it off to the <text:s/></text:span></text:span><text:span text:style-name="Source_20_Text"><text:span text:style-name="T41">BlockEventProcessor. A default implementation is provided – BlockEventProcessorImpl which implements the BlockEventProcessorIF interface. </text:span></text:span></text:p>
      <text:p text:style-name="P48"><text:span text:style-name="Source_20_Text"><text:span text:style-name="T41"/></text:span></text:p>
      <text:p text:style-name="P49"><text:span text:style-name="Source_20_Text"><text:span text:style-name="T41">The default implementation takes the BlockEvent and decomposes it into a BlockTransactionAction list. Each item in the list are then published to a Kafka Producer topic for processing by the originating organization functionality.</text:span></text:span></text:p>
      <text:p text:style-name="P6"><text:span text:style-name="Source_20_Text"><text:span text:style-name="T21"/></text:span></text:p>
      <text:p text:style-name="P6"><text:span text:style-name="Source_20_Text"><text:span text:style-name="T21"/></text:span></text:p>
      <text:h text:style-name="Heading_20_1" text:outline-level="1"><text:span text:style-name="Source_20_Text">Thoughts on Ledger Best Practices</text:span></text:h>
      <text:h text:style-name="Heading_20_2" text:outline-level="2"><text:span text:style-name="Source_20_Text">Deterministic Transactions</text:span></text:h>
      <text:p text:style-name="P143"><text:span text:style-name="Source_20_Text"><text:span text:style-name="T82">The Endorsement process requires that transactions be deterministic across the multiple endorsing Peers. There are two main types of endorsement processing that can introduce non-deterministic processing:</text:span></text:span></text:p>
      <text:list xml:id="list2097117827140023680" text:style-name="L29">
        <text:list-item>
          <text:p text:style-name="P144"><text:span text:style-name="Source_20_Text"><text:span text:style-name="T82">Time based calculations;</text:span></text:span></text:p>
        </text:list-item>
        <text:list-item>
          <text:p text:style-name="P144"><text:span text:style-name="Source_20_Text"><text:span text:style-name="T82">Cross chain data queries.</text:span></text:span></text:p>
        </text:list-item>
      </text:list>
      <text:p text:style-name="P143"><text:span text:style-name="Source_20_Text"><text:span text:style-name="T82"/></text:span></text:p>
      <text:p text:style-name="P143"><text:span text:style-name="Source_20_Text"><text:span text:style-name="T82">Time calculations can introduce non-determinism as multiple Peer nodes can have differing system times – even if they are only milliseconds off. One strategy to make these calculations deterministic is to provide a timestamp as part of the domain information being provided and have the chaincode validate the timestamp within a tolerance range.</text:span></text:span></text:p>
      <text:p text:style-name="P143"><text:span text:style-name="Source_20_Text"><text:span text:style-name="T82"/></text:span></text:p>
      <text:p text:style-name="P143"><text:soft-page-break/><text:span text:style-name="Source_20_Text"><text:span text:style-name="T82">Cross chain data queries can introduce non-deterministic behavior due to the Ledger transactions for the other chain being committed at differing times. Thus one Peer can query data across a chain that is different than another Peer. One strategy to ensure deterministic behavior with cross chain queries is for the transaction data to include a version id for what it believes is the current cross chain data version. Each Peer can then validate whether it matches.</text:span></text:span></text:p>
      <text:p text:style-name="P143"><text:span text:style-name="Source_20_Text"><text:span text:style-name="T82"/></text:span></text:p>
      <text:h text:style-name="Heading_20_2" text:outline-level="2"><text:span text:style-name="Source_20_Text">Failed Transaction Commits</text:span></text:h>
      <text:p text:style-name="P98"><text:span text:style-name="Source_20_Text"><text:span text:style-name="T171">Transactions can fail at both the Endorsement and the Committing stage. Both generate messages back to the originator indicating the failure. It is up to the originating party to determine what to do. </text:span></text:span></text:p>
      <text:p text:style-name="P98"><text:span text:style-name="Source_20_Text"><text:span text:style-name="T171">Transactions will generally fail at the commit stage due to version id mismatch for keys included within the write set. Generally these are limited to transactions within the same Block, but can also be found for transactions within subsequent blocks. The write set built by the Endorsing Peers include the version id that they read for each key. As the commit stage validates that these version ids are still the valid version id, you can think of it similar to an optimistic locking on the key.</text:span></text:span></text:p>
      <text:p text:style-name="P98"><text:span text:style-name="Source_20_Text"><text:span text:style-name="T171">Generally it will be up to the originator logic to determine if the transaction should be retried when a commit failure is encountered. Most probably this will be on a per transaction type basis.</text:span></text:span></text:p>
      <text:p text:style-name="P98"><text:span text:style-name="Source_20_Text"><text:span text:style-name="T1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Monospace1" svg:font-family="Monospace"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Title" style:family="paragraph" style:parent-style-name="Heading" style:class="chapter"/>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Contents_20_3" style:display-name="Contents 3" style:family="paragraph" style:parent-style-name="Index" style:class="index"/>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3" style:display-name="List 3">
      <text:list-level-style-number text:level="1" text:style-name="Numbering_20_Symbols" style:num-prefix=" " style:num-suffix=" " style:num-format="1">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311in" fo:text-indent="-0.1555in" fo:margin-left="0.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06:49:51.632939222</meta:creation-date>
    <meta:editing-duration>P18DT5H34M5S</meta:editing-duration>
    <meta:editing-cycles>28</meta:editing-cycles>
    <meta:generator>LibreOffice/5.1.6.2$Linux_X86_64 LibreOffice_project/10m0$Build-2</meta:generator>
    <dc:date>2018-02-09T12:37:01.929102626</dc:date>
    <meta:document-statistic meta:table-count="17" meta:image-count="0" meta:object-count="0" meta:page-count="32" meta:paragraph-count="948" meta:word-count="7587" meta:character-count="65163" meta:non-whitespace-character-count="56445"/>
  </office:meta>
</office:document-meta>
</file>